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19in"/>
    </style:style>
    <style:style style:name="co2" style:family="table-column">
      <style:table-column-properties fo:break-before="auto" style:column-width="0.7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189in"/>
    </style:style>
    <style:style style:name="co5" style:family="table-column">
      <style:table-column-properties fo:break-before="auto" style:column-width="0.5957in"/>
    </style:style>
    <style:style style:name="co6" style:family="table-column">
      <style:table-column-properties fo:break-before="auto" style:column-width="1.3602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0.9043in"/>
    </style:style>
    <style:style style:name="co9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0.6965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0.6634in"/>
    </style:style>
    <style:style style:name="co13" style:family="table-column">
      <style:table-column-properties fo:break-before="auto" style:column-width="0.9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eeeeee"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dddddd" fo:border="0.74pt solid #000000"/>
    </style:style>
    <style:style style:name="ce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 style:data-style-name="N131">
      <style:table-cell-properties fo:border="0.74pt solid #000000"/>
    </style:style>
    <style:style style:name="ce10" style:family="table-cell" style:parent-style-name="Default" style:data-style-name="N131">
      <style:table-cell-properties fo:background-color="#eeeeee" fo:border="0.74pt solid #000000"/>
    </style:style>
    <style:style style:name="ce11" style:family="table-cell" style:parent-style-name="Default" style:data-style-name="N11">
      <style:table-cell-properties fo:border="0.74pt solid #000000"/>
    </style:style>
    <style:style style:name="ce12" style:family="table-cell" style:parent-style-name="Default" style:data-style-name="N11">
      <style:table-cell-properties fo:background-color="#eeeeee" fo:border="0.74pt solid #000000"/>
    </style:style>
    <style:style style:name="ce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</office:automatic-styles>
  <office:body>
    <office:spreadsheet>
      <table:table table:name="Round_by_Round" table:style-name="ta1">
        <table:table-column table:style-name="co1" table:number-columns-repeated="2" table:default-cell-style-name="ce2"/>
        <table:table-column table:style-name="co2" table:default-cell-style-name="ce5"/>
        <table:table-row table:style-name="ro1">
          <table:table-cell table:style-name="ce1" office:value-type="string" calcext:value-type="string">
            <text:p>Higher Seed</text:p>
          </table:table-cell>
          <table:table-cell table:style-name="ce1" office:value-type="string" calcext:value-type="string">
            <text:p>Lower Seed</text:p>
          </table:table-cell>
          <table:table-cell table:style-name="ce1" office:value-type="string" calcext:value-type="string">
            <text:p>Handicap</text:p>
          </table:table-cell>
        </table:table-row>
        <table:table-row table:style-name="ro2">
          <table:table-cell table:number-columns-spanned="3" table:number-rows-spanned="1"/>
          <table:covered-table-cell/>
          <table:covered-table-cell table:style-name="ce2"/>
        </table:table-row>
        <table:table-row table:style-name="ro1">
          <table:table-cell table:style-name="ce3" office:value-type="string" calcext:value-type="string" table:number-columns-spanned="3" table:number-rows-spanned="1">
            <text:p>Round 1</text:p>
          </table:table-cell>
          <table:covered-table-cell/>
          <table:covered-table-cell table:style-name="ce2"/>
        </table:table-row>
        <table:table-row table:style-name="ro1">
          <table:table-cell office:value-type="string" calcext:value-type="string">
            <text:p>ThomasAbruzzi</text:p>
          </table:table-cell>
          <table:table-cell office:value-type="string" calcext:value-type="string">
            <text:p>wisenati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OS+ | VoNDutcH</text:p>
          </table:table-cell>
          <table:table-cell table:style-name="ce4" office:value-type="string" calcext:value-type="string">
            <text:p>aubin200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string" calcext:value-type="string">
            <text:p>Hitor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kiritastrich </text:p>
          </table:table-cell>
          <table:table-cell table:style-name="ce4" office:value-type="string" calcext:value-type="string">
            <text:p>Hydur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string" calcext:value-type="string">
            <text:p>Qee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Jskillz</text:p>
          </table:table-cell>
          <table:table-cell table:style-name="ce4" office:value-type="string" calcext:value-type="string">
            <text:p>Empire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derandchill </text:p>
          </table:table-cell>
          <table:table-cell office:value-type="string" calcext:value-type="string">
            <text:p>xRavy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oreDek</text:p>
          </table:table-cell>
          <table:table-cell table:style-name="ce4" office:value-type="string" calcext:value-type="string">
            <text:p>RAY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gWarrior</text:p>
          </table:table-cell>
          <table:table-cell office:value-type="string" calcext:value-type="string">
            <text:p>LonzoWall#3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etalmania</text:p>
          </table:table-cell>
          <table:table-cell table:style-name="ce4" office:value-type="string" calcext:value-type="string">
            <text:p>The Otter One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string" calcext:value-type="string">
            <text:p>Flying Mo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uperhero55</text:p>
          </table:table-cell>
          <table:table-cell table:style-name="ce4" office:value-type="string" calcext:value-type="string">
            <text:p>NOPE158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string" calcext:value-type="string">
            <text:p>ajeom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daniferdoser_96434</text:p>
          </table:table-cell>
          <table:table-cell table:style-name="ce4" office:value-type="string" calcext:value-type="string">
            <text:p>Ezioauditore0109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ushWerewolf </text:p>
          </table:table-cell>
          <table:table-cell office:value-type="string" calcext:value-type="string">
            <text:p>Banana Philosop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orteraiger</text:p>
          </table:table-cell>
          <table:table-cell table:style-name="ce4" office:value-type="string" calcext:value-type="string">
            <text:p>jasouki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ablo</text:p>
          </table:table-cell>
          <table:table-cell office:value-type="string" calcext:value-type="string">
            <text:p>Manzan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eonroma</text:p>
          </table:table-cell>
          <table:table-cell table:style-name="ce4" office:value-type="string" calcext:value-type="string">
            <text:p>Jasuni 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spanned="3" table:number-rows-spanned="1"/>
          <table:covered-table-cell/>
          <table:covered-table-cell table:style-name="ce2"/>
        </table:table-row>
        <table:table-row table:style-name="ro1">
          <table:table-cell table:style-name="ce3" office:value-type="string" calcext:value-type="string" table:number-columns-spanned="3" table:number-rows-spanned="1">
            <text:p>Round 2</text:p>
          </table:table-cell>
          <table:covered-table-cell/>
          <table:covered-table-cell table:style-name="ce2"/>
        </table:table-row>
        <table:table-row table:style-name="ro1">
          <table:table-cell office:value-type="string" calcext:value-type="string">
            <text:p>ThomasAbruzzi</text:p>
          </table:table-cell>
          <table:table-cell office:value-type="string" calcext:value-type="string">
            <text:p>OS+ | VoNDutc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wisenatic</text:p>
          </table:table-cell>
          <table:table-cell table:style-name="ce4" office:value-type="string" calcext:value-type="string">
            <text:p>__oladushek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bin2000</text:p>
          </table:table-cell>
          <table:table-cell office:value-type="string" calcext:value-type="string">
            <text:p>kiritastrich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Hitorek</text:p>
          </table:table-cell>
          <table:table-cell table:style-name="ce4" office:value-type="string" calcext:value-type="string">
            <text:p>maxymczech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string" calcext:value-type="string">
            <text:p>Jskill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Qeetsa</text:p>
          </table:table-cell>
          <table:table-cell table:style-name="ce4" office:value-type="string" calcext:value-type="string">
            <text:p>Benderandchill 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string" calcext:value-type="string">
            <text:p>LoreD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xRavyn</text:p>
          </table:table-cell>
          <table:table-cell table:style-name="ce4" office:value-type="string" calcext:value-type="string">
            <text:p>JagWarrior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Y</text:p>
          </table:table-cell>
          <table:table-cell office:value-type="string" calcext:value-type="string">
            <text:p>Metalman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onzoWall#3510</text:p>
          </table:table-cell>
          <table:table-cell table:style-name="ce4" office:value-type="string" calcext:value-type="string">
            <text:p>Chipmunk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Superhero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lying Mouse</text:p>
          </table:table-cell>
          <table:table-cell table:style-name="ce4" office:value-type="string" calcext:value-type="string">
            <text:p>Pl0tterGhost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string" calcext:value-type="string">
            <text:p>daniferdoser_96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ajeomar</text:p>
          </table:table-cell>
          <table:table-cell table:style-name="ce4" office:value-type="string" calcext:value-type="string">
            <text:p>PlushWerewolf 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string" calcext:value-type="string">
            <text:p>Forterai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Banana Philosopher</text:p>
          </table:table-cell>
          <table:table-cell table:style-name="ce4" office:value-type="string" calcext:value-type="string">
            <text:p>qablo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string" calcext:value-type="string">
            <text:p>leonrom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anzanito</text:p>
          </table:table-cell>
          <table:table-cell table:style-name="ce4" office:value-type="string" calcext:value-type="string">
            <text:p>Jasuni </text:p>
          </table:table-cell>
          <table:table-cell table:style-name="ce6" office:value-type="float" office:value="0" calcext:value-type="float">
            <text:p>0</text:p>
          </table:table-cell>
        </table:table-row>
      </table:table>
      <table:table table:name="Seeding_Summary" table:style-name="ta1">
        <table:table-column table:style-name="co4" table:default-cell-style-name="ce2"/>
        <table:table-column table:style-name="co5" table:number-columns-repeated="2" table:default-cell-style-name="ce9"/>
        <table:table-column table:style-name="co6" table:default-cell-style-name="ce11"/>
        <table:table-column table:style-name="co7" table:default-cell-style-name="ce9"/>
        <table:table-column table:style-name="co8" table:number-columns-repeated="2" table:default-cell-style-name="ce9"/>
        <table:table-row table:style-name="ro1">
          <table:table-cell table:style-name="ce3" office:value-type="string" calcext:value-type="string" table:number-columns-spanned="1" table:number-rows-spanned="2">
            <text:p>Name</text:p>
          </table:table-cell>
          <table:table-cell table:style-name="ce8" office:value-type="string" calcext:value-type="string" table:number-columns-spanned="2" table:number-rows-spanned="1">
            <text:p>Game Rate</text:p>
          </table:table-cell>
          <table:covered-table-cell table:style-name="ce1"/>
          <table:table-cell table:style-name="ce1" office:value-type="string" calcext:value-type="string">
            <text:p>Behavior Factor</text:p>
          </table:table-cell>
          <table:table-cell table:style-name="ce1" office:value-type="string" calcext:value-type="string">
            <text:p>Tournament Elo</text:p>
          </table:table-cell>
          <table:table-cell table:style-name="ce1" office:value-type="string" calcext:value-type="string">
            <text:p>Ranked Elo</text:p>
          </table:table-cell>
          <table:table-cell table:style-name="ce1" office:value-type="string" calcext:value-type="string">
            <text:p>Final Elo</text:p>
          </table:table-cell>
        </table:table-row>
        <table:table-row table:style-name="ro1">
          <table:covered-table-cell table:style-name="ce7"/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Ranked</text:p>
          </table:table-cell>
          <table:table-cell table:style-name="ce1" office:value-type="string" calcext:value-type="string">
            <text:p>Tournament Fraction</text:p>
          </table:table-cell>
          <table:table-cell table:style-name="ce1" office:value-type="string" calcext:value-type="string">
            <text:p>Historical</text:p>
          </table:table-cell>
          <table:table-cell table:style-name="ce1" office:value-type="string" calcext:value-type="string">
            <text:p>Point 3/4</text:p>
          </table:table-cell>
          <table:table-cell table:style-name="ce1" office:value-type="string" calcext:value-type="string">
            <text:p>Complement</text:p>
          </table:table-cell>
        </table:table-row>
        <table:table-row table:style-name="ro1">
          <table:table-cell office:value-type="string" calcext:value-type="string">
            <text:p>ThomasAbruzzi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float" office:value="2634.41460881217" calcext:value-type="float">
            <text:p>2634.4</text:p>
          </table:table-cell>
        </table:table-row>
        <table:table-row table:style-name="ro1">
          <table:table-cell table:style-name="ce4" office:value-type="string" calcext:value-type="string">
            <text:p>wisenatic</text:p>
          </table:table-cell>
          <table:table-cell table:style-name="ce10" office:value-type="float" office:value="7.61111111111111" calcext:value-type="float">
            <text:p>7.6</text:p>
          </table:table-cell>
          <table:table-cell table:style-name="ce10" office:value-type="float" office:value="222.25" calcext:value-type="float">
            <text:p>222.3</text:p>
          </table:table-cell>
          <table:table-cell table:style-name="ce12" office:value-type="percentage" office:value="0.0000748482597289213" calcext:value-type="percentage">
            <text:p>0.01%</text:p>
          </table:table-cell>
          <table:table-cell table:style-name="ce10" office:value-type="float" office:value="2103.33025501738" calcext:value-type="float">
            <text:p>2103.3</text:p>
          </table:table-cell>
          <table:table-cell table:style-name="ce10" office:value-type="float" office:value="2313.07579793152" calcext:value-type="float">
            <text:p>2313.1</text:p>
          </table:table-cell>
          <table:table-cell table:style-name="ce10" office:value-type="float" office:value="2313.06009884265" calcext:value-type="float">
            <text:p>2313.1</text:p>
          </table:table-cell>
        </table:table-row>
        <table:table-row table:style-name="ro1">
          <table:table-cell office:value-type="string" calcext:value-type="string">
            <text:p>OS+ | VoNDutcH</text:p>
          </table:table-cell>
          <table:table-cell office:value-type="float" office:value="7.8" calcext:value-type="float">
            <text:p>7.8</text:p>
          </table:table-cell>
          <table:table-cell office:value-type="float" office:value="58" calcext:value-type="float">
            <text:p>58.0</text:p>
          </table:table-cell>
          <table:table-cell office:value-type="percentage" office:value="0.0316480524334188" calcext:value-type="percentage">
            <text:p>3.16%</text:p>
          </table:table-cell>
          <table:table-cell office:value-type="float" office:value="2070.57151463114" calcext:value-type="float">
            <text:p>2070.6</text:p>
          </table:table-cell>
          <table:table-cell office:value-type="float" office:value="2234.45720796434" calcext:value-type="float">
            <text:p>2234.5</text:p>
          </table:table-cell>
          <table:table-cell office:value-type="float" office:value="2229.27054494864" calcext:value-type="float">
            <text:p>2229.3</text:p>
          </table:table-cell>
        </table:table-row>
        <table:table-row table:style-name="ro1">
          <table:table-cell table:style-name="ce4" office:value-type="string" calcext:value-type="string">
            <text:p>__oladushek</text:p>
          </table:table-cell>
          <table:table-cell table:style-name="ce10" office:value-type="float" office:value="8.125" calcext:value-type="float">
            <text:p>8.1</text:p>
          </table:table-cell>
          <table:table-cell table:style-name="ce10" office:value-type="float" office:value="14.0833333333333" calcext:value-type="float">
            <text:p>14.1</text:p>
          </table:table-cell>
          <table:table-cell table:style-name="ce12" office:value-type="percentage" office:value="0.580188274565429" calcext:value-type="percentage">
            <text:p>58.02%</text:p>
          </table:table-cell>
          <table:table-cell table:style-name="ce10" office:value-type="float" office:value="2076.75929856946" calcext:value-type="float">
            <text:p>2076.8</text:p>
          </table:table-cell>
          <table:table-cell table:style-name="ce10" office:value-type="float" office:value="2114.2517874313" calcext:value-type="float">
            <text:p>2114.3</text:p>
          </table:table-cell>
          <table:table-cell table:style-name="ce10" office:value-type="float" office:value="2092.49908500939" calcext:value-type="float">
            <text:p>2092.5</text:p>
          </table:table-cell>
        </table:table-row>
        <table:table-row table:style-name="ro1">
          <table:table-cell office:value-type="string" calcext:value-type="string">
            <text:p>aubin2000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float" office:value="2092.45390166815" calcext:value-type="float">
            <text:p>2092.5</text:p>
          </table:table-cell>
        </table:table-row>
        <table:table-row table:style-name="ro1">
          <table:table-cell table:style-name="ce4" office:value-type="string" calcext:value-type="string">
            <text:p>Hitorek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97" calcext:value-type="float">
            <text:p>97.0</text:p>
          </table:table-cell>
          <table:table-cell table:style-name="ce12" office:value-type="percentage" office:value="0.00349219103343001" calcext:value-type="percentage">
            <text:p>0.35%</text:p>
          </table:table-cell>
          <table:table-cell table:style-name="ce10" office:value-type="float" office:value="2005.92871347128" calcext:value-type="float">
            <text:p>2005.9</text:p>
          </table:table-cell>
          <table:table-cell table:style-name="ce10" office:value-type="float" office:value="2083.95027609486" calcext:value-type="float">
            <text:p>2084.0</text:p>
          </table:table-cell>
          <table:table-cell table:style-name="ce10" office:value-type="float" office:value="2083.67780989346" calcext:value-type="float">
            <text:p>2083.7</text:p>
          </table:table-cell>
        </table:table-row>
        <table:table-row table:style-name="ro1">
          <table:table-cell office:value-type="string" calcext:value-type="string">
            <text:p>kiritastrich </text:p>
          </table:table-cell>
          <table:table-cell office:value-type="float" office:value="5.75" calcext:value-type="float">
            <text:p>5.8</text:p>
          </table:table-cell>
          <table:table-cell office:value-type="float" office:value="332.8" calcext:value-type="float">
            <text:p>332.8</text:p>
          </table:table-cell>
          <table:table-cell office:value-type="percentage" office:value="0.000000972271397614577" calcext:value-type="percentage">
            <text:p>0.00%</text:p>
          </table:table-cell>
          <table:table-cell office:value-type="float" office:value="1859.05436850654" calcext:value-type="float">
            <text:p>1859.1</text:p>
          </table:table-cell>
          <table:table-cell office:value-type="float" office:value="1962.29271558257" calcext:value-type="float">
            <text:p>1962.3</text:p>
          </table:table-cell>
          <table:table-cell office:value-type="float" office:value="1962.29261520688" calcext:value-type="float">
            <text:p>1962.3</text:p>
          </table:table-cell>
        </table:table-row>
        <table:table-row table:style-name="ro1">
          <table:table-cell table:style-name="ce4" office:value-type="string" calcext:value-type="string">
            <text:p>maxymczech</text:p>
          </table:table-cell>
          <table:table-cell table:style-name="ce10" office:value-type="float" office:value="7" calcext:value-type="float">
            <text:p>7.0</text:p>
          </table:table-cell>
          <table:table-cell table:style-name="ce10" office:value-type="float" office:value="224.166666666667" calcext:value-type="float">
            <text:p>224.2</text:p>
          </table:table-cell>
          <table:table-cell table:style-name="ce12" office:value-type="percentage" office:value="0.0000438931099105422" calcext:value-type="percentage">
            <text:p>0.00%</text:p>
          </table:table-cell>
          <table:table-cell table:style-name="ce10" office:value-type="float" office:value="1703.16445988839" calcext:value-type="float">
            <text:p>1703.2</text:p>
          </table:table-cell>
          <table:table-cell table:style-name="ce10" office:value-type="float" office:value="1934.89591893782" calcext:value-type="float">
            <text:p>1934.9</text:p>
          </table:table-cell>
          <table:table-cell table:style-name="ce10" office:value-type="float" office:value="1934.88574752342" calcext:value-type="float">
            <text:p>1934.9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7.94444444444444" calcext:value-type="float">
            <text:p>7.9</text:p>
          </table:table-cell>
          <table:table-cell office:value-type="float" office:value="11.6666666666667" calcext:value-type="float">
            <text:p>11.7</text:p>
          </table:table-cell>
          <table:table-cell office:value-type="percentage" office:value="0.668882077061624" calcext:value-type="percentage">
            <text:p>66.89%</text:p>
          </table:table-cell>
          <table:table-cell office:value-type="float" office:value="1917.13561630751" calcext:value-type="float">
            <text:p>1917.1</text:p>
          </table:table-cell>
          <table:table-cell office:value-type="float" office:value="1788.70415948" calcext:value-type="float">
            <text:p>1788.7</text:p>
          </table:table-cell>
          <table:table-cell office:value-type="float" office:value="1874.60965908284" calcext:value-type="float">
            <text:p>1874.6</text:p>
          </table:table-cell>
        </table:table-row>
        <table:table-row table:style-name="ro1">
          <table:table-cell table:style-name="ce4" office:value-type="string" calcext:value-type="string">
            <text:p>Qeetsa</text:p>
          </table:table-cell>
          <table:table-cell table:style-name="ce10" office:value-type="float" office:value="6.375" calcext:value-type="float">
            <text:p>6.4</text:p>
          </table:table-cell>
          <table:table-cell table:style-name="ce10" office:value-type="float" office:value="34.1111111111111" calcext:value-type="float">
            <text:p>34.1</text:p>
          </table:table-cell>
          <table:table-cell table:style-name="ce12" office:value-type="percentage" office:value="0.0820041910178192" calcext:value-type="percentage">
            <text:p>8.20%</text:p>
          </table:table-cell>
          <table:table-cell table:style-name="ce10" office:value-type="float" office:value="1769.5023782526" calcext:value-type="float">
            <text:p>1769.5</text:p>
          </table:table-cell>
          <table:table-cell table:style-name="ce10" office:value-type="float" office:value="1831.62361513114" calcext:value-type="float">
            <text:p>1831.6</text:p>
          </table:table-cell>
          <table:table-cell table:style-name="ce10" office:value-type="float" office:value="1826.52941335589" calcext:value-type="float">
            <text:p>1826.5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7.4" calcext:value-type="float">
            <text:p>7.4</text:p>
          </table:table-cell>
          <table:table-cell office:value-type="float" office:value="37.1666666666667" calcext:value-type="float">
            <text:p>37.2</text:p>
          </table:table-cell>
          <table:table-cell office:value-type="percentage" office:value="0.0964262670551519" calcext:value-type="percentage">
            <text:p>9.64%</text:p>
          </table:table-cell>
          <table:table-cell office:value-type="float" office:value="1794.71373313724" calcext:value-type="float">
            <text:p>1794.7</text:p>
          </table:table-cell>
          <table:table-cell office:value-type="float" office:value="1810.0224921456" calcext:value-type="float">
            <text:p>1810.0</text:p>
          </table:table-cell>
          <table:table-cell office:value-type="float" office:value="1808.54632566118" calcext:value-type="float">
            <text:p>1808.5</text:p>
          </table:table-cell>
        </table:table-row>
        <table:table-row table:style-name="ro1">
          <table:table-cell table:style-name="ce4" office:value-type="string" calcext:value-type="string">
            <text:p>Benderandchill </text:p>
          </table:table-cell>
          <table:table-cell table:style-name="ce10" office:value-type="float" office:value="8.42857142857143" calcext:value-type="float">
            <text:p>8.4</text:p>
          </table:table-cell>
          <table:table-cell table:style-name="ce10" office:value-type="float" office:value="461.875" calcext:value-type="float">
            <text:p>461.9</text:p>
          </table:table-cell>
          <table:table-cell table:style-name="ce12" office:value-type="percentage" office:value="0.00000142195898705788" calcext:value-type="percentage">
            <text:p>0.00%</text:p>
          </table:table-cell>
          <table:table-cell table:style-name="ce10" office:value-type="float" office:value="1668.44503620332" calcext:value-type="float">
            <text:p>1668.4</text:p>
          </table:table-cell>
          <table:table-cell table:style-name="ce10" office:value-type="float" office:value="1774.91216643269" calcext:value-type="float">
            <text:p>1774.9</text:p>
          </table:table-cell>
          <table:table-cell table:style-name="ce10" office:value-type="float" office:value="1774.9120150408" calcext:value-type="float">
            <text:p>1774.9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7.8" calcext:value-type="float">
            <text:p>7.8</text:p>
          </table:table-cell>
          <table:table-cell office:value-type="float" office:value="33.8888888888889" calcext:value-type="float">
            <text:p>33.9</text:p>
          </table:table-cell>
          <table:table-cell office:value-type="percentage" office:value="0.136283561586567" calcext:value-type="percentage">
            <text:p>13.63%</text:p>
          </table:table-cell>
          <table:table-cell office:value-type="float" office:value="1680.70479157531" calcext:value-type="float">
            <text:p>1680.7</text:p>
          </table:table-cell>
          <table:table-cell office:value-type="float" office:value="1723.53978383718" calcext:value-type="float">
            <text:p>1723.5</text:p>
          </table:table-cell>
          <table:table-cell office:value-type="float" office:value="1717.7020785312" calcext:value-type="float">
            <text:p>1717.7</text:p>
          </table:table-cell>
        </table:table-row>
        <table:table-row table:style-name="ro1">
          <table:table-cell table:style-name="ce4" office:value-type="string" calcext:value-type="string">
            <text:p>xRavyn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98.7272727272727" calcext:value-type="float">
            <text:p>98.7</text:p>
          </table:table-cell>
          <table:table-cell table:style-name="ce12" office:value-type="percentage" office:value="0.00252847544843915" calcext:value-type="percentage">
            <text:p>0.25%</text:p>
          </table:table-cell>
          <table:table-cell table:style-name="ce10" office:value-type="float" office:value="1705.45562661265" calcext:value-type="float">
            <text:p>1705.5</text:p>
          </table:table-cell>
          <table:table-cell table:style-name="ce10" office:value-type="float" office:value="1714.10718946664" calcext:value-type="float">
            <text:p>1714.1</text:p>
          </table:table-cell>
          <table:table-cell table:style-name="ce10" office:value-type="float" office:value="1714.08531420237" calcext:value-type="float">
            <text:p>1714.1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7.09090909090909" calcext:value-type="float">
            <text:p>7.1</text:p>
          </table:table-cell>
          <table:table-cell office:value-type="float" office:value="17.25" calcext:value-type="float">
            <text:p>17.3</text:p>
          </table:table-cell>
          <table:table-cell office:value-type="percentage" office:value="0.390899375289529" calcext:value-type="percentage">
            <text:p>39.09%</text:p>
          </table:table-cell>
          <table:table-cell office:value-type="float" office:value="1672.06266705494" calcext:value-type="float">
            <text:p>1672.1</text:p>
          </table:table-cell>
          <table:table-cell office:value-type="float" office:value="1733.54781341858" calcext:value-type="float">
            <text:p>1733.5</text:p>
          </table:table-cell>
          <table:table-cell office:value-type="float" office:value="1709.51330811545" calcext:value-type="float">
            <text:p>1709.5</text:p>
          </table:table-cell>
        </table:table-row>
        <table:table-row table:style-name="ro1">
          <table:table-cell table:style-name="ce4" office:value-type="string" calcext:value-type="string">
            <text:p>JagWarrior</text:p>
          </table:table-cell>
          <table:table-cell table:style-name="ce10" office:value-type="float" office:value="8.33333333333333" calcext:value-type="float">
            <text:p>8.3</text:p>
          </table:table-cell>
          <table:table-cell table:style-name="ce10" office:value-type="float" office:value="31" calcext:value-type="float">
            <text:p>31.0</text:p>
          </table:table-cell>
          <table:table-cell table:style-name="ce12" office:value-type="percentage" office:value="0.190072899917772" calcext:value-type="percentage">
            <text:p>19.01%</text:p>
          </table:table-cell>
          <table:table-cell table:style-name="ce10" office:value-type="float" office:value="1623.90370919003" calcext:value-type="float">
            <text:p>1623.9</text:p>
          </table:table-cell>
          <table:table-cell table:style-name="ce10" office:value-type="float" office:value="1717.21634469412" calcext:value-type="float">
            <text:p>1717.2</text:p>
          </table:table-cell>
          <table:table-cell table:style-name="ce10" office:value-type="float" office:value="1699.48014146489" calcext:value-type="float">
            <text:p>1699.5</text:p>
          </table:table-cell>
        </table:table-row>
        <table:table-row table:style-name="ro1">
          <table:table-cell office:value-type="string" calcext:value-type="string">
            <text:p>RAY</text:p>
          </table:table-cell>
          <table:table-cell office:value-type="float" office:value="6" calcext:value-type="float">
            <text:p>6.0</text:p>
          </table:table-cell>
          <table:table-cell office:value-type="float" office:value="0" calcext:value-type="float">
            <text:p>0.0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686.98136251922" calcext:value-type="float">
            <text:p>1687.0</text:p>
          </table:table-cell>
          <table:table-cell office:value-type="float" office:value="1921.56847806585" calcext:value-type="float">
            <text:p>1921.6</text:p>
          </table:table-cell>
          <table:table-cell office:value-type="float" office:value="1686.98136251922" calcext:value-type="float">
            <text:p>1687.0</text:p>
          </table:table-cell>
        </table:table-row>
        <table:table-row table:style-name="ro1">
          <table:table-cell table:style-name="ce4" office:value-type="string" calcext:value-type="string">
            <text:p>LonzoWall#3510</text:p>
          </table:table-cell>
          <table:table-cell table:number-columns-repeated="2" table:style-name="ce10" office:value-type="float" office:value="0" calcext:value-type="float">
            <text:p>0.0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10" office:value-type="float" office:value="1684.22405595455" calcext:value-type="float">
            <text:p>1684.2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7.27272727272727" calcext:value-type="float">
            <text:p>7.3</text:p>
          </table:table-cell>
          <table:table-cell office:value-type="float" office:value="71" calcext:value-type="float">
            <text:p>71.0</text:p>
          </table:table-cell>
          <table:table-cell office:value-type="percentage" office:value="0.0124775820008319" calcext:value-type="percentage">
            <text:p>1.25%</text:p>
          </table:table-cell>
          <table:table-cell office:value-type="float" office:value="1727.38816208029" calcext:value-type="float">
            <text:p>1727.4</text:p>
          </table:table-cell>
          <table:table-cell office:value-type="float" office:value="1653.85237345852" calcext:value-type="float">
            <text:p>1653.9</text:p>
          </table:table-cell>
          <table:table-cell office:value-type="float" office:value="1654.76992229105" calcext:value-type="float">
            <text:p>1654.8</text:p>
          </table:table-cell>
        </table:table-row>
        <table:table-row table:style-name="ro1">
          <table:table-cell table:style-name="ce4" office:value-type="string" calcext:value-type="string">
            <text:p>Chipmunk</text:p>
          </table:table-cell>
          <table:table-cell table:style-name="ce10" office:value-type="float" office:value="8.125" calcext:value-type="float">
            <text:p>8.1</text:p>
          </table:table-cell>
          <table:table-cell table:style-name="ce10" office:value-type="float" office:value="8.5" calcext:value-type="float">
            <text:p>8.5</text:p>
          </table:table-cell>
          <table:table-cell table:style-name="ce12" office:value-type="percentage" office:value="0.820284070885485" calcext:value-type="percentage">
            <text:p>82.03%</text:p>
          </table:table-cell>
          <table:table-cell table:style-name="ce10" office:value-type="float" office:value="1661.43467808909" calcext:value-type="float">
            <text:p>1661.4</text:p>
          </table:table-cell>
          <table:table-cell table:style-name="ce10" office:value-type="float" office:value="1580.54119256376" calcext:value-type="float">
            <text:p>1580.5</text:p>
          </table:table-cell>
          <table:table-cell table:style-name="ce10" office:value-type="float" office:value="1646.89683017859" calcext:value-type="float">
            <text:p>1646.9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8" calcext:value-type="float">
            <text:p>8.0</text:p>
          </table:table-cell>
          <table:table-cell office:value-type="float" office:value="31.0588235294118" calcext:value-type="float">
            <text:p>31.1</text:p>
          </table:table-cell>
          <table:table-cell office:value-type="percentage" office:value="0.174112009819041" calcext:value-type="percentage">
            <text:p>17.41%</text:p>
          </table:table-cell>
          <table:table-cell office:value-type="float" office:value="1491.92784114968" calcext:value-type="float">
            <text:p>1491.9</text:p>
          </table:table-cell>
          <table:table-cell office:value-type="float" office:value="1654.27855506509" calcext:value-type="float">
            <text:p>1654.3</text:p>
          </table:table-cell>
          <table:table-cell office:value-type="float" office:value="1626.01134596972" calcext:value-type="float">
            <text:p>1626.0</text:p>
          </table:table-cell>
        </table:table-row>
        <table:table-row table:style-name="ro1">
          <table:table-cell table:style-name="ce4" office:value-type="string" calcext:value-type="string">
            <text:p>Flying Mouse</text:p>
          </table:table-cell>
          <table:table-cell table:style-name="ce10" office:value-type="float" office:value="7.69230769230769" calcext:value-type="float">
            <text:p>7.7</text:p>
          </table:table-cell>
          <table:table-cell table:style-name="ce10" office:value-type="float" office:value="5.41666666666667" calcext:value-type="float">
            <text:p>5.4</text:p>
          </table:table-cell>
          <table:table-cell table:style-name="ce12" office:value-type="percentage" office:value="0.930065589703882" calcext:value-type="percentage">
            <text:p>93.01%</text:p>
          </table:table-cell>
          <table:table-cell table:style-name="ce10" office:value-type="float" office:value="1588.94902199569" calcext:value-type="float">
            <text:p>1588.9</text:p>
          </table:table-cell>
          <table:table-cell table:style-name="ce10" office:value-type="float" office:value="1610.60154055897" calcext:value-type="float">
            <text:p>1610.6</text:p>
          </table:table-cell>
          <table:table-cell table:style-name="ce10" office:value-type="float" office:value="1590.46327811284" calcext:value-type="float">
            <text:p>1590.5</text:p>
          </table:table-cell>
        </table:table-row>
        <table:table-row table:style-name="ro1">
          <table:table-cell office:value-type="string" calcext:value-type="string">
            <text:p>Superhero55</text:p>
          </table:table-cell>
          <table:table-cell office:value-type="float" office:value="7.5" calcext:value-type="float">
            <text:p>7.5</text:p>
          </table:table-cell>
          <table:table-cell office:value-type="float" office:value="228" calcext:value-type="float">
            <text:p>228.0</text:p>
          </table:table-cell>
          <table:table-cell office:value-type="percentage" office:value="0.0000594233701681213" calcext:value-type="percentage">
            <text:p>0.01%</text:p>
          </table:table-cell>
          <table:table-cell office:value-type="float" office:value="1494.83970609383" calcext:value-type="float">
            <text:p>1494.8</text:p>
          </table:table-cell>
          <table:table-cell office:value-type="float" office:value="1557.46085337342" calcext:value-type="float">
            <text:p>1557.5</text:p>
          </table:table-cell>
          <table:table-cell office:value-type="float" office:value="1557.4571322138" calcext:value-type="float">
            <text:p>1557.5</text:p>
          </table:table-cell>
        </table:table-row>
        <table:table-row table:style-name="ro1">
          <table:table-cell table:style-name="ce4" office:value-type="string" calcext:value-type="string">
            <text:p>Pl0tterGhost</text:p>
          </table:table-cell>
          <table:table-cell table:style-name="ce10" office:value-type="float" office:value="7.875" calcext:value-type="float">
            <text:p>7.9</text:p>
          </table:table-cell>
          <table:table-cell table:style-name="ce10" office:value-type="float" office:value="7.47058823529412" calcext:value-type="float">
            <text:p>7.5</text:p>
          </table:table-cell>
          <table:table-cell table:style-name="ce12" office:value-type="percentage" office:value="0.85424495848153" calcext:value-type="percentage">
            <text:p>85.42%</text:p>
          </table:table-cell>
          <table:table-cell table:style-name="ce10" office:value-type="float" office:value="1510.1504732332" calcext:value-type="float">
            <text:p>1510.2</text:p>
          </table:table-cell>
          <table:table-cell table:style-name="ce10" office:value-type="float" office:value="1620.30783999169" calcext:value-type="float">
            <text:p>1620.3</text:p>
          </table:table-cell>
          <table:table-cell table:style-name="ce10" office:value-type="float" office:value="1526.20646479864" calcext:value-type="float">
            <text:p>1526.2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7.83333333333333" calcext:value-type="float">
            <text:p>7.8</text:p>
          </table:table-cell>
          <table:table-cell office:value-type="float" office:value="17.0769230769231" calcext:value-type="float">
            <text:p>17.1</text:p>
          </table:table-cell>
          <table:table-cell office:value-type="percentage" office:value="0.451491126807137" calcext:value-type="percentage">
            <text:p>45.15%</text:p>
          </table:table-cell>
          <table:table-cell office:value-type="float" office:value="1436.20706186228" calcext:value-type="float">
            <text:p>1436.2</text:p>
          </table:table-cell>
          <table:table-cell office:value-type="float" office:value="1529.64791850707" calcext:value-type="float">
            <text:p>1529.6</text:p>
          </table:table-cell>
          <table:table-cell office:value-type="float" office:value="1487.46020085069" calcext:value-type="float">
            <text:p>1487.5</text:p>
          </table:table-cell>
        </table:table-row>
        <table:table-row table:style-name="ro1">
          <table:table-cell table:style-name="ce4" office:value-type="string" calcext:value-type="string">
            <text:p>ajeomar</text:p>
          </table:table-cell>
          <table:table-cell table:style-name="ce10" office:value-type="float" office:value="7.33333333333333" calcext:value-type="float">
            <text:p>7.3</text:p>
          </table:table-cell>
          <table:table-cell table:style-name="ce10" office:value-type="float" office:value="26" calcext:value-type="float">
            <text:p>26.0</text:p>
          </table:table-cell>
          <table:table-cell table:style-name="ce12" office:value-type="percentage" office:value="0.209066539929624" calcext:value-type="percentage">
            <text:p>20.91%</text:p>
          </table:table-cell>
          <table:table-cell table:style-name="ce10" office:value-type="float" office:value="1335.02908042902" calcext:value-type="float">
            <text:p>1335.0</text:p>
          </table:table-cell>
          <table:table-cell table:style-name="ce10" office:value-type="float" office:value="1451.53306571053" calcext:value-type="float">
            <text:p>1451.5</text:p>
          </table:table-cell>
          <table:table-cell table:style-name="ce10" office:value-type="float" office:value="1427.17598061972" calcext:value-type="float">
            <text:p>1427.2</text:p>
          </table:table-cell>
        </table:table-row>
        <table:table-row table:style-name="ro1">
          <table:table-cell office:value-type="string" calcext:value-type="string">
            <text:p>daniferdoser_96434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float" office:value="1390.29179637194" calcext:value-type="float">
            <text:p>1390.3</text:p>
          </table:table-cell>
        </table:table-row>
        <table:table-row table:style-name="ro1">
          <table:table-cell table:style-name="ce4" office:value-type="string" calcext:value-type="string">
            <text:p>PlushWerewolf </text:p>
          </table:table-cell>
          <table:table-cell table:style-name="ce10" office:value-type="float" office:value="7.77777777777778" calcext:value-type="float">
            <text:p>7.8</text:p>
          </table:table-cell>
          <table:table-cell table:style-name="ce10" office:value-type="float" office:value="32.8" calcext:value-type="float">
            <text:p>32.8</text:p>
          </table:table-cell>
          <table:table-cell table:style-name="ce12" office:value-type="percentage" office:value="0.145708453101468" calcext:value-type="percentage">
            <text:p>14.57%</text:p>
          </table:table-cell>
          <table:table-cell table:style-name="ce10" office:value-type="float" office:value="1343.83786506241" calcext:value-type="float">
            <text:p>1343.8</text:p>
          </table:table-cell>
          <table:table-cell table:style-name="ce10" office:value-type="float" office:value="1385.83954845089" calcext:value-type="float">
            <text:p>1385.8</text:p>
          </table:table-cell>
          <table:table-cell table:style-name="ce10" office:value-type="float" office:value="1379.7195481367" calcext:value-type="float">
            <text:p>1379.7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6.8" calcext:value-type="float">
            <text:p>6.8</text:p>
          </table:table-cell>
          <table:table-cell office:value-type="float" office:value="3.33333333333333" calcext:value-type="float">
            <text:p>3.3</text:p>
          </table:table-cell>
          <table:table-cell office:value-type="percentage" office:value="0.976622974396406" calcext:value-type="percentage">
            <text:p>97.66%</text:p>
          </table:table-cell>
          <table:table-cell office:value-type="float" office:value="1367.93324377406" calcext:value-type="float">
            <text:p>1367.9</text:p>
          </table:table-cell>
          <table:table-cell office:value-type="float" office:value="1241.62642809166" calcext:value-type="float">
            <text:p>1241.6</text:p>
          </table:table-cell>
          <table:table-cell office:value-type="float" office:value="1364.98056610994" calcext:value-type="float">
            <text:p>1365.0</text:p>
          </table:table-cell>
        </table:table-row>
        <table:table-row table:style-name="ro1">
          <table:table-cell table:style-name="ce4" office:value-type="string" calcext:value-type="string">
            <text:p>Banana Philosopher</text:p>
          </table:table-cell>
          <table:table-cell table:style-name="ce10" office:value-type="float" office:value="8" calcext:value-type="float">
            <text:p>8.0</text:p>
          </table:table-cell>
          <table:table-cell table:style-name="ce10" office:value-type="float" office:value="54.25" calcext:value-type="float">
            <text:p>54.3</text:p>
          </table:table-cell>
          <table:table-cell table:style-name="ce12" office:value-type="percentage" office:value="0.0421040453275396" calcext:value-type="percentage">
            <text:p>4.21%</text:p>
          </table:table-cell>
          <table:table-cell table:style-name="ce10" office:value-type="float" office:value="1228.58922798225" calcext:value-type="float">
            <text:p>1228.6</text:p>
          </table:table-cell>
          <table:table-cell table:style-name="ce10" office:value-type="float" office:value="1366.5353118869" calcext:value-type="float">
            <text:p>1366.5</text:p>
          </table:table-cell>
          <table:table-cell table:style-name="ce10" office:value-type="float" office:value="1360.72722371742" calcext:value-type="float">
            <text:p>1360.7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float" office:value="9" calcext:value-type="float">
            <text:p>9.0</text:p>
          </table:table-cell>
          <table:table-cell office:value-type="float" office:value="39.6666666666667" calcext:value-type="float">
            <text:p>39.7</text:p>
          </table:table-cell>
          <table:table-cell office:value-type="percentage" office:value="0.131906128503077" calcext:value-type="percentage">
            <text:p>13.19%</text:p>
          </table:table-cell>
          <table:table-cell office:value-type="float" office:value="1281.37292264775" calcext:value-type="float">
            <text:p>1281.4</text:p>
          </table:table-cell>
          <table:table-cell office:value-type="float" office:value="1329.47952574884" calcext:value-type="float">
            <text:p>1329.5</text:p>
          </table:table-cell>
          <table:table-cell office:value-type="float" office:value="1323.13396997834" calcext:value-type="float">
            <text:p>1323.1</text:p>
          </table:table-cell>
        </table:table-row>
        <table:table-row table:style-name="ro1">
          <table:table-cell table:style-name="ce4" office:value-type="string" calcext:value-type="string">
            <text:p>qablo</text:p>
          </table:table-cell>
          <table:table-cell table:number-columns-repeated="2" table:style-name="ce10" office:value-type="float" office:value="0" calcext:value-type="float">
            <text:p>0.0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10" office:value-type="float" office:value="1242.26586658217" calcext:value-type="float">
            <text:p>1242.3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8" calcext:value-type="float">
            <text:p>8.0</text:p>
          </table:table-cell>
          <table:table-cell office:value-type="float" office:value="26.7142857142857" calcext:value-type="float">
            <text:p>26.7</text:p>
          </table:table-cell>
          <table:table-cell office:value-type="percentage" office:value="0.234244526104315" calcext:value-type="percentage">
            <text:p>23.42%</text:p>
          </table:table-cell>
          <table:table-cell office:value-type="float" office:value="1182.07093971217" calcext:value-type="float">
            <text:p>1182.1</text:p>
          </table:table-cell>
          <table:table-cell office:value-type="float" office:value="1194.54981246273" calcext:value-type="float">
            <text:p>1194.5</text:p>
          </table:table-cell>
          <table:table-cell office:value-type="float" office:value="1191.62670482896" calcext:value-type="float">
            <text:p>1191.6</text:p>
          </table:table-cell>
        </table:table-row>
        <table:table-row table:style-name="ro1">
          <table:table-cell table:style-name="ce4" office:value-type="string" calcext:value-type="string">
            <text:p>Manzanito</text:p>
          </table:table-cell>
          <table:table-cell table:number-columns-repeated="2" table:style-name="ce10" office:value-type="float" office:value="0" calcext:value-type="float">
            <text:p>0.0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3" table:style-name="ce10" office:value-type="float" office:value="1185.44133962102" calcext:value-type="float">
            <text:p>1185.4</text:p>
          </table:table-cell>
        </table:table-row>
        <table:table-row table:style-name="ro1">
          <table:table-cell office:value-type="string" calcext:value-type="string">
            <text:p>leonroma</text:p>
          </table:table-cell>
          <table:table-cell office:value-type="float" office:value="7" calcext:value-type="float">
            <text:p>7.0</text:p>
          </table:table-cell>
          <table:table-cell office:value-type="float" office:value="728.333333333333" calcext:value-type="float">
            <text:p>728.3</text:p>
          </table:table-cell>
          <table:table-cell office:value-type="percentage" office:value="0.000000011448683112647" calcext:value-type="percentage">
            <text:p>0.00%</text:p>
          </table:table-cell>
          <table:table-cell office:value-type="float" office:value="949.594925321139" calcext:value-type="float">
            <text:p>949.6</text:p>
          </table:table-cell>
          <table:table-cell office:value-type="float" office:value="1080.36257763313" calcext:value-type="float">
            <text:p>1080.4</text:p>
          </table:table-cell>
          <table:table-cell office:value-type="float" office:value="1080.36257613601" calcext:value-type="float">
            <text:p>1080.4</text:p>
          </table:table-cell>
        </table:table-row>
        <table:table-row table:style-name="ro1">
          <table:table-cell table:style-name="ce4" office:value-type="string" calcext:value-type="string">
            <text:p>Jasuni </text:p>
          </table:table-cell>
          <table:table-cell table:style-name="ce10" office:value-type="float" office:value="9.09090909090909" calcext:value-type="float">
            <text:p>9.1</text:p>
          </table:table-cell>
          <table:table-cell table:style-name="ce10" office:value-type="float" office:value="4.83333333333333" calcext:value-type="float">
            <text:p>4.8</text:p>
          </table:table-cell>
          <table:table-cell table:style-name="ce12" office:value-type="percentage" office:value="0.969512132972105" calcext:value-type="percentage">
            <text:p>96.95%</text:p>
          </table:table-cell>
          <table:table-cell table:style-name="ce10" office:value-type="float" office:value="988.978907339587" calcext:value-type="float">
            <text:p>989.0</text:p>
          </table:table-cell>
          <table:table-cell table:style-name="ce10" office:value-type="float" office:value="1101.84340887137" calcext:value-type="float">
            <text:p>1101.8</text:p>
          </table:table-cell>
          <table:table-cell table:style-name="ce10" office:value-type="float" office:value="992.419905254457" calcext:value-type="float">
            <text:p>992.4</text:p>
          </table:table-cell>
        </table:table-row>
      </table:table>
      <table:table table:name="Player_Summary" table:style-name="ta1"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4"/>
        <table:table-column table:style-name="co3" table:default-cell-style-name="ce9"/>
        <table:table-row table:style-name="ro3">
          <table:table-cell table:style-name="ce8" office:value-type="string" calcext:value-type="string">
            <text:p>Discord Name</text:p>
          </table:table-cell>
          <table:table-cell table:style-name="ce13" office:value-type="string" calcext:value-type="string">
            <text:p>Visible Accounts</text:p>
          </table:table-cell>
          <table:table-cell table:style-name="ce13" office:value-type="string" calcext:value-type="string">
            <text:p>Smurf Accounts</text:p>
          </table:table-cell>
          <table:table-cell table:style-name="ce13" office:value-type="string" calcext:value-type="string">
            <text:p>Visible Games</text:p>
          </table:table-cell>
          <table:table-cell table:style-name="ce13" office:value-type="string" calcext:value-type="string">
            <text:p>Full Games</text:p>
          </table:table-cell>
          <table:table-cell table:style-name="ce13" office:value-type="string" calcext:value-type="string">
            <text:p>Elo Concealment</text:p>
          </table:table-cell>
          <table:table-cell table:style-name="ce13" office:value-type="string" calcext:value-type="string">
            <text:p>Tournament Elo</text:p>
          </table:table-cell>
        </table:table-row>
        <table:table-row table:style-name="ro1">
          <table:table-cell office:value-type="string" calcext:value-type="string">
            <text:p>Banana Philosoph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81" calcext:value-type="float">
            <text:p>148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366.5353118869" calcext:value-type="float">
            <text:p>1366.5</text:p>
          </table:table-cell>
        </table:table-row>
        <table:table-row table:style-name="ro1">
          <table:table-cell table:style-name="ce4" office:value-type="string" calcext:value-type="string">
            <text:p>__oladushe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114.2517874313" calcext:value-type="float">
            <text:p>2114.3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6" calcext:value-type="float">
            <text:p>49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194.54981246273" calcext:value-type="float">
            <text:p>1194.5</text:p>
          </table:table-cell>
        </table:table-row>
        <table:table-row table:style-name="ro1">
          <table:table-cell table:style-name="ce4" office:value-type="string" calcext:value-type="string">
            <text:p>LoreDe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733.54781341858" calcext:value-type="float">
            <text:p>1733.5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1" calcext:value-type="float">
            <text:p>33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529.64791850707" calcext:value-type="float">
            <text:p>1529.6</text:p>
          </table:table-cell>
        </table:table-row>
        <table:table-row table:style-name="ro1">
          <table:table-cell table:style-name="ce4" office:value-type="string" calcext:value-type="string">
            <text:p>OS+ | VoNDutc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234.45720796434" calcext:value-type="float">
            <text:p>2234.5</text:p>
          </table:table-cell>
        </table:table-row>
        <table:table-row table:style-name="ro1">
          <table:table-cell office:value-type="string" calcext:value-type="string">
            <text:p>ThomasAbruzz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53" calcext:value-type="float">
            <text:p>135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634.41460881217" calcext:value-type="float">
            <text:p>2634.4</text:p>
          </table:table-cell>
        </table:table-row>
        <table:table-row table:style-name="ro1">
          <table:table-cell table:style-name="ce4" office:value-type="string" calcext:value-type="string">
            <text:p>Manzanit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185.44133962102" calcext:value-type="float">
            <text:p>1185.4</text:p>
          </table:table-cell>
        </table:table-row>
        <table:table-row table:style-name="ro1">
          <table:table-cell office:value-type="string" calcext:value-type="string">
            <text:p>Superhero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70" calcext:value-type="float">
            <text:p>187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557.46085337342" calcext:value-type="float">
            <text:p>1557.5</text:p>
          </table:table-cell>
        </table:table-row>
        <table:table-row table:style-name="ro1">
          <table:table-cell table:style-name="ce4" office:value-type="string" calcext:value-type="string">
            <text:p>daniferdoser_964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390.29179637194" calcext:value-type="float">
            <text:p>1390.3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2" calcext:value-type="float">
            <text:p>38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329.47952574884" calcext:value-type="float">
            <text:p>1329.5</text:p>
          </table:table-cell>
        </table:table-row>
        <table:table-row table:style-name="ro1">
          <table:table-cell table:style-name="ce4" office:value-type="string" calcext:value-type="string">
            <text:p>Hydu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788.70415948" calcext:value-type="float">
            <text:p>1788.7</text:p>
          </table:table-cell>
        </table:table-row>
        <table:table-row table:style-name="ro1">
          <table:table-cell office:value-type="string" calcext:value-type="string">
            <text:p>Hitore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1327" calcext:value-type="float">
            <text:p>1327</text:p>
          </table:table-cell>
          <table:table-cell table:style-name="ce9" office:value-type="float" office:value="13.7436712310364" calcext:value-type="float">
            <text:p>13.7</text:p>
          </table:table-cell>
          <table:table-cell office:value-type="float" office:value="2083.95027609486" calcext:value-type="float">
            <text:p>2084.0</text:p>
          </table:table-cell>
        </table:table-row>
        <table:table-row table:style-name="ro1">
          <table:table-cell table:style-name="ce4" office:value-type="string" calcext:value-type="string">
            <text:p>Ezioauditore0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241.62642809166" calcext:value-type="float">
            <text:p>1241.6</text:p>
          </table:table-cell>
        </table:table-row>
        <table:table-row table:style-name="ro1">
          <table:table-cell office:value-type="string" calcext:value-type="string">
            <text:p>Benderandchill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07" calcext:value-type="float">
            <text:p>440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774.91216643269" calcext:value-type="float">
            <text:p>1774.9</text:p>
          </table:table-cell>
        </table:table-row>
        <table:table-row table:style-name="ro1">
          <table:table-cell table:style-name="ce4" office:value-type="string" calcext:value-type="string">
            <text:p>kiritastrich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5788" calcext:value-type="float">
            <text:p>5788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962.29271558257" calcext:value-type="float">
            <text:p>1962.3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4" calcext:value-type="float">
            <text:p>30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610.60154055897" calcext:value-type="float">
            <text:p>1610.6</text:p>
          </table:table-cell>
        </table:table-row>
        <table:table-row table:style-name="ro1">
          <table:table-cell table:style-name="ce4" office:value-type="string" calcext:value-type="string">
            <text:p>Pl0tterGho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620.30783999169" calcext:value-type="float">
            <text:p>1620.3</text:p>
          </table:table-cell>
        </table:table-row>
        <table:table-row table:style-name="ro1">
          <table:table-cell office:value-type="string" calcext:value-type="string">
            <text:p>aubin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99" calcext:value-type="float">
            <text:p>1399</text:p>
          </table:table-cell>
          <table:table-cell office:value-type="float" office:value="1434" calcext:value-type="float">
            <text:p>143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092.45390166815" calcext:value-type="float">
            <text:p>2092.5</text:p>
          </table:table-cell>
        </table:table-row>
        <table:table-row table:style-name="ro1">
          <table:table-cell table:style-name="ce4" office:value-type="string" calcext:value-type="string">
            <text:p>JagWarrio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717.21634469412" calcext:value-type="float">
            <text:p>1717.2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0" calcext:value-type="float">
            <text:p>112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580.54119256376" calcext:value-type="float">
            <text:p>1580.5</text:p>
          </table:table-cell>
        </table:table-row>
        <table:table-row table:style-name="ro1">
          <table:table-cell table:style-name="ce4" office:value-type="string" calcext:value-type="string">
            <text:p>maxymczec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493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934.89591893782" calcext:value-type="float">
            <text:p>1934.9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73" calcext:value-type="float">
            <text:p>327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723.53978383718" calcext:value-type="float">
            <text:p>1723.5</text:p>
          </table:table-cell>
        </table:table-row>
        <table:table-row table:style-name="ro1">
          <table:table-cell table:style-name="ce4" office:value-type="string" calcext:value-type="string">
            <text:p>qabl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242.26586658217" calcext:value-type="float">
            <text:p>1242.3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87" calcext:value-type="float">
            <text:p>138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654.27855506509" calcext:value-type="float">
            <text:p>1654.3</text:p>
          </table:table-cell>
        </table:table-row>
        <table:table-row table:style-name="ro1">
          <table:table-cell table:style-name="ce4" office:value-type="string" calcext:value-type="string">
            <text:p>PlushWerewolf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385.83954845089" calcext:value-type="float">
            <text:p>1385.8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2" calcext:value-type="float">
            <text:p>48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810.0224921456" calcext:value-type="float">
            <text:p>1810.0</text:p>
          </table:table-cell>
        </table:table-row>
        <table:table-row table:style-name="ro1">
          <table:table-cell table:style-name="ce4" office:value-type="string" calcext:value-type="string">
            <text:p>xRavy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413" calcext:value-type="float">
            <text:p>2413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714.10718946664" calcext:value-type="float">
            <text:p>1714.1</text:p>
          </table:table-cell>
        </table:table-row>
        <table:table-row table:style-name="ro1">
          <table:table-cell office:value-type="string" calcext:value-type="string">
            <text:p>leonro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91" calcext:value-type="float">
            <text:p>429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080.36257763313" calcext:value-type="float">
            <text:p>1080.4</text:p>
          </table:table-cell>
        </table:table-row>
        <table:table-row table:style-name="ro1">
          <table:table-cell table:style-name="ce4" office:value-type="string" calcext:value-type="string">
            <text:p>ajeom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941" calcext:value-type="float">
            <text:p>294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451.53306571053" calcext:value-type="float">
            <text:p>1451.5</text:p>
          </table:table-cell>
        </table:table-row>
        <table:table-row table:style-name="ro1">
          <table:table-cell office:value-type="string" calcext:value-type="string">
            <text:p>Qeets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19" calcext:value-type="float">
            <text:p>71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831.62361513114" calcext:value-type="float">
            <text:p>1831.6</text:p>
          </table:table-cell>
        </table:table-row>
        <table:table-row table:style-name="ro1">
          <table:table-cell table:style-name="ce4" office:value-type="string" calcext:value-type="string">
            <text:p>Metalmani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653.85237345852" calcext:value-type="float">
            <text:p>1653.9</text:p>
          </table:table-cell>
        </table:table-row>
        <table:table-row table:style-name="ro1">
          <table:table-cell office:value-type="string" calcext:value-type="string">
            <text:p>R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1" calcext:value-type="float">
            <text:p>931</text:p>
          </table:table-cell>
          <table:table-cell office:value-type="float" office:value="934" calcext:value-type="float">
            <text:p>934</text:p>
          </table:table-cell>
          <table:table-cell table:style-name="ce9" office:value-type="float" office:value="-2.15428072813097" calcext:value-type="float">
            <text:p>-2.2</text:p>
          </table:table-cell>
          <table:table-cell office:value-type="float" office:value="1921.56847806585" calcext:value-type="float">
            <text:p>1921.6</text:p>
          </table:table-cell>
        </table:table-row>
        <table:table-row table:style-name="ro1">
          <table:table-cell table:style-name="ce4" office:value-type="string" calcext:value-type="string">
            <text:p>Jasuni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101.84340887137" calcext:value-type="float">
            <text:p>1101.8</text:p>
          </table:table-cell>
        </table:table-row>
        <table:table-row table:style-name="ro1">
          <table:table-cell office:value-type="string" calcext:value-type="string">
            <text:p>LonzoWall#35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84" calcext:value-type="float">
            <text:p>208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684.22405595455" calcext:value-type="float">
            <text:p>1684.2</text:p>
          </table:table-cell>
        </table:table-row>
        <table:table-row table:style-name="ro1">
          <table:table-cell table:style-name="ce4" office:value-type="string" calcext:value-type="string">
            <text:p>wisenati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7294" calcext:value-type="float">
            <text:p>7294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313.07579793152" calcext:value-type="float">
            <text:p>2313.1</text:p>
          </table:table-cell>
        </table:table-row>
      </table:table>
      <table:table table:name="Ranked_Apparent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Ranked Elo Window</text:p>
          </table:table-cell>
          <table:table-cell/>
          <table:table-cell office:value-type="string" calcext:value-type="string">
            <text:p>Ranked Elo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Banana Philosopher</text:p>
          </table:table-cell>
          <table:table-cell office:value-type="float" office:value="-4.74" calcext:value-type="float">
            <text:p>-4.74</text:p>
          </table:table-cell>
          <table:table-cell office:value-type="float" office:value="4.74" calcext:value-type="float">
            <text:p>4.74</text:p>
          </table:table-cell>
          <table:table-cell office:value-type="float" office:value="1274.61504950495" calcext:value-type="float">
            <text:p>1274.61504950495</text:p>
          </table:table-cell>
          <table:table-cell office:value-type="float" office:value="1284.09504950495" calcext:value-type="float">
            <text:p>1284.09504950495</text:p>
          </table:table-cell>
          <table:table-cell office:value-type="float" office:value="0.507587933696242" calcext:value-type="float">
            <text:p>0.507587933696242</text:p>
          </table:table-cell>
          <table:table-cell office:value-type="float" office:value="0.507698211766357" calcext:value-type="float">
            <text:p>0.507698211766357</text:p>
          </table:table-cell>
          <table:table-cell office:value-type="float" office:value="0.22634296289445" calcext:value-type="float">
            <text:p>0.22634296289445</text:p>
          </table:table-cell>
          <table:table-cell office:value-type="float" office:value="0.22637841632664" calcext:value-type="float">
            <text:p>0.22637841632664</text:p>
          </table:table-cell>
          <table:table-cell office:value-type="float" office:value="-169.605031540868" calcext:value-type="float">
            <text:p>-169.605031540868</text:p>
          </table:table-cell>
          <table:table-cell office:value-type="float" office:value="169.605031540867" calcext:value-type="float">
            <text:p>169.605031540867</text:p>
          </table:table-cell>
          <table:table-cell office:value-type="float" office:value="1105.04100441015" calcext:value-type="float">
            <text:p>1105.04100441015</text:p>
          </table:table-cell>
          <table:table-cell office:value-type="float" office:value="1453.70008104582" calcext:value-type="float">
            <text:p>1453.70008104582</text:p>
          </table:table-cell>
          <table:table-cell office:value-type="float" office:value="1366.5353118869" calcext:value-type="float">
            <text:p>1366.5353118869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4.42" calcext:value-type="float">
            <text:p>-4.42</text:p>
          </table:table-cell>
          <table:table-cell office:value-type="float" office:value="4.42" calcext:value-type="float">
            <text:p>4.42</text:p>
          </table:table-cell>
          <table:table-cell office:value-type="float" office:value="2007.61405940594" calcext:value-type="float">
            <text:p>2007.61405940594</text:p>
          </table:table-cell>
          <table:table-cell office:value-type="float" office:value="2016.45405940594" calcext:value-type="float">
            <text:p>2016.45405940594</text:p>
          </table:table-cell>
          <table:table-cell office:value-type="float" office:value="0.523679186428298" calcext:value-type="float">
            <text:p>0.523679186428298</text:p>
          </table:table-cell>
          <table:table-cell office:value-type="float" office:value="0.524135171390823" calcext:value-type="float">
            <text:p>0.524135171390823</text:p>
          </table:table-cell>
          <table:table-cell office:value-type="float" office:value="0.25940293986859" calcext:value-type="float">
            <text:p>0.25940293986859</text:p>
          </table:table-cell>
          <table:table-cell office:value-type="float" office:value="0.259643131947535" calcext:value-type="float">
            <text:p>0.259643131947535</text:p>
          </table:table-cell>
          <table:table-cell office:value-type="float" office:value="-199.901231729601" calcext:value-type="float">
            <text:p>-199.901231729601</text:p>
          </table:table-cell>
          <table:table-cell office:value-type="float" office:value="199.901231729601" calcext:value-type="float">
            <text:p>199.901231729601</text:p>
          </table:table-cell>
          <table:table-cell office:value-type="float" office:value="1807.94127631859" calcext:value-type="float">
            <text:p>1807.94127631859</text:p>
          </table:table-cell>
          <table:table-cell office:value-type="float" office:value="2216.35529113554" calcext:value-type="float">
            <text:p>2216.35529113554</text:p>
          </table:table-cell>
          <table:table-cell office:value-type="float" office:value="2114.2517874313" calcext:value-type="float">
            <text:p>2114.2517874313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-4.28" calcext:value-type="float">
            <text:p>-4.28</text:p>
          </table:table-cell>
          <table:table-cell office:value-type="float" office:value="4.28" calcext:value-type="float">
            <text:p>4.28</text:p>
          </table:table-cell>
          <table:table-cell office:value-type="float" office:value="1100.60772277228" calcext:value-type="float">
            <text:p>1100.60772277228</text:p>
          </table:table-cell>
          <table:table-cell office:value-type="float" office:value="1109.16772277228" calcext:value-type="float">
            <text:p>1109.16772277228</text:p>
          </table:table-cell>
          <table:table-cell office:value-type="float" office:value="0.505003843817042" calcext:value-type="float">
            <text:p>0.505003843817042</text:p>
          </table:table-cell>
          <table:table-cell office:value-type="float" office:value="0.505164485572368" calcext:value-type="float">
            <text:p>0.505164485572368</text:p>
          </table:table-cell>
          <table:table-cell office:value-type="float" office:value="0.232448372202223" calcext:value-type="float">
            <text:p>0.232448372202223</text:p>
          </table:table-cell>
          <table:table-cell office:value-type="float" office:value="0.232520872362851" calcext:value-type="float">
            <text:p>0.232520872362851</text:p>
          </table:table-cell>
          <table:table-cell office:value-type="float" office:value="-175.012042330475" calcext:value-type="float">
            <text:p>-175.012042330475</text:p>
          </table:table-cell>
          <table:table-cell office:value-type="float" office:value="175.012042330475" calcext:value-type="float">
            <text:p>175.012042330475</text:p>
          </table:table-cell>
          <table:table-cell office:value-type="float" office:value="925.659954542673" calcext:value-type="float">
            <text:p>925.659954542673</text:p>
          </table:table-cell>
          <table:table-cell office:value-type="float" office:value="1284.17976510275" calcext:value-type="float">
            <text:p>1284.17976510275</text:p>
          </table:table-cell>
          <table:table-cell office:value-type="float" office:value="1194.54981246273" calcext:value-type="float">
            <text:p>1194.54981246273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-3.56" calcext:value-type="float">
            <text:p>-3.56</text:p>
          </table:table-cell>
          <table:table-cell office:value-type="float" office:value="3.56" calcext:value-type="float">
            <text:p>3.56</text:p>
          </table:table-cell>
          <table:table-cell office:value-type="float" office:value="1637.66752475248" calcext:value-type="float">
            <text:p>1637.66752475248</text:p>
          </table:table-cell>
          <table:table-cell office:value-type="float" office:value="1644.78752475248" calcext:value-type="float">
            <text:p>1644.78752475248</text:p>
          </table:table-cell>
          <table:table-cell office:value-type="float" office:value="0.511977188279788" calcext:value-type="float">
            <text:p>0.511977188279788</text:p>
          </table:table-cell>
          <table:table-cell office:value-type="float" office:value="0.512100006261094" calcext:value-type="float">
            <text:p>0.512100006261094</text:p>
          </table:table-cell>
          <table:table-cell office:value-type="float" office:value="0.239202522657455" calcext:value-type="float">
            <text:p>0.239202522657455</text:p>
          </table:table-cell>
          <table:table-cell office:value-type="float" office:value="0.239273951009742" calcext:value-type="float">
            <text:p>0.239273951009742</text:p>
          </table:table-cell>
          <table:table-cell office:value-type="float" office:value="-181.048392102762" calcext:value-type="float">
            <text:p>-181.048392102762</text:p>
          </table:table-cell>
          <table:table-cell office:value-type="float" office:value="181.048392102762" calcext:value-type="float">
            <text:p>181.048392102762</text:p>
          </table:table-cell>
          <table:table-cell office:value-type="float" office:value="1456.68350310861" calcext:value-type="float">
            <text:p>1456.68350310861</text:p>
          </table:table-cell>
          <table:table-cell office:value-type="float" office:value="1825.83591685524" calcext:value-type="float">
            <text:p>1825.83591685524</text:p>
          </table:table-cell>
          <table:table-cell office:value-type="float" office:value="1733.54781341858" calcext:value-type="float">
            <text:p>1733.54781341858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-5.08" calcext:value-type="float">
            <text:p>-5.08</text:p>
          </table:table-cell>
          <table:table-cell office:value-type="float" office:value="5.08" calcext:value-type="float">
            <text:p>5.08</text:p>
          </table:table-cell>
          <table:table-cell office:value-type="float" office:value="1448.83683168317" calcext:value-type="float">
            <text:p>1448.83683168317</text:p>
          </table:table-cell>
          <table:table-cell office:value-type="float" office:value="1458.99683168317" calcext:value-type="float">
            <text:p>1458.99683168317</text:p>
          </table:table-cell>
          <table:table-cell office:value-type="float" office:value="0.509461695328043" calcext:value-type="float">
            <text:p>0.509461695328043</text:p>
          </table:table-cell>
          <table:table-cell office:value-type="float" office:value="0.509572473778299" calcext:value-type="float">
            <text:p>0.509572473778299</text:p>
          </table:table-cell>
          <table:table-cell office:value-type="float" office:value="0.198983054908127" calcext:value-type="float">
            <text:p>0.198983054908127</text:p>
          </table:table-cell>
          <table:table-cell office:value-type="float" office:value="0.199008806039108" calcext:value-type="float">
            <text:p>0.199008806039108</text:p>
          </table:table-cell>
          <table:table-cell office:value-type="float" office:value="-146.371542905266" calcext:value-type="float">
            <text:p>-146.371542905266</text:p>
          </table:table-cell>
          <table:table-cell office:value-type="float" office:value="146.371542905266" calcext:value-type="float">
            <text:p>146.371542905266</text:p>
          </table:table-cell>
          <table:table-cell office:value-type="float" office:value="1302.48655026299" calcext:value-type="float">
            <text:p>1302.48655026299</text:p>
          </table:table-cell>
          <table:table-cell office:value-type="float" office:value="1605.36837458843" calcext:value-type="float">
            <text:p>1605.36837458843</text:p>
          </table:table-cell>
          <table:table-cell office:value-type="float" office:value="1529.64791850707" calcext:value-type="float">
            <text:p>1529.64791850707</text:p>
          </table:table-cell>
        </table:table-row>
        <table:table-row table:style-name="ro1">
          <table:table-cell office:value-type="string" calcext:value-type="string">
            <text:p>OS+ | VoNDutcH</text:p>
          </table:table-cell>
          <table:table-cell office:value-type="float" office:value="-10.82" calcext:value-type="float">
            <text:p>-10.82</text:p>
          </table:table-cell>
          <table:table-cell office:value-type="float" office:value="10.82" calcext:value-type="float">
            <text:p>10.82</text:p>
          </table:table-cell>
          <table:table-cell office:value-type="float" office:value="2128.81702970297" calcext:value-type="float">
            <text:p>2128.81702970297</text:p>
          </table:table-cell>
          <table:table-cell office:value-type="float" office:value="2150.45702970297" calcext:value-type="float">
            <text:p>2150.45702970297</text:p>
          </table:table-cell>
          <table:table-cell office:value-type="float" office:value="0.530882882129495" calcext:value-type="float">
            <text:p>0.530882882129495</text:p>
          </table:table-cell>
          <table:table-cell office:value-type="float" office:value="0.53239961409274" calcext:value-type="float">
            <text:p>0.53239961409274</text:p>
          </table:table-cell>
          <table:table-cell office:value-type="float" office:value="0.236175754497202" calcext:value-type="float">
            <text:p>0.236175754497202</text:p>
          </table:table-cell>
          <table:table-cell office:value-type="float" office:value="0.236588199153874" calcext:value-type="float">
            <text:p>0.236588199153874</text:p>
          </table:table-cell>
          <table:table-cell office:value-type="float" office:value="-178.635811724901" calcext:value-type="float">
            <text:p>-178.635811724901</text:p>
          </table:table-cell>
          <table:table-cell office:value-type="float" office:value="178.635811724901" calcext:value-type="float">
            <text:p>178.635811724901</text:p>
          </table:table-cell>
          <table:table-cell office:value-type="float" office:value="1950.55030757373" calcext:value-type="float">
            <text:p>1950.55030757373</text:p>
          </table:table-cell>
          <table:table-cell office:value-type="float" office:value="2329.09284142787" calcext:value-type="float">
            <text:p>2329.09284142787</text:p>
          </table:table-cell>
          <table:table-cell office:value-type="float" office:value="2234.45720796434" calcext:value-type="float">
            <text:p>2234.45720796434</text:p>
          </table:table-cell>
        </table:table-row>
        <table:table-row table:style-name="ro1">
          <table:table-cell office:value-type="string" calcext:value-type="string">
            <text:p>ThomasAbruzzi</text:p>
          </table:table-cell>
          <table:table-cell office:value-type="float" office:value="-5.38" calcext:value-type="float">
            <text:p>-5.38</text:p>
          </table:table-cell>
          <table:table-cell office:value-type="float" office:value="5.38" calcext:value-type="float">
            <text:p>5.38</text:p>
          </table:table-cell>
          <table:table-cell office:value-type="float" office:value="2528.58594059406" calcext:value-type="float">
            <text:p>2528.58594059406</text:p>
          </table:table-cell>
          <table:table-cell office:value-type="float" office:value="2539.34594059406" calcext:value-type="float">
            <text:p>2539.34594059406</text:p>
          </table:table-cell>
          <table:table-cell office:value-type="float" office:value="0.572938457806731" calcext:value-type="float">
            <text:p>0.572938457806731</text:p>
          </table:table-cell>
          <table:table-cell office:value-type="float" office:value="0.574540794213224" calcext:value-type="float">
            <text:p>0.574540794213224</text:p>
          </table:table-cell>
          <table:table-cell office:value-type="float" office:value="0.254169677064651" calcext:value-type="float">
            <text:p>0.254169677064651</text:p>
          </table:table-cell>
          <table:table-cell office:value-type="float" office:value="0.254726980911295" calcext:value-type="float">
            <text:p>0.254726980911295</text:p>
          </table:table-cell>
          <table:table-cell office:value-type="float" office:value="-195.256039631924" calcext:value-type="float">
            <text:p>-195.256039631924</text:p>
          </table:table-cell>
          <table:table-cell office:value-type="float" office:value="195.256039631924" calcext:value-type="float">
            <text:p>195.256039631924</text:p>
          </table:table-cell>
          <table:table-cell office:value-type="float" office:value="2333.85249457072" calcext:value-type="float">
            <text:p>2333.85249457072</text:p>
          </table:table-cell>
          <table:table-cell office:value-type="float" office:value="2734.60198022598" calcext:value-type="float">
            <text:p>2734.60198022598</text:p>
          </table:table-cell>
          <table:table-cell office:value-type="float" office:value="2634.41460881217" calcext:value-type="float">
            <text:p>2634.41460881217</text:p>
          </table:table-cell>
        </table:table-row>
        <table:table-row table:style-name="ro1">
          <table:table-cell office:value-type="string" calcext:value-type="string">
            <text:p>Manzanito</text:p>
          </table:table-cell>
          <table:table-cell office:value-type="float" office:value="-2.74" calcext:value-type="float">
            <text:p>-2.74</text:p>
          </table:table-cell>
          <table:table-cell office:value-type="float" office:value="2.74" calcext:value-type="float">
            <text:p>2.74</text:p>
          </table:table-cell>
          <table:table-cell office:value-type="float" office:value="1092.40752475248" calcext:value-type="float">
            <text:p>1092.40752475248</text:p>
          </table:table-cell>
          <table:table-cell office:value-type="float" office:value="1097.88752475248" calcext:value-type="float">
            <text:p>1097.88752475248</text:p>
          </table:table-cell>
          <table:table-cell office:value-type="float" office:value="0.504845823222275" calcext:value-type="float">
            <text:p>0.504845823222275</text:p>
          </table:table-cell>
          <table:table-cell office:value-type="float" office:value="0.504951878640539" calcext:value-type="float">
            <text:p>0.504951878640539</text:p>
          </table:table-cell>
          <table:table-cell office:value-type="float" office:value="0.235633811141935" calcext:value-type="float">
            <text:p>0.235633811141935</text:p>
          </table:table-cell>
          <table:table-cell office:value-type="float" office:value="0.235682559421909" calcext:value-type="float">
            <text:p>0.235682559421909</text:p>
          </table:table-cell>
          <table:table-cell office:value-type="float" office:value="-177.825856065618" calcext:value-type="float">
            <text:p>-177.825856065618</text:p>
          </table:table-cell>
          <table:table-cell office:value-type="float" office:value="177.825856065618" calcext:value-type="float">
            <text:p>177.825856065618</text:p>
          </table:table-cell>
          <table:table-cell office:value-type="float" office:value="914.625216029817" calcext:value-type="float">
            <text:p>914.625216029817</text:p>
          </table:table-cell>
          <table:table-cell office:value-type="float" office:value="1275.71338081809" calcext:value-type="float">
            <text:p>1275.71338081809</text:p>
          </table:table-cell>
          <table:table-cell office:value-type="float" office:value="1185.44133962102" calcext:value-type="float">
            <text:p>1185.44133962102</text:p>
          </table:table-cell>
        </table:table-row>
        <table:table-row table:style-name="ro1">
          <table:table-cell office:value-type="string" calcext:value-type="string">
            <text:p>Superhero55</text:p>
          </table:table-cell>
          <table:table-cell office:value-type="float" office:value="-5.4" calcext:value-type="float">
            <text:p>-5.4</text:p>
          </table:table-cell>
          <table:table-cell office:value-type="float" office:value="5.4" calcext:value-type="float">
            <text:p>5.4</text:p>
          </table:table-cell>
          <table:table-cell office:value-type="float" office:value="1450.53623762376" calcext:value-type="float">
            <text:p>1450.53623762376</text:p>
          </table:table-cell>
          <table:table-cell office:value-type="float" office:value="1461.33623762376" calcext:value-type="float">
            <text:p>1461.33623762376</text:p>
          </table:table-cell>
          <table:table-cell office:value-type="float" office:value="0.509480124364525" calcext:value-type="float">
            <text:p>0.509480124364525</text:p>
          </table:table-cell>
          <table:table-cell office:value-type="float" office:value="0.50959819619207" calcext:value-type="float">
            <text:p>0.50959819619207</text:p>
          </table:table-cell>
          <table:table-cell office:value-type="float" office:value="0.257171120813884" calcext:value-type="float">
            <text:p>0.257171120813884</text:p>
          </table:table-cell>
          <table:table-cell office:value-type="float" office:value="0.257235853175477" calcext:value-type="float">
            <text:p>0.257235853175477</text:p>
          </table:table-cell>
          <table:table-cell office:value-type="float" office:value="-197.618648455284" calcext:value-type="float">
            <text:p>-197.618648455284</text:p>
          </table:table-cell>
          <table:table-cell office:value-type="float" office:value="197.618648455284" calcext:value-type="float">
            <text:p>197.618648455284</text:p>
          </table:table-cell>
          <table:table-cell office:value-type="float" office:value="1252.97875525653" calcext:value-type="float">
            <text:p>1252.97875525653</text:p>
          </table:table-cell>
          <table:table-cell office:value-type="float" office:value="1658.95488607905" calcext:value-type="float">
            <text:p>1658.95488607905</text:p>
          </table:table-cell>
          <table:table-cell office:value-type="float" office:value="1557.46085337342" calcext:value-type="float">
            <text:p>1557.46085337342</text:p>
          </table:table-cell>
        </table:table-row>
        <table:table-row table:style-name="ro1">
          <table:table-cell office:value-type="string" calcext:value-type="string">
            <text:p>daniferdoser_96434</text:p>
          </table:table-cell>
          <table:table-cell office:value-type="float" office:value="-3.52" calcext:value-type="float">
            <text:p>-3.52</text:p>
          </table:table-cell>
          <table:table-cell office:value-type="float" office:value="3.52" calcext:value-type="float">
            <text:p>3.52</text:p>
          </table:table-cell>
          <table:table-cell office:value-type="float" office:value="1292.65267326733" calcext:value-type="float">
            <text:p>1292.65267326733</text:p>
          </table:table-cell>
          <table:table-cell office:value-type="float" office:value="1299.69267326733" calcext:value-type="float">
            <text:p>1299.69267326733</text:p>
          </table:table-cell>
          <table:table-cell office:value-type="float" office:value="0.507796092488678" calcext:value-type="float">
            <text:p>0.507796092488678</text:p>
          </table:table-cell>
          <table:table-cell office:value-type="float" office:value="0.507875525122139" calcext:value-type="float">
            <text:p>0.507875525122139</text:p>
          </table:table-cell>
          <table:table-cell office:value-type="float" office:value="0.243256217288767" calcext:value-type="float">
            <text:p>0.243256217288767</text:p>
          </table:table-cell>
          <table:table-cell office:value-type="float" office:value="0.243302204602876" calcext:value-type="float">
            <text:p>0.243302204602876</text:p>
          </table:table-cell>
          <table:table-cell office:value-type="float" office:value="-184.697312830618" calcext:value-type="float">
            <text:p>-184.697312830618</text:p>
          </table:table-cell>
          <table:table-cell office:value-type="float" office:value="184.697312830618" calcext:value-type="float">
            <text:p>184.697312830618</text:p>
          </table:table-cell>
          <table:table-cell office:value-type="float" office:value="1107.99722719392" calcext:value-type="float">
            <text:p>1107.99722719392</text:p>
          </table:table-cell>
          <table:table-cell office:value-type="float" office:value="1484.38998609795" calcext:value-type="float">
            <text:p>1484.38998609795</text:p>
          </table:table-cell>
          <table:table-cell office:value-type="float" office:value="1390.29179637194" calcext:value-type="float">
            <text:p>1390.29179637194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float" office:value="-4.34" calcext:value-type="float">
            <text:p>-4.34</text:p>
          </table:table-cell>
          <table:table-cell office:value-type="float" office:value="4.34" calcext:value-type="float">
            <text:p>4.34</text:p>
          </table:table-cell>
          <table:table-cell office:value-type="float" office:value="1242.73108910891" calcext:value-type="float">
            <text:p>1242.73108910891</text:p>
          </table:table-cell>
          <table:table-cell office:value-type="float" office:value="1251.41108910891" calcext:value-type="float">
            <text:p>1251.41108910891</text:p>
          </table:table-cell>
          <table:table-cell office:value-type="float" office:value="0.507200480429954" calcext:value-type="float">
            <text:p>0.507200480429954</text:p>
          </table:table-cell>
          <table:table-cell office:value-type="float" office:value="0.507308718876103" calcext:value-type="float">
            <text:p>0.507308718876103</text:p>
          </table:table-cell>
          <table:table-cell office:value-type="float" office:value="0.215767498642856" calcext:value-type="float">
            <text:p>0.215767498642856</text:p>
          </table:table-cell>
          <table:table-cell office:value-type="float" office:value="0.215796836958523" calcext:value-type="float">
            <text:p>0.215796836958523</text:p>
          </table:table-cell>
          <table:table-cell office:value-type="float" office:value="-160.464347139112" calcext:value-type="float">
            <text:p>-160.464347139112</text:p>
          </table:table-cell>
          <table:table-cell office:value-type="float" office:value="160.464347139112" calcext:value-type="float">
            <text:p>160.464347139112</text:p>
          </table:table-cell>
          <table:table-cell office:value-type="float" office:value="1082.29179425128" calcext:value-type="float">
            <text:p>1082.29179425128</text:p>
          </table:table-cell>
          <table:table-cell office:value-type="float" office:value="1411.87543624802" calcext:value-type="float">
            <text:p>1411.87543624802</text:p>
          </table:table-cell>
          <table:table-cell office:value-type="float" office:value="1329.47952574884" calcext:value-type="float">
            <text:p>1329.47952574884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4.58" calcext:value-type="float">
            <text:p>-4.58</text:p>
          </table:table-cell>
          <table:table-cell office:value-type="float" office:value="4.58" calcext:value-type="float">
            <text:p>4.58</text:p>
          </table:table-cell>
          <table:table-cell office:value-type="float" office:value="1706.94297029703" calcext:value-type="float">
            <text:p>1706.94297029703</text:p>
          </table:table-cell>
          <table:table-cell office:value-type="float" office:value="1716.10297029703" calcext:value-type="float">
            <text:p>1716.10297029703</text:p>
          </table:table-cell>
          <table:table-cell office:value-type="float" office:value="0.513297456109489" calcext:value-type="float">
            <text:p>0.513297456109489</text:p>
          </table:table-cell>
          <table:table-cell office:value-type="float" office:value="0.513494731076145" calcext:value-type="float">
            <text:p>0.513494731076145</text:p>
          </table:table-cell>
          <table:table-cell office:value-type="float" office:value="0.203116046398107" calcext:value-type="float">
            <text:p>0.203116046398107</text:p>
          </table:table-cell>
          <table:table-cell office:value-type="float" office:value="0.203121064796382" calcext:value-type="float">
            <text:p>0.203121064796382</text:p>
          </table:table-cell>
          <table:table-cell office:value-type="float" office:value="-149.780290186487" calcext:value-type="float">
            <text:p>-149.780290186487</text:p>
          </table:table-cell>
          <table:table-cell office:value-type="float" office:value="149.780290186487" calcext:value-type="float">
            <text:p>149.780290186487</text:p>
          </table:table-cell>
          <table:table-cell office:value-type="float" office:value="1557.16685646945" calcext:value-type="float">
            <text:p>1557.16685646945</text:p>
          </table:table-cell>
          <table:table-cell office:value-type="float" office:value="1865.88326048352" calcext:value-type="float">
            <text:p>1865.88326048352</text:p>
          </table:table-cell>
          <table:table-cell office:value-type="float" office:value="1788.70415948" calcext:value-type="float">
            <text:p>1788.70415948</text:p>
          </table:table-cell>
        </table:table-row>
        <table:table-row table:style-name="ro1">
          <table:table-cell office:value-type="string" calcext:value-type="string">
            <text:p>Hitorek</text:p>
          </table:table-cell>
          <table:table-cell office:value-type="float" office:value="-4.24" calcext:value-type="float">
            <text:p>-4.24</text:p>
          </table:table-cell>
          <table:table-cell office:value-type="float" office:value="4.24" calcext:value-type="float">
            <text:p>4.24</text:p>
          </table:table-cell>
          <table:table-cell office:value-type="float" office:value="1965.8996039604" calcext:value-type="float">
            <text:p>1965.8996039604</text:p>
          </table:table-cell>
          <table:table-cell office:value-type="float" office:value="1974.3796039604" calcext:value-type="float">
            <text:p>1974.3796039604</text:p>
          </table:table-cell>
          <table:table-cell office:value-type="float" office:value="0.521662811396759" calcext:value-type="float">
            <text:p>0.521662811396759</text:p>
          </table:table-cell>
          <table:table-cell office:value-type="float" office:value="0.522055042682243" calcext:value-type="float">
            <text:p>0.522055042682243</text:p>
          </table:table-cell>
          <table:table-cell office:value-type="float" office:value="0.255073845502497" calcext:value-type="float">
            <text:p>0.255073845502497</text:p>
          </table:table-cell>
          <table:table-cell office:value-type="float" office:value="0.255295421772542" calcext:value-type="float">
            <text:p>0.255295421772542</text:p>
          </table:table-cell>
          <table:table-cell office:value-type="float" office:value="-195.78990299823" calcext:value-type="float">
            <text:p>-195.78990299823</text:p>
          </table:table-cell>
          <table:table-cell office:value-type="float" office:value="195.78990299823" calcext:value-type="float">
            <text:p>195.78990299823</text:p>
          </table:table-cell>
          <table:table-cell office:value-type="float" office:value="1770.31789857943" calcext:value-type="float">
            <text:p>1770.31789857943</text:p>
          </table:table-cell>
          <table:table-cell office:value-type="float" office:value="2170.16950695863" calcext:value-type="float">
            <text:p>2170.16950695863</text:p>
          </table:table-cell>
          <table:table-cell office:value-type="float" office:value="2070.20660486383" calcext:value-type="float">
            <text:p>2070.20660486383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-9.4" calcext:value-type="float">
            <text:p>-9.4</text:p>
          </table:table-cell>
          <table:table-cell office:value-type="float" office:value="9.4" calcext:value-type="float">
            <text:p>9.4</text:p>
          </table:table-cell>
          <table:table-cell office:value-type="float" office:value="1133.22574257426" calcext:value-type="float">
            <text:p>1133.22574257426</text:p>
          </table:table-cell>
          <table:table-cell office:value-type="float" office:value="1152.02574257426" calcext:value-type="float">
            <text:p>1152.02574257426</text:p>
          </table:table-cell>
          <table:table-cell office:value-type="float" office:value="0.505593507584373" calcext:value-type="float">
            <text:p>0.505593507584373</text:p>
          </table:table-cell>
          <table:table-cell office:value-type="float" office:value="0.505907151278327" calcext:value-type="float">
            <text:p>0.505907151278327</text:p>
          </table:table-cell>
          <table:table-cell office:value-type="float" office:value="0.247335877918237" calcext:value-type="float">
            <text:p>0.247335877918237</text:p>
          </table:table-cell>
          <table:table-cell office:value-type="float" office:value="0.247489810941717" calcext:value-type="float">
            <text:p>0.247489810941717</text:p>
          </table:table-cell>
          <table:table-cell office:value-type="float" office:value="-188.530548038288" calcext:value-type="float">
            <text:p>-188.530548038288</text:p>
          </table:table-cell>
          <table:table-cell office:value-type="float" office:value="188.530548038288" calcext:value-type="float">
            <text:p>188.530548038288</text:p>
          </table:table-cell>
          <table:table-cell office:value-type="float" office:value="944.836840529005" calcext:value-type="float">
            <text:p>944.836840529005</text:p>
          </table:table-cell>
          <table:table-cell office:value-type="float" office:value="1340.55629061255" calcext:value-type="float">
            <text:p>1340.55629061255</text:p>
          </table:table-cell>
          <table:table-cell office:value-type="float" office:value="1241.62642809166" calcext:value-type="float">
            <text:p>1241.62642809166</text:p>
          </table:table-cell>
        </table:table-row>
        <table:table-row table:style-name="ro1">
          <table:table-cell office:value-type="string" calcext:value-type="string">
            <text:p>Benderandchill </text:p>
          </table:table-cell>
          <table:table-cell office:value-type="float" office:value="-3.92" calcext:value-type="float">
            <text:p>-3.92</text:p>
          </table:table-cell>
          <table:table-cell office:value-type="float" office:value="3.92" calcext:value-type="float">
            <text:p>3.92</text:p>
          </table:table-cell>
          <table:table-cell office:value-type="float" office:value="1681.20475247525" calcext:value-type="float">
            <text:p>1681.20475247525</text:p>
          </table:table-cell>
          <table:table-cell office:value-type="float" office:value="1689.04475247525" calcext:value-type="float">
            <text:p>1689.04475247525</text:p>
          </table:table-cell>
          <table:table-cell office:value-type="float" office:value="0.51277289537036" calcext:value-type="float">
            <text:p>0.51277289537036</text:p>
          </table:table-cell>
          <table:table-cell office:value-type="float" office:value="0.512928164560615" calcext:value-type="float">
            <text:p>0.512928164560615</text:p>
          </table:table-cell>
          <table:table-cell office:value-type="float" office:value="0.233136860521032" calcext:value-type="float">
            <text:p>0.233136860521032</text:p>
          </table:table-cell>
          <table:table-cell office:value-type="float" office:value="0.233209115174918" calcext:value-type="float">
            <text:p>0.233209115174918</text:p>
          </table:table-cell>
          <table:table-cell office:value-type="float" office:value="-175.622747211268" calcext:value-type="float">
            <text:p>-175.622747211268</text:p>
          </table:table-cell>
          <table:table-cell office:value-type="float" office:value="175.622747211268" calcext:value-type="float">
            <text:p>175.622747211268</text:p>
          </table:table-cell>
          <table:table-cell office:value-type="float" office:value="1505.64616667121" calcext:value-type="float">
            <text:p>1505.64616667121</text:p>
          </table:table-cell>
          <table:table-cell office:value-type="float" office:value="1864.66749968652" calcext:value-type="float">
            <text:p>1864.66749968652</text:p>
          </table:table-cell>
          <table:table-cell office:value-type="float" office:value="1774.91216643269" calcext:value-type="float">
            <text:p>1774.91216643269</text:p>
          </table:table-cell>
        </table:table-row>
        <table:table-row table:style-name="ro1">
          <table:table-cell office:value-type="string" calcext:value-type="string">
            <text:p>kiritastrich </text:p>
          </table:table-cell>
          <table:table-cell office:value-type="float" office:value="-2.78" calcext:value-type="float">
            <text:p>-2.78</text:p>
          </table:table-cell>
          <table:table-cell office:value-type="float" office:value="2.78" calcext:value-type="float">
            <text:p>2.78</text:p>
          </table:table-cell>
          <table:table-cell office:value-type="float" office:value="1863.24871287129" calcext:value-type="float">
            <text:p>1863.24871287129</text:p>
          </table:table-cell>
          <table:table-cell office:value-type="float" office:value="1868.80871287129" calcext:value-type="float">
            <text:p>1868.80871287129</text:p>
          </table:table-cell>
          <table:table-cell office:value-type="float" office:value="0.517572374874937" calcext:value-type="float">
            <text:p>0.517572374874937</text:p>
          </table:table-cell>
          <table:table-cell office:value-type="float" office:value="0.517764812197589" calcext:value-type="float">
            <text:p>0.517764812197589</text:p>
          </table:table-cell>
          <table:table-cell office:value-type="float" office:value="0.24875157102718" calcext:value-type="float">
            <text:p>0.24875157102718</text:p>
          </table:table-cell>
          <table:table-cell office:value-type="float" office:value="0.248790733710387" calcext:value-type="float">
            <text:p>0.248790733710387</text:p>
          </table:table-cell>
          <table:table-cell office:value-type="float" office:value="-189.729922520221" calcext:value-type="float">
            <text:p>-189.729922520221</text:p>
          </table:table-cell>
          <table:table-cell office:value-type="float" office:value="189.729922520221" calcext:value-type="float">
            <text:p>189.729922520221</text:p>
          </table:table-cell>
          <table:table-cell office:value-type="float" office:value="1673.55495615574" calcext:value-type="float">
            <text:p>1673.55495615574</text:p>
          </table:table-cell>
          <table:table-cell office:value-type="float" office:value="2058.53863539151" calcext:value-type="float">
            <text:p>2058.53863539151</text:p>
          </table:table-cell>
          <table:table-cell office:value-type="float" office:value="1962.29271558257" calcext:value-type="float">
            <text:p>1962.29271558257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-5.4" calcext:value-type="float">
            <text:p>-5.4</text:p>
          </table:table-cell>
          <table:table-cell office:value-type="float" office:value="5.4" calcext:value-type="float">
            <text:p>5.4</text:p>
          </table:table-cell>
          <table:table-cell office:value-type="float" office:value="1504.59188118812" calcext:value-type="float">
            <text:p>1504.59188118812</text:p>
          </table:table-cell>
          <table:table-cell office:value-type="float" office:value="1515.39188118812" calcext:value-type="float">
            <text:p>1515.39188118812</text:p>
          </table:table-cell>
          <table:table-cell office:value-type="float" office:value="0.51009215755425" calcext:value-type="float">
            <text:p>0.51009215755425</text:p>
          </table:table-cell>
          <table:table-cell office:value-type="float" office:value="0.510222076186569" calcext:value-type="float">
            <text:p>0.510222076186569</text:p>
          </table:table-cell>
          <table:table-cell office:value-type="float" office:value="0.255229965943601" calcext:value-type="float">
            <text:p>0.255229965943601</text:p>
          </table:table-cell>
          <table:table-cell office:value-type="float" office:value="0.255294469404911" calcext:value-type="float">
            <text:p>0.255294469404911</text:p>
          </table:table-cell>
          <table:table-cell office:value-type="float" office:value="-195.789007861432" calcext:value-type="float">
            <text:p>-195.789007861432</text:p>
          </table:table-cell>
          <table:table-cell office:value-type="float" office:value="195.789007861433" calcext:value-type="float">
            <text:p>195.789007861433</text:p>
          </table:table-cell>
          <table:table-cell office:value-type="float" office:value="1308.86349508721" calcext:value-type="float">
            <text:p>1308.86349508721</text:p>
          </table:table-cell>
          <table:table-cell office:value-type="float" office:value="1711.18088904955" calcext:value-type="float">
            <text:p>1711.18088904955</text:p>
          </table:table-cell>
          <table:table-cell office:value-type="float" office:value="1610.60154055897" calcext:value-type="float">
            <text:p>1610.60154055897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4.24" calcext:value-type="float">
            <text:p>-4.24</text:p>
          </table:table-cell>
          <table:table-cell office:value-type="float" office:value="4.24" calcext:value-type="float">
            <text:p>4.24</text:p>
          </table:table-cell>
          <table:table-cell office:value-type="float" office:value="1526.2798019802" calcext:value-type="float">
            <text:p>1526.2798019802</text:p>
          </table:table-cell>
          <table:table-cell office:value-type="float" office:value="1534.7598019802" calcext:value-type="float">
            <text:p>1534.7598019802</text:p>
          </table:table-cell>
          <table:table-cell office:value-type="float" office:value="0.510356254511431" calcext:value-type="float">
            <text:p>0.510356254511431</text:p>
          </table:table-cell>
          <table:table-cell office:value-type="float" office:value="0.510463159435254" calcext:value-type="float">
            <text:p>0.510463159435254</text:p>
          </table:table-cell>
          <table:table-cell office:value-type="float" office:value="0.232833931477482" calcext:value-type="float">
            <text:p>0.232833931477482</text:p>
          </table:table-cell>
          <table:table-cell office:value-type="float" office:value="0.232868769353974" calcext:value-type="float">
            <text:p>0.232868769353974</text:p>
          </table:table-cell>
          <table:table-cell office:value-type="float" office:value="-175.320620023053" calcext:value-type="float">
            <text:p>-175.320620023053</text:p>
          </table:table-cell>
          <table:table-cell office:value-type="float" office:value="175.320620023053" calcext:value-type="float">
            <text:p>175.320620023053</text:p>
          </table:table-cell>
          <table:table-cell office:value-type="float" office:value="1350.99009395699" calcext:value-type="float">
            <text:p>1350.99009395699</text:p>
          </table:table-cell>
          <table:table-cell office:value-type="float" office:value="1710.08042200325" calcext:value-type="float">
            <text:p>1710.08042200325</text:p>
          </table:table-cell>
          <table:table-cell office:value-type="float" office:value="1620.30783999169" calcext:value-type="float">
            <text:p>1620.30783999169</text:p>
          </table:table-cell>
        </table:table-row>
        <table:table-row table:style-name="ro1">
          <table:table-cell office:value-type="string" calcext:value-type="string">
            <text:p>aubin2000</text:p>
          </table:table-cell>
          <table:table-cell office:value-type="float" office:value="-3.5" calcext:value-type="float">
            <text:p>-3.5</text:p>
          </table:table-cell>
          <table:table-cell office:value-type="float" office:value="3.5" calcext:value-type="float">
            <text:p>3.5</text:p>
          </table:table-cell>
          <table:table-cell office:value-type="float" office:value="1995.14772277228" calcext:value-type="float">
            <text:p>1995.14772277228</text:p>
          </table:table-cell>
          <table:table-cell office:value-type="float" office:value="2002.14772277228" calcext:value-type="float">
            <text:p>2002.14772277228</text:p>
          </table:table-cell>
          <table:table-cell office:value-type="float" office:value="0.52305346636773" calcext:value-type="float">
            <text:p>0.52305346636773</text:p>
          </table:table-cell>
          <table:table-cell office:value-type="float" office:value="0.523402340061533" calcext:value-type="float">
            <text:p>0.523402340061533</text:p>
          </table:table-cell>
          <table:table-cell office:value-type="float" office:value="0.242448965727854" calcext:value-type="float">
            <text:p>0.242448965727854</text:p>
          </table:table-cell>
          <table:table-cell office:value-type="float" office:value="0.242589127264487" calcext:value-type="float">
            <text:p>0.242589127264487</text:p>
          </table:table-cell>
          <table:table-cell office:value-type="float" office:value="-184.048679638696" calcext:value-type="float">
            <text:p>-184.048679638696</text:p>
          </table:table-cell>
          <table:table-cell office:value-type="float" office:value="184.048679638696" calcext:value-type="float">
            <text:p>184.048679638696</text:p>
          </table:table-cell>
          <table:table-cell office:value-type="float" office:value="1811.22639943966" calcext:value-type="float">
            <text:p>1811.22639943966</text:p>
          </table:table-cell>
          <table:table-cell office:value-type="float" office:value="2186.19640241097" calcext:value-type="float">
            <text:p>2186.19640241097</text:p>
          </table:table-cell>
          <table:table-cell office:value-type="float" office:value="2092.45390166815" calcext:value-type="float">
            <text:p>2092.45390166815</text:p>
          </table:table-cell>
        </table:table-row>
        <table:table-row table:style-name="ro1">
          <table:table-cell office:value-type="string" calcext:value-type="string">
            <text:p>JagWarrior</text:p>
          </table:table-cell>
          <table:table-cell office:value-type="float" office:value="-2.76" calcext:value-type="float">
            <text:p>-2.76</text:p>
          </table:table-cell>
          <table:table-cell office:value-type="float" office:value="2.76" calcext:value-type="float">
            <text:p>2.76</text:p>
          </table:table-cell>
          <table:table-cell office:value-type="float" office:value="1624.68653465347" calcext:value-type="float">
            <text:p>1624.68653465347</text:p>
          </table:table-cell>
          <table:table-cell office:value-type="float" office:value="1630.20653465347" calcext:value-type="float">
            <text:p>1630.20653465347</text:p>
          </table:table-cell>
          <table:table-cell office:value-type="float" office:value="0.511760109598386" calcext:value-type="float">
            <text:p>0.511760109598386</text:p>
          </table:table-cell>
          <table:table-cell office:value-type="float" office:value="0.511851361021264" calcext:value-type="float">
            <text:p>0.511851361021264</text:p>
          </table:table-cell>
          <table:table-cell office:value-type="float" office:value="0.234446623668495" calcext:value-type="float">
            <text:p>0.234446623668495</text:p>
          </table:table-cell>
          <table:table-cell office:value-type="float" office:value="0.234488727395191" calcext:value-type="float">
            <text:p>0.234488727395191</text:p>
          </table:table-cell>
          <table:table-cell office:value-type="float" office:value="-176.760868203639" calcext:value-type="float">
            <text:p>-176.760868203639</text:p>
          </table:table-cell>
          <table:table-cell office:value-type="float" office:value="176.760868203639" calcext:value-type="float">
            <text:p>176.760868203639</text:p>
          </table:table-cell>
          <table:table-cell office:value-type="float" office:value="1447.96317020518" calcext:value-type="float">
            <text:p>1447.96317020518</text:p>
          </table:table-cell>
          <table:table-cell office:value-type="float" office:value="1806.9674028571" calcext:value-type="float">
            <text:p>1806.9674028571</text:p>
          </table:table-cell>
          <table:table-cell office:value-type="float" office:value="1717.21634469412" calcext:value-type="float">
            <text:p>1717.21634469412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6.52" calcext:value-type="float">
            <text:p>-6.52</text:p>
          </table:table-cell>
          <table:table-cell office:value-type="float" office:value="6.52" calcext:value-type="float">
            <text:p>6.52</text:p>
          </table:table-cell>
          <table:table-cell office:value-type="float" office:value="1478.97287128713" calcext:value-type="float">
            <text:p>1478.97287128713</text:p>
          </table:table-cell>
          <table:table-cell office:value-type="float" office:value="1492.01287128713" calcext:value-type="float">
            <text:p>1492.01287128713</text:p>
          </table:table-cell>
          <table:table-cell office:value-type="float" office:value="0.509795077979518" calcext:value-type="float">
            <text:p>0.509795077979518</text:p>
          </table:table-cell>
          <table:table-cell office:value-type="float" office:value="0.509944472837612" calcext:value-type="float">
            <text:p>0.509944472837612</text:p>
          </table:table-cell>
          <table:table-cell office:value-type="float" office:value="0.241959008437573" calcext:value-type="float">
            <text:p>0.241959008437573</text:p>
          </table:table-cell>
          <table:table-cell office:value-type="float" office:value="0.24203259195759" calcext:value-type="float">
            <text:p>0.24203259195759</text:p>
          </table:table-cell>
          <table:table-cell office:value-type="float" office:value="-183.543256379752" calcext:value-type="float">
            <text:p>-183.543256379752</text:p>
          </table:table-cell>
          <table:table-cell office:value-type="float" office:value="183.543256379752" calcext:value-type="float">
            <text:p>183.543256379752</text:p>
          </table:table-cell>
          <table:table-cell office:value-type="float" office:value="1295.49638725438" calcext:value-type="float">
            <text:p>1295.49638725438</text:p>
          </table:table-cell>
          <table:table-cell office:value-type="float" office:value="1675.55612766688" calcext:value-type="float">
            <text:p>1675.55612766688</text:p>
          </table:table-cell>
          <table:table-cell office:value-type="float" office:value="1580.54119256376" calcext:value-type="float">
            <text:p>1580.54119256376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-2.76" calcext:value-type="float">
            <text:p>-2.76</text:p>
          </table:table-cell>
          <table:table-cell office:value-type="float" office:value="2.76" calcext:value-type="float">
            <text:p>2.76</text:p>
          </table:table-cell>
          <table:table-cell office:value-type="float" office:value="1835.27920792079" calcext:value-type="float">
            <text:p>1835.27920792079</text:p>
          </table:table-cell>
          <table:table-cell office:value-type="float" office:value="1840.79920792079" calcext:value-type="float">
            <text:p>1840.79920792079</text:p>
          </table:table-cell>
          <table:table-cell office:value-type="float" office:value="0.516650611134959" calcext:value-type="float">
            <text:p>0.516650611134959</text:p>
          </table:table-cell>
          <table:table-cell office:value-type="float" office:value="0.516826533390088" calcext:value-type="float">
            <text:p>0.516826533390088</text:p>
          </table:table-cell>
          <table:table-cell office:value-type="float" office:value="0.249984880591522" calcext:value-type="float">
            <text:p>0.249984880591522</text:p>
          </table:table-cell>
          <table:table-cell office:value-type="float" office:value="0.250070449793687" calcext:value-type="float">
            <text:p>0.250070449793687</text:p>
          </table:table-cell>
          <table:table-cell office:value-type="float" office:value="-190.913779394535" calcext:value-type="float">
            <text:p>-190.913779394535</text:p>
          </table:table-cell>
          <table:table-cell office:value-type="float" office:value="190.913779394535" calcext:value-type="float">
            <text:p>190.913779394535</text:p>
          </table:table-cell>
          <table:table-cell office:value-type="float" office:value="1644.44471380532" calcext:value-type="float">
            <text:p>1644.44471380532</text:p>
          </table:table-cell>
          <table:table-cell office:value-type="float" office:value="2031.71298731533" calcext:value-type="float">
            <text:p>2031.71298731533</text:p>
          </table:table-cell>
          <table:table-cell office:value-type="float" office:value="1934.89591893782" calcext:value-type="float">
            <text:p>1934.89591893782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-3.98" calcext:value-type="float">
            <text:p>-3.98</text:p>
          </table:table-cell>
          <table:table-cell office:value-type="float" office:value="3.98" calcext:value-type="float">
            <text:p>3.98</text:p>
          </table:table-cell>
          <table:table-cell office:value-type="float" office:value="1612.76356435644" calcext:value-type="float">
            <text:p>1612.76356435644</text:p>
          </table:table-cell>
          <table:table-cell office:value-type="float" office:value="1620.72356435644" calcext:value-type="float">
            <text:p>1620.72356435644</text:p>
          </table:table-cell>
          <table:table-cell office:value-type="float" office:value="0.511568173935112" calcext:value-type="float">
            <text:p>0.511568173935112</text:p>
          </table:table-cell>
          <table:table-cell office:value-type="float" office:value="0.511695541076555" calcext:value-type="float">
            <text:p>0.511695541076555</text:p>
          </table:table-cell>
          <table:table-cell office:value-type="float" office:value="0.269607016969973" calcext:value-type="float">
            <text:p>0.269607016969973</text:p>
          </table:table-cell>
          <table:table-cell office:value-type="float" office:value="0.269669974324537" calcext:value-type="float">
            <text:p>0.269669974324537</text:p>
          </table:table-cell>
          <table:table-cell office:value-type="float" office:value="-209.581595430388" calcext:value-type="float">
            <text:p>-209.581595430388</text:p>
          </table:table-cell>
          <table:table-cell office:value-type="float" office:value="209.581595430389" calcext:value-type="float">
            <text:p>209.581595430389</text:p>
          </table:table-cell>
          <table:table-cell office:value-type="float" office:value="1403.24365598823" calcext:value-type="float">
            <text:p>1403.24365598823</text:p>
          </table:table-cell>
          <table:table-cell office:value-type="float" office:value="1830.30515978682" calcext:value-type="float">
            <text:p>1830.30515978682</text:p>
          </table:table-cell>
          <table:table-cell office:value-type="float" office:value="1723.53978383718" calcext:value-type="float">
            <text:p>1723.53978383718</text:p>
          </table:table-cell>
        </table:table-row>
        <table:table-row table:style-name="ro1">
          <table:table-cell office:value-type="string" calcext:value-type="string">
            <text:p>qablo</text:p>
          </table:table-cell>
          <table:table-cell office:value-type="float" office:value="-2.48" calcext:value-type="float">
            <text:p>-2.48</text:p>
          </table:table-cell>
          <table:table-cell office:value-type="float" office:value="2.48" calcext:value-type="float">
            <text:p>2.48</text:p>
          </table:table-cell>
          <table:table-cell office:value-type="float" office:value="1082.40138613861" calcext:value-type="float">
            <text:p>1082.40138613861</text:p>
          </table:table-cell>
          <table:table-cell office:value-type="float" office:value="1087.36138613861" calcext:value-type="float">
            <text:p>1087.36138613861</text:p>
          </table:table-cell>
          <table:table-cell office:value-type="float" office:value="0.504647354752066" calcext:value-type="float">
            <text:p>0.504647354752066</text:p>
          </table:table-cell>
          <table:table-cell office:value-type="float" office:value="0.504746522151872" calcext:value-type="float">
            <text:p>0.504746522151872</text:p>
          </table:table-cell>
          <table:table-cell office:value-type="float" office:value="0.357717530190663" calcext:value-type="float">
            <text:p>0.357717530190663</text:p>
          </table:table-cell>
          <table:table-cell office:value-type="float" office:value="0.357816697590468" calcext:value-type="float">
            <text:p>0.357816697590468</text:p>
          </table:table-cell>
          <table:table-cell office:value-type="float" office:value="-312.218359402441" calcext:value-type="float">
            <text:p>-312.218359402441</text:p>
          </table:table-cell>
          <table:table-cell office:value-type="float" office:value="312.218359402441" calcext:value-type="float">
            <text:p>312.218359402441</text:p>
          </table:table-cell>
          <table:table-cell office:value-type="float" office:value="770.324229705519" calcext:value-type="float">
            <text:p>770.324229705519</text:p>
          </table:table-cell>
          <table:table-cell office:value-type="float" office:value="1399.57974554105" calcext:value-type="float">
            <text:p>1399.57974554105</text:p>
          </table:table-cell>
          <table:table-cell office:value-type="float" office:value="1242.26586658217" calcext:value-type="float">
            <text:p>1242.26586658217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3.08" calcext:value-type="float">
            <text:p>-3.08</text:p>
          </table:table-cell>
          <table:table-cell office:value-type="float" office:value="3.08" calcext:value-type="float">
            <text:p>3.08</text:p>
          </table:table-cell>
          <table:table-cell office:value-type="float" office:value="1559.1201980198" calcext:value-type="float">
            <text:p>1559.1201980198</text:p>
          </table:table-cell>
          <table:table-cell office:value-type="float" office:value="1565.2801980198" calcext:value-type="float">
            <text:p>1565.2801980198</text:p>
          </table:table-cell>
          <table:table-cell office:value-type="float" office:value="0.510783184843913" calcext:value-type="float">
            <text:p>0.510783184843913</text:p>
          </table:table-cell>
          <table:table-cell office:value-type="float" office:value="0.510867403050318" calcext:value-type="float">
            <text:p>0.510867403050318</text:p>
          </table:table-cell>
          <table:table-cell office:value-type="float" office:value="0.239239608366838" calcext:value-type="float">
            <text:p>0.239239608366838</text:p>
          </table:table-cell>
          <table:table-cell office:value-type="float" office:value="0.239283453547103" calcext:value-type="float">
            <text:p>0.239283453547103</text:p>
          </table:table-cell>
          <table:table-cell office:value-type="float" office:value="-181.056956546968" calcext:value-type="float">
            <text:p>-181.056956546968</text:p>
          </table:table-cell>
          <table:table-cell office:value-type="float" office:value="181.056956546968" calcext:value-type="float">
            <text:p>181.056956546968</text:p>
          </table:table-cell>
          <table:table-cell office:value-type="float" office:value="1378.10275656005" calcext:value-type="float">
            <text:p>1378.10275656005</text:p>
          </table:table-cell>
          <table:table-cell office:value-type="float" office:value="1746.33715456677" calcext:value-type="float">
            <text:p>1746.33715456677</text:p>
          </table:table-cell>
          <table:table-cell office:value-type="float" office:value="1654.27855506509" calcext:value-type="float">
            <text:p>1654.27855506509</text:p>
          </table:table-cell>
        </table:table-row>
        <table:table-row table:style-name="ro1">
          <table:table-cell office:value-type="string" calcext:value-type="string">
            <text:p>PlushWerewolf </text:p>
          </table:table-cell>
          <table:table-cell office:value-type="float" office:value="-3.6" calcext:value-type="float">
            <text:p>-3.6</text:p>
          </table:table-cell>
          <table:table-cell office:value-type="float" office:value="3.6" calcext:value-type="float">
            <text:p>3.6</text:p>
          </table:table-cell>
          <table:table-cell office:value-type="float" office:value="1262.6697029703" calcext:value-type="float">
            <text:p>1262.6697029703</text:p>
          </table:table-cell>
          <table:table-cell office:value-type="float" office:value="1269.8697029703" calcext:value-type="float">
            <text:p>1269.8697029703</text:p>
          </table:table-cell>
          <table:table-cell office:value-type="float" office:value="0.507445942962118" calcext:value-type="float">
            <text:p>0.507445942962118</text:p>
          </table:table-cell>
          <table:table-cell office:value-type="float" office:value="0.507531949265804" calcext:value-type="float">
            <text:p>0.507531949265804</text:p>
          </table:table-cell>
          <table:table-cell office:value-type="float" office:value="0.295006604711614" calcext:value-type="float">
            <text:p>0.295006604711614</text:p>
          </table:table-cell>
          <table:table-cell office:value-type="float" office:value="0.295061226258867" calcext:value-type="float">
            <text:p>0.295061226258867</text:p>
          </table:table-cell>
          <table:table-cell office:value-type="float" office:value="-235.51057637333" calcext:value-type="float">
            <text:p>-235.51057637333</text:p>
          </table:table-cell>
          <table:table-cell office:value-type="float" office:value="235.51057637333" calcext:value-type="float">
            <text:p>235.51057637333</text:p>
          </table:table-cell>
          <table:table-cell office:value-type="float" office:value="1027.21735577268" calcext:value-type="float">
            <text:p>1027.21735577268</text:p>
          </table:table-cell>
          <table:table-cell office:value-type="float" office:value="1505.38027934363" calcext:value-type="float">
            <text:p>1505.38027934363</text:p>
          </table:table-cell>
          <table:table-cell office:value-type="float" office:value="1385.83954845089" calcext:value-type="float">
            <text:p>1385.83954845089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-2.28" calcext:value-type="float">
            <text:p>-2.28</text:p>
          </table:table-cell>
          <table:table-cell office:value-type="float" office:value="2.28" calcext:value-type="float">
            <text:p>2.28</text:p>
          </table:table-cell>
          <table:table-cell office:value-type="float" office:value="1726.14574257426" calcext:value-type="float">
            <text:p>1726.14574257426</text:p>
          </table:table-cell>
          <table:table-cell office:value-type="float" office:value="1730.70574257426" calcext:value-type="float">
            <text:p>1730.70574257426</text:p>
          </table:table-cell>
          <table:table-cell office:value-type="float" office:value="0.51371770963469" calcext:value-type="float">
            <text:p>0.51371770963469</text:p>
          </table:table-cell>
          <table:table-cell office:value-type="float" office:value="0.513821320858058" calcext:value-type="float">
            <text:p>0.513821320858058</text:p>
          </table:table-cell>
          <table:table-cell office:value-type="float" office:value="0.216292801783944" calcext:value-type="float">
            <text:p>0.216292801783944</text:p>
          </table:table-cell>
          <table:table-cell office:value-type="float" office:value="0.216312615158237" calcext:value-type="float">
            <text:p>0.216312615158237</text:p>
          </table:table-cell>
          <table:table-cell office:value-type="float" office:value="-160.905030360409" calcext:value-type="float">
            <text:p>-160.905030360409</text:p>
          </table:table-cell>
          <table:table-cell office:value-type="float" office:value="160.905030360409" calcext:value-type="float">
            <text:p>160.905030360409</text:p>
          </table:table-cell>
          <table:table-cell office:value-type="float" office:value="1565.25764977841" calcext:value-type="float">
            <text:p>1565.25764977841</text:p>
          </table:table-cell>
          <table:table-cell office:value-type="float" office:value="1891.61077293467" calcext:value-type="float">
            <text:p>1891.61077293467</text:p>
          </table:table-cell>
          <table:table-cell office:value-type="float" office:value="1810.0224921456" calcext:value-type="float">
            <text:p>1810.0224921456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-3.4" calcext:value-type="float">
            <text:p>-3.4</text:p>
          </table:table-cell>
          <table:table-cell office:value-type="float" office:value="3.4" calcext:value-type="float">
            <text:p>3.4</text:p>
          </table:table-cell>
          <table:table-cell office:value-type="float" office:value="1611.42455445545" calcext:value-type="float">
            <text:p>1611.42455445545</text:p>
          </table:table-cell>
          <table:table-cell office:value-type="float" office:value="1618.22455445545" calcext:value-type="float">
            <text:p>1618.22455445545</text:p>
          </table:table-cell>
          <table:table-cell office:value-type="float" office:value="0.511547047795957" calcext:value-type="float">
            <text:p>0.511547047795957</text:p>
          </table:table-cell>
          <table:table-cell office:value-type="float" office:value="0.511655223470459" calcext:value-type="float">
            <text:p>0.511655223470459</text:p>
          </table:table-cell>
          <table:table-cell office:value-type="float" office:value="0.254529616483984" calcext:value-type="float">
            <text:p>0.254529616483984</text:p>
          </table:table-cell>
          <table:table-cell office:value-type="float" office:value="0.254596704380364" calcext:value-type="float">
            <text:p>0.254596704380364</text:p>
          </table:table-cell>
          <table:table-cell office:value-type="float" office:value="-195.13380535572" calcext:value-type="float">
            <text:p>-195.13380535572</text:p>
          </table:table-cell>
          <table:table-cell office:value-type="float" office:value="195.13380535572" calcext:value-type="float">
            <text:p>195.13380535572</text:p>
          </table:table-cell>
          <table:table-cell office:value-type="float" office:value="1416.35367843306" calcext:value-type="float">
            <text:p>1416.35367843306</text:p>
          </table:table-cell>
          <table:table-cell office:value-type="float" office:value="1813.35835981117" calcext:value-type="float">
            <text:p>1813.35835981117</text:p>
          </table:table-cell>
          <table:table-cell office:value-type="float" office:value="1714.10718946664" calcext:value-type="float">
            <text:p>1714.10718946664</text:p>
          </table:table-cell>
        </table:table-row>
        <table:table-row table:style-name="ro1">
          <table:table-cell office:value-type="string" calcext:value-type="string">
            <text:p>leonroma</text:p>
          </table:table-cell>
          <table:table-cell office:value-type="float" office:value="-2.36" calcext:value-type="float">
            <text:p>-2.36</text:p>
          </table:table-cell>
          <table:table-cell office:value-type="float" office:value="2.36" calcext:value-type="float">
            <text:p>2.36</text:p>
          </table:table-cell>
          <table:table-cell office:value-type="float" office:value="982.271089108911" calcext:value-type="float">
            <text:p>982.271089108911</text:p>
          </table:table-cell>
          <table:table-cell office:value-type="float" office:value="986.991089108911" calcext:value-type="float">
            <text:p>986.991089108911</text:p>
          </table:table-cell>
          <table:table-cell office:value-type="float" office:value="0.502273719571276" calcext:value-type="float">
            <text:p>0.502273719571276</text:p>
          </table:table-cell>
          <table:table-cell office:value-type="float" office:value="0.502403101066287" calcext:value-type="float">
            <text:p>0.502403101066287</text:p>
          </table:table-cell>
          <table:table-cell office:value-type="float" office:value="0.24802410329283" calcext:value-type="float">
            <text:p>0.24802410329283</text:p>
          </table:table-cell>
          <table:table-cell office:value-type="float" office:value="0.248082211473046" calcext:value-type="float">
            <text:p>0.248082211473046</text:p>
          </table:table-cell>
          <table:table-cell office:value-type="float" office:value="-189.076197071254" calcext:value-type="float">
            <text:p>-189.076197071254</text:p>
          </table:table-cell>
          <table:table-cell office:value-type="float" office:value="189.076197071254" calcext:value-type="float">
            <text:p>189.076197071254</text:p>
          </table:table-cell>
          <table:table-cell office:value-type="float" office:value="793.24845199203" calcext:value-type="float">
            <text:p>793.24845199203</text:p>
          </table:table-cell>
          <table:table-cell office:value-type="float" office:value="1176.06728618017" calcext:value-type="float">
            <text:p>1176.06728618017</text:p>
          </table:table-cell>
          <table:table-cell office:value-type="float" office:value="1080.36257763313" calcext:value-type="float">
            <text:p>1080.36257763313</text:p>
          </table:table-cell>
        </table:table-row>
        <table:table-row table:style-name="ro1">
          <table:table-cell office:value-type="string" calcext:value-type="string">
            <text:p>ajeomar</text:p>
          </table:table-cell>
          <table:table-cell office:value-type="float" office:value="-3.56" calcext:value-type="float">
            <text:p>-3.56</text:p>
          </table:table-cell>
          <table:table-cell office:value-type="float" office:value="3.56" calcext:value-type="float">
            <text:p>3.56</text:p>
          </table:table-cell>
          <table:table-cell office:value-type="float" office:value="1343.79742574257" calcext:value-type="float">
            <text:p>1343.79742574257</text:p>
          </table:table-cell>
          <table:table-cell office:value-type="float" office:value="1350.91742574257" calcext:value-type="float">
            <text:p>1350.91742574257</text:p>
          </table:table-cell>
          <table:table-cell office:value-type="float" office:value="0.508355496345644" calcext:value-type="float">
            <text:p>0.508355496345644</text:p>
          </table:table-cell>
          <table:table-cell office:value-type="float" office:value="0.508430868862575" calcext:value-type="float">
            <text:p>0.508430868862575</text:p>
          </table:table-cell>
          <table:table-cell office:value-type="float" office:value="0.264701536601243" calcext:value-type="float">
            <text:p>0.264701536601243</text:p>
          </table:table-cell>
          <table:table-cell office:value-type="float" office:value="0.264730627748129" calcext:value-type="float">
            <text:p>0.264730627748129</text:p>
          </table:table-cell>
          <table:table-cell office:value-type="float" office:value="-204.777236199046" calcext:value-type="float">
            <text:p>-204.777236199046</text:p>
          </table:table-cell>
          <table:table-cell office:value-type="float" office:value="204.777236199046" calcext:value-type="float">
            <text:p>204.777236199046</text:p>
          </table:table-cell>
          <table:table-cell office:value-type="float" office:value="1139.04827701727" calcext:value-type="float">
            <text:p>1139.04827701727</text:p>
          </table:table-cell>
          <table:table-cell office:value-type="float" office:value="1555.69466194162" calcext:value-type="float">
            <text:p>1555.69466194162</text:p>
          </table:table-cell>
          <table:table-cell office:value-type="float" office:value="1451.53306571053" calcext:value-type="float">
            <text:p>1451.53306571053</text:p>
          </table:table-cell>
        </table:table-row>
        <table:table-row table:style-name="ro1">
          <table:table-cell office:value-type="string" calcext:value-type="string">
            <text:p>Qeetsa</text:p>
          </table:table-cell>
          <table:table-cell office:value-type="float" office:value="-4.08" calcext:value-type="float">
            <text:p>-4.08</text:p>
          </table:table-cell>
          <table:table-cell office:value-type="float" office:value="4.08" calcext:value-type="float">
            <text:p>4.08</text:p>
          </table:table-cell>
          <table:table-cell office:value-type="float" office:value="1743.1803960396" calcext:value-type="float">
            <text:p>1743.1803960396</text:p>
          </table:table-cell>
          <table:table-cell office:value-type="float" office:value="1751.3403960396" calcext:value-type="float">
            <text:p>1751.3403960396</text:p>
          </table:table-cell>
          <table:table-cell office:value-type="float" office:value="0.514112519341464" calcext:value-type="float">
            <text:p>0.514112519341464</text:p>
          </table:table-cell>
          <table:table-cell office:value-type="float" office:value="0.514309291428918" calcext:value-type="float">
            <text:p>0.514309291428918</text:p>
          </table:table-cell>
          <table:table-cell office:value-type="float" office:value="0.22057175891232" calcext:value-type="float">
            <text:p>0.22057175891232</text:p>
          </table:table-cell>
          <table:table-cell office:value-type="float" office:value="0.22063640026912" calcext:value-type="float">
            <text:p>0.22063640026912</text:p>
          </table:table-cell>
          <table:table-cell office:value-type="float" office:value="-164.618550785054" calcext:value-type="float">
            <text:p>-164.618550785054</text:p>
          </table:table-cell>
          <table:table-cell office:value-type="float" office:value="164.618550785054" calcext:value-type="float">
            <text:p>164.618550785054</text:p>
          </table:table-cell>
          <table:table-cell office:value-type="float" office:value="1578.61762005057" calcext:value-type="float">
            <text:p>1578.61762005057</text:p>
          </table:table-cell>
          <table:table-cell office:value-type="float" office:value="1915.95894682466" calcext:value-type="float">
            <text:p>1915.95894682466</text:p>
          </table:table-cell>
          <table:table-cell office:value-type="float" office:value="1831.62361513114" calcext:value-type="float">
            <text:p>1831.62361513114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-4.68" calcext:value-type="float">
            <text:p>-4.68</text:p>
          </table:table-cell>
          <table:table-cell office:value-type="float" office:value="4.68" calcext:value-type="float">
            <text:p>4.68</text:p>
          </table:table-cell>
          <table:table-cell office:value-type="float" office:value="1545.72297029703" calcext:value-type="float">
            <text:p>1545.72297029703</text:p>
          </table:table-cell>
          <table:table-cell office:value-type="float" office:value="1555.08297029703" calcext:value-type="float">
            <text:p>1555.08297029703</text:p>
          </table:table-cell>
          <table:table-cell office:value-type="float" office:value="0.510604711554801" calcext:value-type="float">
            <text:p>0.510604711554801</text:p>
          </table:table-cell>
          <table:table-cell office:value-type="float" office:value="0.510728739268223" calcext:value-type="float">
            <text:p>0.510728739268223</text:p>
          </table:table-cell>
          <table:table-cell office:value-type="float" office:value="0.261979670470197" calcext:value-type="float">
            <text:p>0.261979670470197</text:p>
          </table:table-cell>
          <table:table-cell office:value-type="float" office:value="0.26204026997579" calcext:value-type="float">
            <text:p>0.26204026997579</text:p>
          </table:table-cell>
          <table:table-cell office:value-type="float" office:value="-202.189781874732" calcext:value-type="float">
            <text:p>-202.189781874732</text:p>
          </table:table-cell>
          <table:table-cell office:value-type="float" office:value="202.189781874732" calcext:value-type="float">
            <text:p>202.189781874732</text:p>
          </table:table-cell>
          <table:table-cell office:value-type="float" office:value="1343.59123731881" calcext:value-type="float">
            <text:p>1343.59123731881</text:p>
          </table:table-cell>
          <table:table-cell office:value-type="float" office:value="1757.27275217176" calcext:value-type="float">
            <text:p>1757.27275217176</text:p>
          </table:table-cell>
          <table:table-cell office:value-type="float" office:value="1653.85237345852" calcext:value-type="float">
            <text:p>1653.85237345852</text:p>
          </table:table-cell>
        </table:table-row>
        <table:table-row table:style-name="ro1">
          <table:table-cell office:value-type="string" calcext:value-type="string">
            <text:p>RAY</text:p>
          </table:table-cell>
          <table:table-cell office:value-type="float" office:value="-4.24" calcext:value-type="float">
            <text:p>-4.24</text:p>
          </table:table-cell>
          <table:table-cell office:value-type="float" office:value="4.24" calcext:value-type="float">
            <text:p>4.24</text:p>
          </table:table-cell>
          <table:table-cell office:value-type="float" office:value="1822.72851485149" calcext:value-type="float">
            <text:p>1822.72851485149</text:p>
          </table:table-cell>
          <table:table-cell office:value-type="float" office:value="1831.20851485149" calcext:value-type="float">
            <text:p>1831.20851485149</text:p>
          </table:table-cell>
          <table:table-cell office:value-type="float" office:value="0.516261270690051" calcext:value-type="float">
            <text:p>0.516261270690051</text:p>
          </table:table-cell>
          <table:table-cell office:value-type="float" office:value="0.5165227230948" calcext:value-type="float">
            <text:p>0.5165227230948</text:p>
          </table:table-cell>
          <table:table-cell office:value-type="float" office:value="0.248112399578472" calcext:value-type="float">
            <text:p>0.248112399578472</text:p>
          </table:table-cell>
          <table:table-cell office:value-type="float" office:value="0.24823131455379" calcext:value-type="float">
            <text:p>0.24823131455379</text:p>
          </table:table-cell>
          <table:table-cell office:value-type="float" office:value="-189.213667102205" calcext:value-type="float">
            <text:p>-189.213667102205</text:p>
          </table:table-cell>
          <table:table-cell office:value-type="float" office:value="189.213667102205" calcext:value-type="float">
            <text:p>189.213667102205</text:p>
          </table:table-cell>
          <table:table-cell office:value-type="float" office:value="1633.62448931485" calcext:value-type="float">
            <text:p>1633.62448931485</text:p>
          </table:table-cell>
          <table:table-cell office:value-type="float" office:value="2020.42218195369" calcext:value-type="float">
            <text:p>2020.42218195369</text:p>
          </table:table-cell>
          <table:table-cell office:value-type="float" office:value="1923.72275879398" calcext:value-type="float">
            <text:p>1923.72275879398</text:p>
          </table:table-cell>
        </table:table-row>
        <table:table-row table:style-name="ro1">
          <table:table-cell office:value-type="string" calcext:value-type="string">
            <text:p>Jasuni </text:p>
          </table:table-cell>
          <table:table-cell office:value-type="float" office:value="-4.57142857142857" calcext:value-type="float">
            <text:p>-4.57142857142857</text:p>
          </table:table-cell>
          <table:table-cell office:value-type="float" office:value="4.57142857142857" calcext:value-type="float">
            <text:p>4.57142857142857</text:p>
          </table:table-cell>
          <table:table-cell office:value-type="float" office:value="1006.62271062271" calcext:value-type="float">
            <text:p>1006.62271062271</text:p>
          </table:table-cell>
          <table:table-cell office:value-type="float" office:value="1015.76556776557" calcext:value-type="float">
            <text:p>1015.76556776557</text:p>
          </table:table-cell>
          <table:table-cell office:value-type="float" office:value="0.50292139126834" calcext:value-type="float">
            <text:p>0.50292139126834</text:p>
          </table:table-cell>
          <table:table-cell office:value-type="float" office:value="0.503152161414331" calcext:value-type="float">
            <text:p>0.503152161414331</text:p>
          </table:table-cell>
          <table:table-cell office:value-type="float" office:value="0.234310952889514" calcext:value-type="float">
            <text:p>0.234310952889514</text:p>
          </table:table-cell>
          <table:table-cell office:value-type="float" office:value="0.234404209318374" calcext:value-type="float">
            <text:p>0.234404209318374</text:p>
          </table:table-cell>
          <table:table-cell office:value-type="float" office:value="-176.685587844324" calcext:value-type="float">
            <text:p>-176.685587844324</text:p>
          </table:table-cell>
          <table:table-cell office:value-type="float" office:value="176.685587844324" calcext:value-type="float">
            <text:p>176.685587844324</text:p>
          </table:table-cell>
          <table:table-cell office:value-type="float" office:value="830.020168655784" calcext:value-type="float">
            <text:p>830.020168655784</text:p>
          </table:table-cell>
          <table:table-cell office:value-type="float" office:value="1192.45115560989" calcext:value-type="float">
            <text:p>1192.45115560989</text:p>
          </table:table-cell>
          <table:table-cell office:value-type="float" office:value="1101.84340887137" calcext:value-type="float">
            <text:p>1101.84340887137</text:p>
          </table:table-cell>
        </table:table-row>
        <table:table-row table:style-name="ro1">
          <table:table-cell office:value-type="string" calcext:value-type="string">
            <text:p>LonzoWall#3510</text:p>
          </table:table-cell>
          <table:table-cell office:value-type="float" office:value="-3.88" calcext:value-type="float">
            <text:p>-3.88</text:p>
          </table:table-cell>
          <table:table-cell office:value-type="float" office:value="3.88" calcext:value-type="float">
            <text:p>3.88</text:p>
          </table:table-cell>
          <table:table-cell office:value-type="float" office:value="1585.54059405941" calcext:value-type="float">
            <text:p>1585.54059405941</text:p>
          </table:table-cell>
          <table:table-cell office:value-type="float" office:value="1593.30059405941" calcext:value-type="float">
            <text:p>1593.30059405941</text:p>
          </table:table-cell>
          <table:table-cell office:value-type="float" office:value="0.511154729273329" calcext:value-type="float">
            <text:p>0.511154729273329</text:p>
          </table:table-cell>
          <table:table-cell office:value-type="float" office:value="0.511269235893963" calcext:value-type="float">
            <text:p>0.511269235893963</text:p>
          </table:table-cell>
          <table:table-cell office:value-type="float" office:value="0.244332996122913" calcext:value-type="float">
            <text:p>0.244332996122913</text:p>
          </table:table-cell>
          <table:table-cell office:value-type="float" office:value="0.244398636540969" calcext:value-type="float">
            <text:p>0.244398636540969</text:p>
          </table:table-cell>
          <table:table-cell office:value-type="float" office:value="-185.696961134942" calcext:value-type="float">
            <text:p>-185.696961134942</text:p>
          </table:table-cell>
          <table:table-cell office:value-type="float" office:value="185.696961134942" calcext:value-type="float">
            <text:p>185.696961134942</text:p>
          </table:table-cell>
          <table:table-cell office:value-type="float" office:value="1399.90355823516" calcext:value-type="float">
            <text:p>1399.90355823516</text:p>
          </table:table-cell>
          <table:table-cell office:value-type="float" office:value="1778.99755519435" calcext:value-type="float">
            <text:p>1778.99755519435</text:p>
          </table:table-cell>
          <table:table-cell office:value-type="float" office:value="1684.22405595455" calcext:value-type="float">
            <text:p>1684.22405595455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3.44" calcext:value-type="float">
            <text:p>-3.44</text:p>
          </table:table-cell>
          <table:table-cell office:value-type="float" office:value="3.44" calcext:value-type="float">
            <text:p>3.44</text:p>
          </table:table-cell>
          <table:table-cell office:value-type="float" office:value="2205.88415841584" calcext:value-type="float">
            <text:p>2205.88415841584</text:p>
          </table:table-cell>
          <table:table-cell office:value-type="float" office:value="2212.76415841584" calcext:value-type="float">
            <text:p>2212.76415841584</text:p>
          </table:table-cell>
          <table:table-cell office:value-type="float" office:value="0.536632764160634" calcext:value-type="float">
            <text:p>0.536632764160634</text:p>
          </table:table-cell>
          <table:table-cell office:value-type="float" office:value="0.537194427380529" calcext:value-type="float">
            <text:p>0.537194427380529</text:p>
          </table:table-cell>
          <table:table-cell office:value-type="float" office:value="0.263529703322358" calcext:value-type="float">
            <text:p>0.263529703322358</text:p>
          </table:table-cell>
          <table:table-cell office:value-type="float" office:value="0.263836893688678" calcext:value-type="float">
            <text:p>0.263836893688678</text:p>
          </table:table-cell>
          <table:table-cell office:value-type="float" office:value="-203.915431445366" calcext:value-type="float">
            <text:p>-203.915431445366</text:p>
          </table:table-cell>
          <table:table-cell office:value-type="float" office:value="203.915431445366" calcext:value-type="float">
            <text:p>203.915431445366</text:p>
          </table:table-cell>
          <table:table-cell office:value-type="float" office:value="2002.26442214247" calcext:value-type="float">
            <text:p>2002.26442214247</text:p>
          </table:table-cell>
          <table:table-cell office:value-type="float" office:value="2416.67958986121" calcext:value-type="float">
            <text:p>2416.67958986121</text:p>
          </table:table-cell>
          <table:table-cell office:value-type="float" office:value="2313.07579793152" calcext:value-type="float">
            <text:p>2313.07579793152</text:p>
          </table:table-cell>
        </table:table-row>
      </table:table>
      <table:table table:name="Ranked_Full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Ranked Elo Window</text:p>
          </table:table-cell>
          <table:table-cell/>
          <table:table-cell office:value-type="string" calcext:value-type="string">
            <text:p>Ranked Elo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Banana Philosopher</text:p>
          </table:table-cell>
          <table:table-cell office:value-type="float" office:value="-4.74" calcext:value-type="float">
            <text:p>-4.74</text:p>
          </table:table-cell>
          <table:table-cell office:value-type="float" office:value="4.74" calcext:value-type="float">
            <text:p>4.74</text:p>
          </table:table-cell>
          <table:table-cell office:value-type="float" office:value="1274.61504950495" calcext:value-type="float">
            <text:p>1274.61504950495</text:p>
          </table:table-cell>
          <table:table-cell office:value-type="float" office:value="1284.09504950495" calcext:value-type="float">
            <text:p>1284.09504950495</text:p>
          </table:table-cell>
          <table:table-cell office:value-type="float" office:value="0.507587933696242" calcext:value-type="float">
            <text:p>0.507587933696242</text:p>
          </table:table-cell>
          <table:table-cell office:value-type="float" office:value="0.507698211766357" calcext:value-type="float">
            <text:p>0.507698211766357</text:p>
          </table:table-cell>
          <table:table-cell office:value-type="float" office:value="0.22634296289445" calcext:value-type="float">
            <text:p>0.22634296289445</text:p>
          </table:table-cell>
          <table:table-cell office:value-type="float" office:value="0.22637841632664" calcext:value-type="float">
            <text:p>0.22637841632664</text:p>
          </table:table-cell>
          <table:table-cell office:value-type="float" office:value="-169.605031540868" calcext:value-type="float">
            <text:p>-169.605031540868</text:p>
          </table:table-cell>
          <table:table-cell office:value-type="float" office:value="169.605031540867" calcext:value-type="float">
            <text:p>169.605031540867</text:p>
          </table:table-cell>
          <table:table-cell office:value-type="float" office:value="1105.04100441015" calcext:value-type="float">
            <text:p>1105.04100441015</text:p>
          </table:table-cell>
          <table:table-cell office:value-type="float" office:value="1453.70008104582" calcext:value-type="float">
            <text:p>1453.70008104582</text:p>
          </table:table-cell>
          <table:table-cell office:value-type="float" office:value="1366.5353118869" calcext:value-type="float">
            <text:p>1366.5353118869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4.42" calcext:value-type="float">
            <text:p>-4.42</text:p>
          </table:table-cell>
          <table:table-cell office:value-type="float" office:value="4.42" calcext:value-type="float">
            <text:p>4.42</text:p>
          </table:table-cell>
          <table:table-cell office:value-type="float" office:value="2007.61405940594" calcext:value-type="float">
            <text:p>2007.61405940594</text:p>
          </table:table-cell>
          <table:table-cell office:value-type="float" office:value="2016.45405940594" calcext:value-type="float">
            <text:p>2016.45405940594</text:p>
          </table:table-cell>
          <table:table-cell office:value-type="float" office:value="0.523679186428298" calcext:value-type="float">
            <text:p>0.523679186428298</text:p>
          </table:table-cell>
          <table:table-cell office:value-type="float" office:value="0.524135171390823" calcext:value-type="float">
            <text:p>0.524135171390823</text:p>
          </table:table-cell>
          <table:table-cell office:value-type="float" office:value="0.25940293986859" calcext:value-type="float">
            <text:p>0.25940293986859</text:p>
          </table:table-cell>
          <table:table-cell office:value-type="float" office:value="0.259643131947535" calcext:value-type="float">
            <text:p>0.259643131947535</text:p>
          </table:table-cell>
          <table:table-cell office:value-type="float" office:value="-199.901231729601" calcext:value-type="float">
            <text:p>-199.901231729601</text:p>
          </table:table-cell>
          <table:table-cell office:value-type="float" office:value="199.901231729601" calcext:value-type="float">
            <text:p>199.901231729601</text:p>
          </table:table-cell>
          <table:table-cell office:value-type="float" office:value="1807.94127631859" calcext:value-type="float">
            <text:p>1807.94127631859</text:p>
          </table:table-cell>
          <table:table-cell office:value-type="float" office:value="2216.35529113554" calcext:value-type="float">
            <text:p>2216.35529113554</text:p>
          </table:table-cell>
          <table:table-cell office:value-type="float" office:value="2114.2517874313" calcext:value-type="float">
            <text:p>2114.2517874313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-4.28" calcext:value-type="float">
            <text:p>-4.28</text:p>
          </table:table-cell>
          <table:table-cell office:value-type="float" office:value="4.28" calcext:value-type="float">
            <text:p>4.28</text:p>
          </table:table-cell>
          <table:table-cell office:value-type="float" office:value="1100.60772277228" calcext:value-type="float">
            <text:p>1100.60772277228</text:p>
          </table:table-cell>
          <table:table-cell office:value-type="float" office:value="1109.16772277228" calcext:value-type="float">
            <text:p>1109.16772277228</text:p>
          </table:table-cell>
          <table:table-cell office:value-type="float" office:value="0.505003843817042" calcext:value-type="float">
            <text:p>0.505003843817042</text:p>
          </table:table-cell>
          <table:table-cell office:value-type="float" office:value="0.505164485572368" calcext:value-type="float">
            <text:p>0.505164485572368</text:p>
          </table:table-cell>
          <table:table-cell office:value-type="float" office:value="0.232448372202223" calcext:value-type="float">
            <text:p>0.232448372202223</text:p>
          </table:table-cell>
          <table:table-cell office:value-type="float" office:value="0.232520872362851" calcext:value-type="float">
            <text:p>0.232520872362851</text:p>
          </table:table-cell>
          <table:table-cell office:value-type="float" office:value="-175.012042330475" calcext:value-type="float">
            <text:p>-175.012042330475</text:p>
          </table:table-cell>
          <table:table-cell office:value-type="float" office:value="175.012042330475" calcext:value-type="float">
            <text:p>175.012042330475</text:p>
          </table:table-cell>
          <table:table-cell office:value-type="float" office:value="925.659954542673" calcext:value-type="float">
            <text:p>925.659954542673</text:p>
          </table:table-cell>
          <table:table-cell office:value-type="float" office:value="1284.17976510275" calcext:value-type="float">
            <text:p>1284.17976510275</text:p>
          </table:table-cell>
          <table:table-cell office:value-type="float" office:value="1194.54981246273" calcext:value-type="float">
            <text:p>1194.54981246273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-3.56" calcext:value-type="float">
            <text:p>-3.56</text:p>
          </table:table-cell>
          <table:table-cell office:value-type="float" office:value="3.56" calcext:value-type="float">
            <text:p>3.56</text:p>
          </table:table-cell>
          <table:table-cell office:value-type="float" office:value="1637.66752475248" calcext:value-type="float">
            <text:p>1637.66752475248</text:p>
          </table:table-cell>
          <table:table-cell office:value-type="float" office:value="1644.78752475248" calcext:value-type="float">
            <text:p>1644.78752475248</text:p>
          </table:table-cell>
          <table:table-cell office:value-type="float" office:value="0.511977188279788" calcext:value-type="float">
            <text:p>0.511977188279788</text:p>
          </table:table-cell>
          <table:table-cell office:value-type="float" office:value="0.512100006261094" calcext:value-type="float">
            <text:p>0.512100006261094</text:p>
          </table:table-cell>
          <table:table-cell office:value-type="float" office:value="0.239202522657455" calcext:value-type="float">
            <text:p>0.239202522657455</text:p>
          </table:table-cell>
          <table:table-cell office:value-type="float" office:value="0.239273951009742" calcext:value-type="float">
            <text:p>0.239273951009742</text:p>
          </table:table-cell>
          <table:table-cell office:value-type="float" office:value="-181.048392102762" calcext:value-type="float">
            <text:p>-181.048392102762</text:p>
          </table:table-cell>
          <table:table-cell office:value-type="float" office:value="181.048392102762" calcext:value-type="float">
            <text:p>181.048392102762</text:p>
          </table:table-cell>
          <table:table-cell office:value-type="float" office:value="1456.68350310861" calcext:value-type="float">
            <text:p>1456.68350310861</text:p>
          </table:table-cell>
          <table:table-cell office:value-type="float" office:value="1825.83591685524" calcext:value-type="float">
            <text:p>1825.83591685524</text:p>
          </table:table-cell>
          <table:table-cell office:value-type="float" office:value="1733.54781341858" calcext:value-type="float">
            <text:p>1733.54781341858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-5.08" calcext:value-type="float">
            <text:p>-5.08</text:p>
          </table:table-cell>
          <table:table-cell office:value-type="float" office:value="5.08" calcext:value-type="float">
            <text:p>5.08</text:p>
          </table:table-cell>
          <table:table-cell office:value-type="float" office:value="1448.83683168317" calcext:value-type="float">
            <text:p>1448.83683168317</text:p>
          </table:table-cell>
          <table:table-cell office:value-type="float" office:value="1458.99683168317" calcext:value-type="float">
            <text:p>1458.99683168317</text:p>
          </table:table-cell>
          <table:table-cell office:value-type="float" office:value="0.509461695328043" calcext:value-type="float">
            <text:p>0.509461695328043</text:p>
          </table:table-cell>
          <table:table-cell office:value-type="float" office:value="0.509572473778299" calcext:value-type="float">
            <text:p>0.509572473778299</text:p>
          </table:table-cell>
          <table:table-cell office:value-type="float" office:value="0.198983054908127" calcext:value-type="float">
            <text:p>0.198983054908127</text:p>
          </table:table-cell>
          <table:table-cell office:value-type="float" office:value="0.199008806039108" calcext:value-type="float">
            <text:p>0.199008806039108</text:p>
          </table:table-cell>
          <table:table-cell office:value-type="float" office:value="-146.371542905266" calcext:value-type="float">
            <text:p>-146.371542905266</text:p>
          </table:table-cell>
          <table:table-cell office:value-type="float" office:value="146.371542905266" calcext:value-type="float">
            <text:p>146.371542905266</text:p>
          </table:table-cell>
          <table:table-cell office:value-type="float" office:value="1302.48655026299" calcext:value-type="float">
            <text:p>1302.48655026299</text:p>
          </table:table-cell>
          <table:table-cell office:value-type="float" office:value="1605.36837458843" calcext:value-type="float">
            <text:p>1605.36837458843</text:p>
          </table:table-cell>
          <table:table-cell office:value-type="float" office:value="1529.64791850707" calcext:value-type="float">
            <text:p>1529.64791850707</text:p>
          </table:table-cell>
        </table:table-row>
        <table:table-row table:style-name="ro1">
          <table:table-cell office:value-type="string" calcext:value-type="string">
            <text:p>OS+ | VoNDutcH</text:p>
          </table:table-cell>
          <table:table-cell office:value-type="float" office:value="-10.82" calcext:value-type="float">
            <text:p>-10.82</text:p>
          </table:table-cell>
          <table:table-cell office:value-type="float" office:value="10.82" calcext:value-type="float">
            <text:p>10.82</text:p>
          </table:table-cell>
          <table:table-cell office:value-type="float" office:value="2128.81702970297" calcext:value-type="float">
            <text:p>2128.81702970297</text:p>
          </table:table-cell>
          <table:table-cell office:value-type="float" office:value="2150.45702970297" calcext:value-type="float">
            <text:p>2150.45702970297</text:p>
          </table:table-cell>
          <table:table-cell office:value-type="float" office:value="0.530882882129495" calcext:value-type="float">
            <text:p>0.530882882129495</text:p>
          </table:table-cell>
          <table:table-cell office:value-type="float" office:value="0.53239961409274" calcext:value-type="float">
            <text:p>0.53239961409274</text:p>
          </table:table-cell>
          <table:table-cell office:value-type="float" office:value="0.236175754497202" calcext:value-type="float">
            <text:p>0.236175754497202</text:p>
          </table:table-cell>
          <table:table-cell office:value-type="float" office:value="0.236588199153874" calcext:value-type="float">
            <text:p>0.236588199153874</text:p>
          </table:table-cell>
          <table:table-cell office:value-type="float" office:value="-178.635811724901" calcext:value-type="float">
            <text:p>-178.635811724901</text:p>
          </table:table-cell>
          <table:table-cell office:value-type="float" office:value="178.635811724901" calcext:value-type="float">
            <text:p>178.635811724901</text:p>
          </table:table-cell>
          <table:table-cell office:value-type="float" office:value="1950.55030757373" calcext:value-type="float">
            <text:p>1950.55030757373</text:p>
          </table:table-cell>
          <table:table-cell office:value-type="float" office:value="2329.09284142787" calcext:value-type="float">
            <text:p>2329.09284142787</text:p>
          </table:table-cell>
          <table:table-cell office:value-type="float" office:value="2234.45720796434" calcext:value-type="float">
            <text:p>2234.45720796434</text:p>
          </table:table-cell>
        </table:table-row>
        <table:table-row table:style-name="ro1">
          <table:table-cell office:value-type="string" calcext:value-type="string">
            <text:p>ThomasAbruzzi</text:p>
          </table:table-cell>
          <table:table-cell office:value-type="float" office:value="-5.38" calcext:value-type="float">
            <text:p>-5.38</text:p>
          </table:table-cell>
          <table:table-cell office:value-type="float" office:value="5.38" calcext:value-type="float">
            <text:p>5.38</text:p>
          </table:table-cell>
          <table:table-cell office:value-type="float" office:value="2528.58594059406" calcext:value-type="float">
            <text:p>2528.58594059406</text:p>
          </table:table-cell>
          <table:table-cell office:value-type="float" office:value="2539.34594059406" calcext:value-type="float">
            <text:p>2539.34594059406</text:p>
          </table:table-cell>
          <table:table-cell office:value-type="float" office:value="0.572938457806731" calcext:value-type="float">
            <text:p>0.572938457806731</text:p>
          </table:table-cell>
          <table:table-cell office:value-type="float" office:value="0.574540794213224" calcext:value-type="float">
            <text:p>0.574540794213224</text:p>
          </table:table-cell>
          <table:table-cell office:value-type="float" office:value="0.254169677064651" calcext:value-type="float">
            <text:p>0.254169677064651</text:p>
          </table:table-cell>
          <table:table-cell office:value-type="float" office:value="0.254726980911295" calcext:value-type="float">
            <text:p>0.254726980911295</text:p>
          </table:table-cell>
          <table:table-cell office:value-type="float" office:value="-195.256039631924" calcext:value-type="float">
            <text:p>-195.256039631924</text:p>
          </table:table-cell>
          <table:table-cell office:value-type="float" office:value="195.256039631924" calcext:value-type="float">
            <text:p>195.256039631924</text:p>
          </table:table-cell>
          <table:table-cell office:value-type="float" office:value="2333.85249457072" calcext:value-type="float">
            <text:p>2333.85249457072</text:p>
          </table:table-cell>
          <table:table-cell office:value-type="float" office:value="2734.60198022598" calcext:value-type="float">
            <text:p>2734.60198022598</text:p>
          </table:table-cell>
          <table:table-cell office:value-type="float" office:value="2634.41460881217" calcext:value-type="float">
            <text:p>2634.41460881217</text:p>
          </table:table-cell>
        </table:table-row>
        <table:table-row table:style-name="ro1">
          <table:table-cell office:value-type="string" calcext:value-type="string">
            <text:p>Manzanito</text:p>
          </table:table-cell>
          <table:table-cell office:value-type="float" office:value="-2.74" calcext:value-type="float">
            <text:p>-2.74</text:p>
          </table:table-cell>
          <table:table-cell office:value-type="float" office:value="2.74" calcext:value-type="float">
            <text:p>2.74</text:p>
          </table:table-cell>
          <table:table-cell office:value-type="float" office:value="1092.40752475248" calcext:value-type="float">
            <text:p>1092.40752475248</text:p>
          </table:table-cell>
          <table:table-cell office:value-type="float" office:value="1097.88752475248" calcext:value-type="float">
            <text:p>1097.88752475248</text:p>
          </table:table-cell>
          <table:table-cell office:value-type="float" office:value="0.504845823222275" calcext:value-type="float">
            <text:p>0.504845823222275</text:p>
          </table:table-cell>
          <table:table-cell office:value-type="float" office:value="0.504951878640539" calcext:value-type="float">
            <text:p>0.504951878640539</text:p>
          </table:table-cell>
          <table:table-cell office:value-type="float" office:value="0.235633811141935" calcext:value-type="float">
            <text:p>0.235633811141935</text:p>
          </table:table-cell>
          <table:table-cell office:value-type="float" office:value="0.235682559421909" calcext:value-type="float">
            <text:p>0.235682559421909</text:p>
          </table:table-cell>
          <table:table-cell office:value-type="float" office:value="-177.825856065618" calcext:value-type="float">
            <text:p>-177.825856065618</text:p>
          </table:table-cell>
          <table:table-cell office:value-type="float" office:value="177.825856065618" calcext:value-type="float">
            <text:p>177.825856065618</text:p>
          </table:table-cell>
          <table:table-cell office:value-type="float" office:value="914.625216029817" calcext:value-type="float">
            <text:p>914.625216029817</text:p>
          </table:table-cell>
          <table:table-cell office:value-type="float" office:value="1275.71338081809" calcext:value-type="float">
            <text:p>1275.71338081809</text:p>
          </table:table-cell>
          <table:table-cell office:value-type="float" office:value="1185.44133962102" calcext:value-type="float">
            <text:p>1185.44133962102</text:p>
          </table:table-cell>
        </table:table-row>
        <table:table-row table:style-name="ro1">
          <table:table-cell office:value-type="string" calcext:value-type="string">
            <text:p>Superhero55</text:p>
          </table:table-cell>
          <table:table-cell office:value-type="float" office:value="-5.4" calcext:value-type="float">
            <text:p>-5.4</text:p>
          </table:table-cell>
          <table:table-cell office:value-type="float" office:value="5.4" calcext:value-type="float">
            <text:p>5.4</text:p>
          </table:table-cell>
          <table:table-cell office:value-type="float" office:value="1450.53623762376" calcext:value-type="float">
            <text:p>1450.53623762376</text:p>
          </table:table-cell>
          <table:table-cell office:value-type="float" office:value="1461.33623762376" calcext:value-type="float">
            <text:p>1461.33623762376</text:p>
          </table:table-cell>
          <table:table-cell office:value-type="float" office:value="0.509480124364525" calcext:value-type="float">
            <text:p>0.509480124364525</text:p>
          </table:table-cell>
          <table:table-cell office:value-type="float" office:value="0.50959819619207" calcext:value-type="float">
            <text:p>0.50959819619207</text:p>
          </table:table-cell>
          <table:table-cell office:value-type="float" office:value="0.257171120813884" calcext:value-type="float">
            <text:p>0.257171120813884</text:p>
          </table:table-cell>
          <table:table-cell office:value-type="float" office:value="0.257235853175477" calcext:value-type="float">
            <text:p>0.257235853175477</text:p>
          </table:table-cell>
          <table:table-cell office:value-type="float" office:value="-197.618648455284" calcext:value-type="float">
            <text:p>-197.618648455284</text:p>
          </table:table-cell>
          <table:table-cell office:value-type="float" office:value="197.618648455284" calcext:value-type="float">
            <text:p>197.618648455284</text:p>
          </table:table-cell>
          <table:table-cell office:value-type="float" office:value="1252.97875525653" calcext:value-type="float">
            <text:p>1252.97875525653</text:p>
          </table:table-cell>
          <table:table-cell office:value-type="float" office:value="1658.95488607905" calcext:value-type="float">
            <text:p>1658.95488607905</text:p>
          </table:table-cell>
          <table:table-cell office:value-type="float" office:value="1557.46085337342" calcext:value-type="float">
            <text:p>1557.46085337342</text:p>
          </table:table-cell>
        </table:table-row>
        <table:table-row table:style-name="ro1">
          <table:table-cell office:value-type="string" calcext:value-type="string">
            <text:p>daniferdoser_96434</text:p>
          </table:table-cell>
          <table:table-cell office:value-type="float" office:value="-3.52" calcext:value-type="float">
            <text:p>-3.52</text:p>
          </table:table-cell>
          <table:table-cell office:value-type="float" office:value="3.52" calcext:value-type="float">
            <text:p>3.52</text:p>
          </table:table-cell>
          <table:table-cell office:value-type="float" office:value="1292.65267326733" calcext:value-type="float">
            <text:p>1292.65267326733</text:p>
          </table:table-cell>
          <table:table-cell office:value-type="float" office:value="1299.69267326733" calcext:value-type="float">
            <text:p>1299.69267326733</text:p>
          </table:table-cell>
          <table:table-cell office:value-type="float" office:value="0.507796092488678" calcext:value-type="float">
            <text:p>0.507796092488678</text:p>
          </table:table-cell>
          <table:table-cell office:value-type="float" office:value="0.507875525122139" calcext:value-type="float">
            <text:p>0.507875525122139</text:p>
          </table:table-cell>
          <table:table-cell office:value-type="float" office:value="0.243256217288767" calcext:value-type="float">
            <text:p>0.243256217288767</text:p>
          </table:table-cell>
          <table:table-cell office:value-type="float" office:value="0.243302204602876" calcext:value-type="float">
            <text:p>0.243302204602876</text:p>
          </table:table-cell>
          <table:table-cell office:value-type="float" office:value="-184.697312830618" calcext:value-type="float">
            <text:p>-184.697312830618</text:p>
          </table:table-cell>
          <table:table-cell office:value-type="float" office:value="184.697312830618" calcext:value-type="float">
            <text:p>184.697312830618</text:p>
          </table:table-cell>
          <table:table-cell office:value-type="float" office:value="1107.99722719392" calcext:value-type="float">
            <text:p>1107.99722719392</text:p>
          </table:table-cell>
          <table:table-cell office:value-type="float" office:value="1484.38998609795" calcext:value-type="float">
            <text:p>1484.38998609795</text:p>
          </table:table-cell>
          <table:table-cell office:value-type="float" office:value="1390.29179637194" calcext:value-type="float">
            <text:p>1390.29179637194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float" office:value="-4.34" calcext:value-type="float">
            <text:p>-4.34</text:p>
          </table:table-cell>
          <table:table-cell office:value-type="float" office:value="4.34" calcext:value-type="float">
            <text:p>4.34</text:p>
          </table:table-cell>
          <table:table-cell office:value-type="float" office:value="1242.73108910891" calcext:value-type="float">
            <text:p>1242.73108910891</text:p>
          </table:table-cell>
          <table:table-cell office:value-type="float" office:value="1251.41108910891" calcext:value-type="float">
            <text:p>1251.41108910891</text:p>
          </table:table-cell>
          <table:table-cell office:value-type="float" office:value="0.507200480429954" calcext:value-type="float">
            <text:p>0.507200480429954</text:p>
          </table:table-cell>
          <table:table-cell office:value-type="float" office:value="0.507308718876103" calcext:value-type="float">
            <text:p>0.507308718876103</text:p>
          </table:table-cell>
          <table:table-cell office:value-type="float" office:value="0.215767498642856" calcext:value-type="float">
            <text:p>0.215767498642856</text:p>
          </table:table-cell>
          <table:table-cell office:value-type="float" office:value="0.215796836958523" calcext:value-type="float">
            <text:p>0.215796836958523</text:p>
          </table:table-cell>
          <table:table-cell office:value-type="float" office:value="-160.464347139112" calcext:value-type="float">
            <text:p>-160.464347139112</text:p>
          </table:table-cell>
          <table:table-cell office:value-type="float" office:value="160.464347139112" calcext:value-type="float">
            <text:p>160.464347139112</text:p>
          </table:table-cell>
          <table:table-cell office:value-type="float" office:value="1082.29179425128" calcext:value-type="float">
            <text:p>1082.29179425128</text:p>
          </table:table-cell>
          <table:table-cell office:value-type="float" office:value="1411.87543624802" calcext:value-type="float">
            <text:p>1411.87543624802</text:p>
          </table:table-cell>
          <table:table-cell office:value-type="float" office:value="1329.47952574884" calcext:value-type="float">
            <text:p>1329.47952574884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4.58" calcext:value-type="float">
            <text:p>-4.58</text:p>
          </table:table-cell>
          <table:table-cell office:value-type="float" office:value="4.58" calcext:value-type="float">
            <text:p>4.58</text:p>
          </table:table-cell>
          <table:table-cell office:value-type="float" office:value="1706.94297029703" calcext:value-type="float">
            <text:p>1706.94297029703</text:p>
          </table:table-cell>
          <table:table-cell office:value-type="float" office:value="1716.10297029703" calcext:value-type="float">
            <text:p>1716.10297029703</text:p>
          </table:table-cell>
          <table:table-cell office:value-type="float" office:value="0.513297456109489" calcext:value-type="float">
            <text:p>0.513297456109489</text:p>
          </table:table-cell>
          <table:table-cell office:value-type="float" office:value="0.513494731076145" calcext:value-type="float">
            <text:p>0.513494731076145</text:p>
          </table:table-cell>
          <table:table-cell office:value-type="float" office:value="0.203116046398107" calcext:value-type="float">
            <text:p>0.203116046398107</text:p>
          </table:table-cell>
          <table:table-cell office:value-type="float" office:value="0.203121064796382" calcext:value-type="float">
            <text:p>0.203121064796382</text:p>
          </table:table-cell>
          <table:table-cell office:value-type="float" office:value="-149.780290186487" calcext:value-type="float">
            <text:p>-149.780290186487</text:p>
          </table:table-cell>
          <table:table-cell office:value-type="float" office:value="149.780290186487" calcext:value-type="float">
            <text:p>149.780290186487</text:p>
          </table:table-cell>
          <table:table-cell office:value-type="float" office:value="1557.16685646945" calcext:value-type="float">
            <text:p>1557.16685646945</text:p>
          </table:table-cell>
          <table:table-cell office:value-type="float" office:value="1865.88326048352" calcext:value-type="float">
            <text:p>1865.88326048352</text:p>
          </table:table-cell>
          <table:table-cell office:value-type="float" office:value="1788.70415948" calcext:value-type="float">
            <text:p>1788.70415948</text:p>
          </table:table-cell>
        </table:table-row>
        <table:table-row table:style-name="ro1">
          <table:table-cell office:value-type="string" calcext:value-type="string">
            <text:p>Hitorek</text:p>
          </table:table-cell>
          <table:table-cell office:value-type="float" office:value="-4.66" calcext:value-type="float">
            <text:p>-4.66</text:p>
          </table:table-cell>
          <table:table-cell office:value-type="float" office:value="4.66" calcext:value-type="float">
            <text:p>4.66</text:p>
          </table:table-cell>
          <table:table-cell office:value-type="float" office:value="1982.77425742574" calcext:value-type="float">
            <text:p>1982.77425742574</text:p>
          </table:table-cell>
          <table:table-cell office:value-type="float" office:value="1992.09425742574" calcext:value-type="float">
            <text:p>1992.09425742574</text:p>
          </table:table-cell>
          <table:table-cell office:value-type="float" office:value="0.522452085196199" calcext:value-type="float">
            <text:p>0.522452085196199</text:p>
          </table:table-cell>
          <table:table-cell office:value-type="float" office:value="0.522903253892394" calcext:value-type="float">
            <text:p>0.522903253892394</text:p>
          </table:table-cell>
          <table:table-cell office:value-type="float" office:value="0.247100886926853" calcext:value-type="float">
            <text:p>0.247100886926853</text:p>
          </table:table-cell>
          <table:table-cell office:value-type="float" office:value="0.247245340062038" calcext:value-type="float">
            <text:p>0.247245340062038</text:p>
          </table:table-cell>
          <table:table-cell office:value-type="float" office:value="-188.305617655618" calcext:value-type="float">
            <text:p>-188.305617655618</text:p>
          </table:table-cell>
          <table:table-cell office:value-type="float" office:value="188.305617655618" calcext:value-type="float">
            <text:p>188.305617655618</text:p>
          </table:table-cell>
          <table:table-cell office:value-type="float" office:value="1794.60147913538" calcext:value-type="float">
            <text:p>1794.60147913538</text:p>
          </table:table-cell>
          <table:table-cell office:value-type="float" office:value="2180.39987508136" calcext:value-type="float">
            <text:p>2180.39987508136</text:p>
          </table:table-cell>
          <table:table-cell office:value-type="float" office:value="2083.95027609486" calcext:value-type="float">
            <text:p>2083.95027609486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-9.4" calcext:value-type="float">
            <text:p>-9.4</text:p>
          </table:table-cell>
          <table:table-cell office:value-type="float" office:value="9.4" calcext:value-type="float">
            <text:p>9.4</text:p>
          </table:table-cell>
          <table:table-cell office:value-type="float" office:value="1133.22574257426" calcext:value-type="float">
            <text:p>1133.22574257426</text:p>
          </table:table-cell>
          <table:table-cell office:value-type="float" office:value="1152.02574257426" calcext:value-type="float">
            <text:p>1152.02574257426</text:p>
          </table:table-cell>
          <table:table-cell office:value-type="float" office:value="0.505593507584373" calcext:value-type="float">
            <text:p>0.505593507584373</text:p>
          </table:table-cell>
          <table:table-cell office:value-type="float" office:value="0.505907151278327" calcext:value-type="float">
            <text:p>0.505907151278327</text:p>
          </table:table-cell>
          <table:table-cell office:value-type="float" office:value="0.247335877918237" calcext:value-type="float">
            <text:p>0.247335877918237</text:p>
          </table:table-cell>
          <table:table-cell office:value-type="float" office:value="0.247489810941717" calcext:value-type="float">
            <text:p>0.247489810941717</text:p>
          </table:table-cell>
          <table:table-cell office:value-type="float" office:value="-188.530548038288" calcext:value-type="float">
            <text:p>-188.530548038288</text:p>
          </table:table-cell>
          <table:table-cell office:value-type="float" office:value="188.530548038288" calcext:value-type="float">
            <text:p>188.530548038288</text:p>
          </table:table-cell>
          <table:table-cell office:value-type="float" office:value="944.836840529005" calcext:value-type="float">
            <text:p>944.836840529005</text:p>
          </table:table-cell>
          <table:table-cell office:value-type="float" office:value="1340.55629061255" calcext:value-type="float">
            <text:p>1340.55629061255</text:p>
          </table:table-cell>
          <table:table-cell office:value-type="float" office:value="1241.62642809166" calcext:value-type="float">
            <text:p>1241.62642809166</text:p>
          </table:table-cell>
        </table:table-row>
        <table:table-row table:style-name="ro1">
          <table:table-cell office:value-type="string" calcext:value-type="string">
            <text:p>Benderandchill </text:p>
          </table:table-cell>
          <table:table-cell office:value-type="float" office:value="-3.92" calcext:value-type="float">
            <text:p>-3.92</text:p>
          </table:table-cell>
          <table:table-cell office:value-type="float" office:value="3.92" calcext:value-type="float">
            <text:p>3.92</text:p>
          </table:table-cell>
          <table:table-cell office:value-type="float" office:value="1681.20475247525" calcext:value-type="float">
            <text:p>1681.20475247525</text:p>
          </table:table-cell>
          <table:table-cell office:value-type="float" office:value="1689.04475247525" calcext:value-type="float">
            <text:p>1689.04475247525</text:p>
          </table:table-cell>
          <table:table-cell office:value-type="float" office:value="0.51277289537036" calcext:value-type="float">
            <text:p>0.51277289537036</text:p>
          </table:table-cell>
          <table:table-cell office:value-type="float" office:value="0.512928164560615" calcext:value-type="float">
            <text:p>0.512928164560615</text:p>
          </table:table-cell>
          <table:table-cell office:value-type="float" office:value="0.233136860521032" calcext:value-type="float">
            <text:p>0.233136860521032</text:p>
          </table:table-cell>
          <table:table-cell office:value-type="float" office:value="0.233209115174918" calcext:value-type="float">
            <text:p>0.233209115174918</text:p>
          </table:table-cell>
          <table:table-cell office:value-type="float" office:value="-175.622747211268" calcext:value-type="float">
            <text:p>-175.622747211268</text:p>
          </table:table-cell>
          <table:table-cell office:value-type="float" office:value="175.622747211268" calcext:value-type="float">
            <text:p>175.622747211268</text:p>
          </table:table-cell>
          <table:table-cell office:value-type="float" office:value="1505.64616667121" calcext:value-type="float">
            <text:p>1505.64616667121</text:p>
          </table:table-cell>
          <table:table-cell office:value-type="float" office:value="1864.66749968652" calcext:value-type="float">
            <text:p>1864.66749968652</text:p>
          </table:table-cell>
          <table:table-cell office:value-type="float" office:value="1774.91216643269" calcext:value-type="float">
            <text:p>1774.91216643269</text:p>
          </table:table-cell>
        </table:table-row>
        <table:table-row table:style-name="ro1">
          <table:table-cell office:value-type="string" calcext:value-type="string">
            <text:p>kiritastrich </text:p>
          </table:table-cell>
          <table:table-cell office:value-type="float" office:value="-2.78" calcext:value-type="float">
            <text:p>-2.78</text:p>
          </table:table-cell>
          <table:table-cell office:value-type="float" office:value="2.78" calcext:value-type="float">
            <text:p>2.78</text:p>
          </table:table-cell>
          <table:table-cell office:value-type="float" office:value="1863.24871287129" calcext:value-type="float">
            <text:p>1863.24871287129</text:p>
          </table:table-cell>
          <table:table-cell office:value-type="float" office:value="1868.80871287129" calcext:value-type="float">
            <text:p>1868.80871287129</text:p>
          </table:table-cell>
          <table:table-cell office:value-type="float" office:value="0.517572374874937" calcext:value-type="float">
            <text:p>0.517572374874937</text:p>
          </table:table-cell>
          <table:table-cell office:value-type="float" office:value="0.517764812197589" calcext:value-type="float">
            <text:p>0.517764812197589</text:p>
          </table:table-cell>
          <table:table-cell office:value-type="float" office:value="0.24875157102718" calcext:value-type="float">
            <text:p>0.24875157102718</text:p>
          </table:table-cell>
          <table:table-cell office:value-type="float" office:value="0.248790733710387" calcext:value-type="float">
            <text:p>0.248790733710387</text:p>
          </table:table-cell>
          <table:table-cell office:value-type="float" office:value="-189.729922520221" calcext:value-type="float">
            <text:p>-189.729922520221</text:p>
          </table:table-cell>
          <table:table-cell office:value-type="float" office:value="189.729922520221" calcext:value-type="float">
            <text:p>189.729922520221</text:p>
          </table:table-cell>
          <table:table-cell office:value-type="float" office:value="1673.55495615574" calcext:value-type="float">
            <text:p>1673.55495615574</text:p>
          </table:table-cell>
          <table:table-cell office:value-type="float" office:value="2058.53863539151" calcext:value-type="float">
            <text:p>2058.53863539151</text:p>
          </table:table-cell>
          <table:table-cell office:value-type="float" office:value="1962.29271558257" calcext:value-type="float">
            <text:p>1962.29271558257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-5.4" calcext:value-type="float">
            <text:p>-5.4</text:p>
          </table:table-cell>
          <table:table-cell office:value-type="float" office:value="5.4" calcext:value-type="float">
            <text:p>5.4</text:p>
          </table:table-cell>
          <table:table-cell office:value-type="float" office:value="1504.59188118812" calcext:value-type="float">
            <text:p>1504.59188118812</text:p>
          </table:table-cell>
          <table:table-cell office:value-type="float" office:value="1515.39188118812" calcext:value-type="float">
            <text:p>1515.39188118812</text:p>
          </table:table-cell>
          <table:table-cell office:value-type="float" office:value="0.51009215755425" calcext:value-type="float">
            <text:p>0.51009215755425</text:p>
          </table:table-cell>
          <table:table-cell office:value-type="float" office:value="0.510222076186569" calcext:value-type="float">
            <text:p>0.510222076186569</text:p>
          </table:table-cell>
          <table:table-cell office:value-type="float" office:value="0.255229965943601" calcext:value-type="float">
            <text:p>0.255229965943601</text:p>
          </table:table-cell>
          <table:table-cell office:value-type="float" office:value="0.255294469404911" calcext:value-type="float">
            <text:p>0.255294469404911</text:p>
          </table:table-cell>
          <table:table-cell office:value-type="float" office:value="-195.789007861432" calcext:value-type="float">
            <text:p>-195.789007861432</text:p>
          </table:table-cell>
          <table:table-cell office:value-type="float" office:value="195.789007861433" calcext:value-type="float">
            <text:p>195.789007861433</text:p>
          </table:table-cell>
          <table:table-cell office:value-type="float" office:value="1308.86349508721" calcext:value-type="float">
            <text:p>1308.86349508721</text:p>
          </table:table-cell>
          <table:table-cell office:value-type="float" office:value="1711.18088904955" calcext:value-type="float">
            <text:p>1711.18088904955</text:p>
          </table:table-cell>
          <table:table-cell office:value-type="float" office:value="1610.60154055897" calcext:value-type="float">
            <text:p>1610.60154055897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4.24" calcext:value-type="float">
            <text:p>-4.24</text:p>
          </table:table-cell>
          <table:table-cell office:value-type="float" office:value="4.24" calcext:value-type="float">
            <text:p>4.24</text:p>
          </table:table-cell>
          <table:table-cell office:value-type="float" office:value="1526.2798019802" calcext:value-type="float">
            <text:p>1526.2798019802</text:p>
          </table:table-cell>
          <table:table-cell office:value-type="float" office:value="1534.7598019802" calcext:value-type="float">
            <text:p>1534.7598019802</text:p>
          </table:table-cell>
          <table:table-cell office:value-type="float" office:value="0.510356254511431" calcext:value-type="float">
            <text:p>0.510356254511431</text:p>
          </table:table-cell>
          <table:table-cell office:value-type="float" office:value="0.510463159435254" calcext:value-type="float">
            <text:p>0.510463159435254</text:p>
          </table:table-cell>
          <table:table-cell office:value-type="float" office:value="0.232833931477482" calcext:value-type="float">
            <text:p>0.232833931477482</text:p>
          </table:table-cell>
          <table:table-cell office:value-type="float" office:value="0.232868769353974" calcext:value-type="float">
            <text:p>0.232868769353974</text:p>
          </table:table-cell>
          <table:table-cell office:value-type="float" office:value="-175.320620023053" calcext:value-type="float">
            <text:p>-175.320620023053</text:p>
          </table:table-cell>
          <table:table-cell office:value-type="float" office:value="175.320620023053" calcext:value-type="float">
            <text:p>175.320620023053</text:p>
          </table:table-cell>
          <table:table-cell office:value-type="float" office:value="1350.99009395699" calcext:value-type="float">
            <text:p>1350.99009395699</text:p>
          </table:table-cell>
          <table:table-cell office:value-type="float" office:value="1710.08042200325" calcext:value-type="float">
            <text:p>1710.08042200325</text:p>
          </table:table-cell>
          <table:table-cell office:value-type="float" office:value="1620.30783999169" calcext:value-type="float">
            <text:p>1620.30783999169</text:p>
          </table:table-cell>
        </table:table-row>
        <table:table-row table:style-name="ro1">
          <table:table-cell office:value-type="string" calcext:value-type="string">
            <text:p>aubin2000</text:p>
          </table:table-cell>
          <table:table-cell office:value-type="float" office:value="-3.5" calcext:value-type="float">
            <text:p>-3.5</text:p>
          </table:table-cell>
          <table:table-cell office:value-type="float" office:value="3.5" calcext:value-type="float">
            <text:p>3.5</text:p>
          </table:table-cell>
          <table:table-cell office:value-type="float" office:value="1995.14772277228" calcext:value-type="float">
            <text:p>1995.14772277228</text:p>
          </table:table-cell>
          <table:table-cell office:value-type="float" office:value="2002.14772277228" calcext:value-type="float">
            <text:p>2002.14772277228</text:p>
          </table:table-cell>
          <table:table-cell office:value-type="float" office:value="0.52305346636773" calcext:value-type="float">
            <text:p>0.52305346636773</text:p>
          </table:table-cell>
          <table:table-cell office:value-type="float" office:value="0.523402340061533" calcext:value-type="float">
            <text:p>0.523402340061533</text:p>
          </table:table-cell>
          <table:table-cell office:value-type="float" office:value="0.242448965727854" calcext:value-type="float">
            <text:p>0.242448965727854</text:p>
          </table:table-cell>
          <table:table-cell office:value-type="float" office:value="0.242589127264487" calcext:value-type="float">
            <text:p>0.242589127264487</text:p>
          </table:table-cell>
          <table:table-cell office:value-type="float" office:value="-184.048679638696" calcext:value-type="float">
            <text:p>-184.048679638696</text:p>
          </table:table-cell>
          <table:table-cell office:value-type="float" office:value="184.048679638696" calcext:value-type="float">
            <text:p>184.048679638696</text:p>
          </table:table-cell>
          <table:table-cell office:value-type="float" office:value="1811.22639943966" calcext:value-type="float">
            <text:p>1811.22639943966</text:p>
          </table:table-cell>
          <table:table-cell office:value-type="float" office:value="2186.19640241097" calcext:value-type="float">
            <text:p>2186.19640241097</text:p>
          </table:table-cell>
          <table:table-cell office:value-type="float" office:value="2092.45390166815" calcext:value-type="float">
            <text:p>2092.45390166815</text:p>
          </table:table-cell>
        </table:table-row>
        <table:table-row table:style-name="ro1">
          <table:table-cell office:value-type="string" calcext:value-type="string">
            <text:p>JagWarrior</text:p>
          </table:table-cell>
          <table:table-cell office:value-type="float" office:value="-2.76" calcext:value-type="float">
            <text:p>-2.76</text:p>
          </table:table-cell>
          <table:table-cell office:value-type="float" office:value="2.76" calcext:value-type="float">
            <text:p>2.76</text:p>
          </table:table-cell>
          <table:table-cell office:value-type="float" office:value="1624.68653465347" calcext:value-type="float">
            <text:p>1624.68653465347</text:p>
          </table:table-cell>
          <table:table-cell office:value-type="float" office:value="1630.20653465347" calcext:value-type="float">
            <text:p>1630.20653465347</text:p>
          </table:table-cell>
          <table:table-cell office:value-type="float" office:value="0.511760109598386" calcext:value-type="float">
            <text:p>0.511760109598386</text:p>
          </table:table-cell>
          <table:table-cell office:value-type="float" office:value="0.511851361021264" calcext:value-type="float">
            <text:p>0.511851361021264</text:p>
          </table:table-cell>
          <table:table-cell office:value-type="float" office:value="0.234446623668495" calcext:value-type="float">
            <text:p>0.234446623668495</text:p>
          </table:table-cell>
          <table:table-cell office:value-type="float" office:value="0.234488727395191" calcext:value-type="float">
            <text:p>0.234488727395191</text:p>
          </table:table-cell>
          <table:table-cell office:value-type="float" office:value="-176.760868203639" calcext:value-type="float">
            <text:p>-176.760868203639</text:p>
          </table:table-cell>
          <table:table-cell office:value-type="float" office:value="176.760868203639" calcext:value-type="float">
            <text:p>176.760868203639</text:p>
          </table:table-cell>
          <table:table-cell office:value-type="float" office:value="1447.96317020518" calcext:value-type="float">
            <text:p>1447.96317020518</text:p>
          </table:table-cell>
          <table:table-cell office:value-type="float" office:value="1806.9674028571" calcext:value-type="float">
            <text:p>1806.9674028571</text:p>
          </table:table-cell>
          <table:table-cell office:value-type="float" office:value="1717.21634469412" calcext:value-type="float">
            <text:p>1717.21634469412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6.52" calcext:value-type="float">
            <text:p>-6.52</text:p>
          </table:table-cell>
          <table:table-cell office:value-type="float" office:value="6.52" calcext:value-type="float">
            <text:p>6.52</text:p>
          </table:table-cell>
          <table:table-cell office:value-type="float" office:value="1478.97287128713" calcext:value-type="float">
            <text:p>1478.97287128713</text:p>
          </table:table-cell>
          <table:table-cell office:value-type="float" office:value="1492.01287128713" calcext:value-type="float">
            <text:p>1492.01287128713</text:p>
          </table:table-cell>
          <table:table-cell office:value-type="float" office:value="0.509795077979518" calcext:value-type="float">
            <text:p>0.509795077979518</text:p>
          </table:table-cell>
          <table:table-cell office:value-type="float" office:value="0.509944472837612" calcext:value-type="float">
            <text:p>0.509944472837612</text:p>
          </table:table-cell>
          <table:table-cell office:value-type="float" office:value="0.241959008437573" calcext:value-type="float">
            <text:p>0.241959008437573</text:p>
          </table:table-cell>
          <table:table-cell office:value-type="float" office:value="0.24203259195759" calcext:value-type="float">
            <text:p>0.24203259195759</text:p>
          </table:table-cell>
          <table:table-cell office:value-type="float" office:value="-183.543256379752" calcext:value-type="float">
            <text:p>-183.543256379752</text:p>
          </table:table-cell>
          <table:table-cell office:value-type="float" office:value="183.543256379752" calcext:value-type="float">
            <text:p>183.543256379752</text:p>
          </table:table-cell>
          <table:table-cell office:value-type="float" office:value="1295.49638725438" calcext:value-type="float">
            <text:p>1295.49638725438</text:p>
          </table:table-cell>
          <table:table-cell office:value-type="float" office:value="1675.55612766688" calcext:value-type="float">
            <text:p>1675.55612766688</text:p>
          </table:table-cell>
          <table:table-cell office:value-type="float" office:value="1580.54119256376" calcext:value-type="float">
            <text:p>1580.54119256376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-2.76" calcext:value-type="float">
            <text:p>-2.76</text:p>
          </table:table-cell>
          <table:table-cell office:value-type="float" office:value="2.76" calcext:value-type="float">
            <text:p>2.76</text:p>
          </table:table-cell>
          <table:table-cell office:value-type="float" office:value="1835.27920792079" calcext:value-type="float">
            <text:p>1835.27920792079</text:p>
          </table:table-cell>
          <table:table-cell office:value-type="float" office:value="1840.79920792079" calcext:value-type="float">
            <text:p>1840.79920792079</text:p>
          </table:table-cell>
          <table:table-cell office:value-type="float" office:value="0.516650611134959" calcext:value-type="float">
            <text:p>0.516650611134959</text:p>
          </table:table-cell>
          <table:table-cell office:value-type="float" office:value="0.516826533390088" calcext:value-type="float">
            <text:p>0.516826533390088</text:p>
          </table:table-cell>
          <table:table-cell office:value-type="float" office:value="0.249984880591522" calcext:value-type="float">
            <text:p>0.249984880591522</text:p>
          </table:table-cell>
          <table:table-cell office:value-type="float" office:value="0.250070449793687" calcext:value-type="float">
            <text:p>0.250070449793687</text:p>
          </table:table-cell>
          <table:table-cell office:value-type="float" office:value="-190.913779394535" calcext:value-type="float">
            <text:p>-190.913779394535</text:p>
          </table:table-cell>
          <table:table-cell office:value-type="float" office:value="190.913779394535" calcext:value-type="float">
            <text:p>190.913779394535</text:p>
          </table:table-cell>
          <table:table-cell office:value-type="float" office:value="1644.44471380532" calcext:value-type="float">
            <text:p>1644.44471380532</text:p>
          </table:table-cell>
          <table:table-cell office:value-type="float" office:value="2031.71298731533" calcext:value-type="float">
            <text:p>2031.71298731533</text:p>
          </table:table-cell>
          <table:table-cell office:value-type="float" office:value="1934.89591893782" calcext:value-type="float">
            <text:p>1934.89591893782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-3.98" calcext:value-type="float">
            <text:p>-3.98</text:p>
          </table:table-cell>
          <table:table-cell office:value-type="float" office:value="3.98" calcext:value-type="float">
            <text:p>3.98</text:p>
          </table:table-cell>
          <table:table-cell office:value-type="float" office:value="1612.76356435644" calcext:value-type="float">
            <text:p>1612.76356435644</text:p>
          </table:table-cell>
          <table:table-cell office:value-type="float" office:value="1620.72356435644" calcext:value-type="float">
            <text:p>1620.72356435644</text:p>
          </table:table-cell>
          <table:table-cell office:value-type="float" office:value="0.511568173935112" calcext:value-type="float">
            <text:p>0.511568173935112</text:p>
          </table:table-cell>
          <table:table-cell office:value-type="float" office:value="0.511695541076555" calcext:value-type="float">
            <text:p>0.511695541076555</text:p>
          </table:table-cell>
          <table:table-cell office:value-type="float" office:value="0.269607016969973" calcext:value-type="float">
            <text:p>0.269607016969973</text:p>
          </table:table-cell>
          <table:table-cell office:value-type="float" office:value="0.269669974324537" calcext:value-type="float">
            <text:p>0.269669974324537</text:p>
          </table:table-cell>
          <table:table-cell office:value-type="float" office:value="-209.581595430388" calcext:value-type="float">
            <text:p>-209.581595430388</text:p>
          </table:table-cell>
          <table:table-cell office:value-type="float" office:value="209.581595430389" calcext:value-type="float">
            <text:p>209.581595430389</text:p>
          </table:table-cell>
          <table:table-cell office:value-type="float" office:value="1403.24365598823" calcext:value-type="float">
            <text:p>1403.24365598823</text:p>
          </table:table-cell>
          <table:table-cell office:value-type="float" office:value="1830.30515978682" calcext:value-type="float">
            <text:p>1830.30515978682</text:p>
          </table:table-cell>
          <table:table-cell office:value-type="float" office:value="1723.53978383718" calcext:value-type="float">
            <text:p>1723.53978383718</text:p>
          </table:table-cell>
        </table:table-row>
        <table:table-row table:style-name="ro1">
          <table:table-cell office:value-type="string" calcext:value-type="string">
            <text:p>qablo</text:p>
          </table:table-cell>
          <table:table-cell office:value-type="float" office:value="-2.48" calcext:value-type="float">
            <text:p>-2.48</text:p>
          </table:table-cell>
          <table:table-cell office:value-type="float" office:value="2.48" calcext:value-type="float">
            <text:p>2.48</text:p>
          </table:table-cell>
          <table:table-cell office:value-type="float" office:value="1082.40138613861" calcext:value-type="float">
            <text:p>1082.40138613861</text:p>
          </table:table-cell>
          <table:table-cell office:value-type="float" office:value="1087.36138613861" calcext:value-type="float">
            <text:p>1087.36138613861</text:p>
          </table:table-cell>
          <table:table-cell office:value-type="float" office:value="0.504647354752066" calcext:value-type="float">
            <text:p>0.504647354752066</text:p>
          </table:table-cell>
          <table:table-cell office:value-type="float" office:value="0.504746522151872" calcext:value-type="float">
            <text:p>0.504746522151872</text:p>
          </table:table-cell>
          <table:table-cell office:value-type="float" office:value="0.357717530190663" calcext:value-type="float">
            <text:p>0.357717530190663</text:p>
          </table:table-cell>
          <table:table-cell office:value-type="float" office:value="0.357816697590468" calcext:value-type="float">
            <text:p>0.357816697590468</text:p>
          </table:table-cell>
          <table:table-cell office:value-type="float" office:value="-312.218359402441" calcext:value-type="float">
            <text:p>-312.218359402441</text:p>
          </table:table-cell>
          <table:table-cell office:value-type="float" office:value="312.218359402441" calcext:value-type="float">
            <text:p>312.218359402441</text:p>
          </table:table-cell>
          <table:table-cell office:value-type="float" office:value="770.324229705519" calcext:value-type="float">
            <text:p>770.324229705519</text:p>
          </table:table-cell>
          <table:table-cell office:value-type="float" office:value="1399.57974554105" calcext:value-type="float">
            <text:p>1399.57974554105</text:p>
          </table:table-cell>
          <table:table-cell office:value-type="float" office:value="1242.26586658217" calcext:value-type="float">
            <text:p>1242.26586658217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3.08" calcext:value-type="float">
            <text:p>-3.08</text:p>
          </table:table-cell>
          <table:table-cell office:value-type="float" office:value="3.08" calcext:value-type="float">
            <text:p>3.08</text:p>
          </table:table-cell>
          <table:table-cell office:value-type="float" office:value="1559.1201980198" calcext:value-type="float">
            <text:p>1559.1201980198</text:p>
          </table:table-cell>
          <table:table-cell office:value-type="float" office:value="1565.2801980198" calcext:value-type="float">
            <text:p>1565.2801980198</text:p>
          </table:table-cell>
          <table:table-cell office:value-type="float" office:value="0.510783184843913" calcext:value-type="float">
            <text:p>0.510783184843913</text:p>
          </table:table-cell>
          <table:table-cell office:value-type="float" office:value="0.510867403050318" calcext:value-type="float">
            <text:p>0.510867403050318</text:p>
          </table:table-cell>
          <table:table-cell office:value-type="float" office:value="0.239239608366838" calcext:value-type="float">
            <text:p>0.239239608366838</text:p>
          </table:table-cell>
          <table:table-cell office:value-type="float" office:value="0.239283453547103" calcext:value-type="float">
            <text:p>0.239283453547103</text:p>
          </table:table-cell>
          <table:table-cell office:value-type="float" office:value="-181.056956546968" calcext:value-type="float">
            <text:p>-181.056956546968</text:p>
          </table:table-cell>
          <table:table-cell office:value-type="float" office:value="181.056956546968" calcext:value-type="float">
            <text:p>181.056956546968</text:p>
          </table:table-cell>
          <table:table-cell office:value-type="float" office:value="1378.10275656005" calcext:value-type="float">
            <text:p>1378.10275656005</text:p>
          </table:table-cell>
          <table:table-cell office:value-type="float" office:value="1746.33715456677" calcext:value-type="float">
            <text:p>1746.33715456677</text:p>
          </table:table-cell>
          <table:table-cell office:value-type="float" office:value="1654.27855506509" calcext:value-type="float">
            <text:p>1654.27855506509</text:p>
          </table:table-cell>
        </table:table-row>
        <table:table-row table:style-name="ro1">
          <table:table-cell office:value-type="string" calcext:value-type="string">
            <text:p>PlushWerewolf </text:p>
          </table:table-cell>
          <table:table-cell office:value-type="float" office:value="-3.6" calcext:value-type="float">
            <text:p>-3.6</text:p>
          </table:table-cell>
          <table:table-cell office:value-type="float" office:value="3.6" calcext:value-type="float">
            <text:p>3.6</text:p>
          </table:table-cell>
          <table:table-cell office:value-type="float" office:value="1262.6697029703" calcext:value-type="float">
            <text:p>1262.6697029703</text:p>
          </table:table-cell>
          <table:table-cell office:value-type="float" office:value="1269.8697029703" calcext:value-type="float">
            <text:p>1269.8697029703</text:p>
          </table:table-cell>
          <table:table-cell office:value-type="float" office:value="0.507445942962118" calcext:value-type="float">
            <text:p>0.507445942962118</text:p>
          </table:table-cell>
          <table:table-cell office:value-type="float" office:value="0.507531949265804" calcext:value-type="float">
            <text:p>0.507531949265804</text:p>
          </table:table-cell>
          <table:table-cell office:value-type="float" office:value="0.295006604711614" calcext:value-type="float">
            <text:p>0.295006604711614</text:p>
          </table:table-cell>
          <table:table-cell office:value-type="float" office:value="0.295061226258867" calcext:value-type="float">
            <text:p>0.295061226258867</text:p>
          </table:table-cell>
          <table:table-cell office:value-type="float" office:value="-235.51057637333" calcext:value-type="float">
            <text:p>-235.51057637333</text:p>
          </table:table-cell>
          <table:table-cell office:value-type="float" office:value="235.51057637333" calcext:value-type="float">
            <text:p>235.51057637333</text:p>
          </table:table-cell>
          <table:table-cell office:value-type="float" office:value="1027.21735577268" calcext:value-type="float">
            <text:p>1027.21735577268</text:p>
          </table:table-cell>
          <table:table-cell office:value-type="float" office:value="1505.38027934363" calcext:value-type="float">
            <text:p>1505.38027934363</text:p>
          </table:table-cell>
          <table:table-cell office:value-type="float" office:value="1385.83954845089" calcext:value-type="float">
            <text:p>1385.83954845089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-2.28" calcext:value-type="float">
            <text:p>-2.28</text:p>
          </table:table-cell>
          <table:table-cell office:value-type="float" office:value="2.28" calcext:value-type="float">
            <text:p>2.28</text:p>
          </table:table-cell>
          <table:table-cell office:value-type="float" office:value="1726.14574257426" calcext:value-type="float">
            <text:p>1726.14574257426</text:p>
          </table:table-cell>
          <table:table-cell office:value-type="float" office:value="1730.70574257426" calcext:value-type="float">
            <text:p>1730.70574257426</text:p>
          </table:table-cell>
          <table:table-cell office:value-type="float" office:value="0.51371770963469" calcext:value-type="float">
            <text:p>0.51371770963469</text:p>
          </table:table-cell>
          <table:table-cell office:value-type="float" office:value="0.513821320858058" calcext:value-type="float">
            <text:p>0.513821320858058</text:p>
          </table:table-cell>
          <table:table-cell office:value-type="float" office:value="0.216292801783944" calcext:value-type="float">
            <text:p>0.216292801783944</text:p>
          </table:table-cell>
          <table:table-cell office:value-type="float" office:value="0.216312615158237" calcext:value-type="float">
            <text:p>0.216312615158237</text:p>
          </table:table-cell>
          <table:table-cell office:value-type="float" office:value="-160.905030360409" calcext:value-type="float">
            <text:p>-160.905030360409</text:p>
          </table:table-cell>
          <table:table-cell office:value-type="float" office:value="160.905030360409" calcext:value-type="float">
            <text:p>160.905030360409</text:p>
          </table:table-cell>
          <table:table-cell office:value-type="float" office:value="1565.25764977841" calcext:value-type="float">
            <text:p>1565.25764977841</text:p>
          </table:table-cell>
          <table:table-cell office:value-type="float" office:value="1891.61077293467" calcext:value-type="float">
            <text:p>1891.61077293467</text:p>
          </table:table-cell>
          <table:table-cell office:value-type="float" office:value="1810.0224921456" calcext:value-type="float">
            <text:p>1810.0224921456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-3.4" calcext:value-type="float">
            <text:p>-3.4</text:p>
          </table:table-cell>
          <table:table-cell office:value-type="float" office:value="3.4" calcext:value-type="float">
            <text:p>3.4</text:p>
          </table:table-cell>
          <table:table-cell office:value-type="float" office:value="1611.42455445545" calcext:value-type="float">
            <text:p>1611.42455445545</text:p>
          </table:table-cell>
          <table:table-cell office:value-type="float" office:value="1618.22455445545" calcext:value-type="float">
            <text:p>1618.22455445545</text:p>
          </table:table-cell>
          <table:table-cell office:value-type="float" office:value="0.511547047795957" calcext:value-type="float">
            <text:p>0.511547047795957</text:p>
          </table:table-cell>
          <table:table-cell office:value-type="float" office:value="0.511655223470459" calcext:value-type="float">
            <text:p>0.511655223470459</text:p>
          </table:table-cell>
          <table:table-cell office:value-type="float" office:value="0.254529616483984" calcext:value-type="float">
            <text:p>0.254529616483984</text:p>
          </table:table-cell>
          <table:table-cell office:value-type="float" office:value="0.254596704380364" calcext:value-type="float">
            <text:p>0.254596704380364</text:p>
          </table:table-cell>
          <table:table-cell office:value-type="float" office:value="-195.13380535572" calcext:value-type="float">
            <text:p>-195.13380535572</text:p>
          </table:table-cell>
          <table:table-cell office:value-type="float" office:value="195.13380535572" calcext:value-type="float">
            <text:p>195.13380535572</text:p>
          </table:table-cell>
          <table:table-cell office:value-type="float" office:value="1416.35367843306" calcext:value-type="float">
            <text:p>1416.35367843306</text:p>
          </table:table-cell>
          <table:table-cell office:value-type="float" office:value="1813.35835981117" calcext:value-type="float">
            <text:p>1813.35835981117</text:p>
          </table:table-cell>
          <table:table-cell office:value-type="float" office:value="1714.10718946664" calcext:value-type="float">
            <text:p>1714.10718946664</text:p>
          </table:table-cell>
        </table:table-row>
        <table:table-row table:style-name="ro1">
          <table:table-cell office:value-type="string" calcext:value-type="string">
            <text:p>leonroma</text:p>
          </table:table-cell>
          <table:table-cell office:value-type="float" office:value="-2.36" calcext:value-type="float">
            <text:p>-2.36</text:p>
          </table:table-cell>
          <table:table-cell office:value-type="float" office:value="2.36" calcext:value-type="float">
            <text:p>2.36</text:p>
          </table:table-cell>
          <table:table-cell office:value-type="float" office:value="982.271089108911" calcext:value-type="float">
            <text:p>982.271089108911</text:p>
          </table:table-cell>
          <table:table-cell office:value-type="float" office:value="986.991089108911" calcext:value-type="float">
            <text:p>986.991089108911</text:p>
          </table:table-cell>
          <table:table-cell office:value-type="float" office:value="0.502273719571276" calcext:value-type="float">
            <text:p>0.502273719571276</text:p>
          </table:table-cell>
          <table:table-cell office:value-type="float" office:value="0.502403101066287" calcext:value-type="float">
            <text:p>0.502403101066287</text:p>
          </table:table-cell>
          <table:table-cell office:value-type="float" office:value="0.24802410329283" calcext:value-type="float">
            <text:p>0.24802410329283</text:p>
          </table:table-cell>
          <table:table-cell office:value-type="float" office:value="0.248082211473046" calcext:value-type="float">
            <text:p>0.248082211473046</text:p>
          </table:table-cell>
          <table:table-cell office:value-type="float" office:value="-189.076197071254" calcext:value-type="float">
            <text:p>-189.076197071254</text:p>
          </table:table-cell>
          <table:table-cell office:value-type="float" office:value="189.076197071254" calcext:value-type="float">
            <text:p>189.076197071254</text:p>
          </table:table-cell>
          <table:table-cell office:value-type="float" office:value="793.24845199203" calcext:value-type="float">
            <text:p>793.24845199203</text:p>
          </table:table-cell>
          <table:table-cell office:value-type="float" office:value="1176.06728618017" calcext:value-type="float">
            <text:p>1176.06728618017</text:p>
          </table:table-cell>
          <table:table-cell office:value-type="float" office:value="1080.36257763313" calcext:value-type="float">
            <text:p>1080.36257763313</text:p>
          </table:table-cell>
        </table:table-row>
        <table:table-row table:style-name="ro1">
          <table:table-cell office:value-type="string" calcext:value-type="string">
            <text:p>ajeomar</text:p>
          </table:table-cell>
          <table:table-cell office:value-type="float" office:value="-3.56" calcext:value-type="float">
            <text:p>-3.56</text:p>
          </table:table-cell>
          <table:table-cell office:value-type="float" office:value="3.56" calcext:value-type="float">
            <text:p>3.56</text:p>
          </table:table-cell>
          <table:table-cell office:value-type="float" office:value="1343.79742574257" calcext:value-type="float">
            <text:p>1343.79742574257</text:p>
          </table:table-cell>
          <table:table-cell office:value-type="float" office:value="1350.91742574257" calcext:value-type="float">
            <text:p>1350.91742574257</text:p>
          </table:table-cell>
          <table:table-cell office:value-type="float" office:value="0.508355496345644" calcext:value-type="float">
            <text:p>0.508355496345644</text:p>
          </table:table-cell>
          <table:table-cell office:value-type="float" office:value="0.508430868862575" calcext:value-type="float">
            <text:p>0.508430868862575</text:p>
          </table:table-cell>
          <table:table-cell office:value-type="float" office:value="0.264701536601243" calcext:value-type="float">
            <text:p>0.264701536601243</text:p>
          </table:table-cell>
          <table:table-cell office:value-type="float" office:value="0.264730627748129" calcext:value-type="float">
            <text:p>0.264730627748129</text:p>
          </table:table-cell>
          <table:table-cell office:value-type="float" office:value="-204.777236199046" calcext:value-type="float">
            <text:p>-204.777236199046</text:p>
          </table:table-cell>
          <table:table-cell office:value-type="float" office:value="204.777236199046" calcext:value-type="float">
            <text:p>204.777236199046</text:p>
          </table:table-cell>
          <table:table-cell office:value-type="float" office:value="1139.04827701727" calcext:value-type="float">
            <text:p>1139.04827701727</text:p>
          </table:table-cell>
          <table:table-cell office:value-type="float" office:value="1555.69466194162" calcext:value-type="float">
            <text:p>1555.69466194162</text:p>
          </table:table-cell>
          <table:table-cell office:value-type="float" office:value="1451.53306571053" calcext:value-type="float">
            <text:p>1451.53306571053</text:p>
          </table:table-cell>
        </table:table-row>
        <table:table-row table:style-name="ro1">
          <table:table-cell office:value-type="string" calcext:value-type="string">
            <text:p>Qeetsa</text:p>
          </table:table-cell>
          <table:table-cell office:value-type="float" office:value="-4.08" calcext:value-type="float">
            <text:p>-4.08</text:p>
          </table:table-cell>
          <table:table-cell office:value-type="float" office:value="4.08" calcext:value-type="float">
            <text:p>4.08</text:p>
          </table:table-cell>
          <table:table-cell office:value-type="float" office:value="1743.1803960396" calcext:value-type="float">
            <text:p>1743.1803960396</text:p>
          </table:table-cell>
          <table:table-cell office:value-type="float" office:value="1751.3403960396" calcext:value-type="float">
            <text:p>1751.3403960396</text:p>
          </table:table-cell>
          <table:table-cell office:value-type="float" office:value="0.514112519341464" calcext:value-type="float">
            <text:p>0.514112519341464</text:p>
          </table:table-cell>
          <table:table-cell office:value-type="float" office:value="0.514309291428918" calcext:value-type="float">
            <text:p>0.514309291428918</text:p>
          </table:table-cell>
          <table:table-cell office:value-type="float" office:value="0.22057175891232" calcext:value-type="float">
            <text:p>0.22057175891232</text:p>
          </table:table-cell>
          <table:table-cell office:value-type="float" office:value="0.22063640026912" calcext:value-type="float">
            <text:p>0.22063640026912</text:p>
          </table:table-cell>
          <table:table-cell office:value-type="float" office:value="-164.618550785054" calcext:value-type="float">
            <text:p>-164.618550785054</text:p>
          </table:table-cell>
          <table:table-cell office:value-type="float" office:value="164.618550785054" calcext:value-type="float">
            <text:p>164.618550785054</text:p>
          </table:table-cell>
          <table:table-cell office:value-type="float" office:value="1578.61762005057" calcext:value-type="float">
            <text:p>1578.61762005057</text:p>
          </table:table-cell>
          <table:table-cell office:value-type="float" office:value="1915.95894682466" calcext:value-type="float">
            <text:p>1915.95894682466</text:p>
          </table:table-cell>
          <table:table-cell office:value-type="float" office:value="1831.62361513114" calcext:value-type="float">
            <text:p>1831.62361513114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-4.68" calcext:value-type="float">
            <text:p>-4.68</text:p>
          </table:table-cell>
          <table:table-cell office:value-type="float" office:value="4.68" calcext:value-type="float">
            <text:p>4.68</text:p>
          </table:table-cell>
          <table:table-cell office:value-type="float" office:value="1545.72297029703" calcext:value-type="float">
            <text:p>1545.72297029703</text:p>
          </table:table-cell>
          <table:table-cell office:value-type="float" office:value="1555.08297029703" calcext:value-type="float">
            <text:p>1555.08297029703</text:p>
          </table:table-cell>
          <table:table-cell office:value-type="float" office:value="0.510604711554801" calcext:value-type="float">
            <text:p>0.510604711554801</text:p>
          </table:table-cell>
          <table:table-cell office:value-type="float" office:value="0.510728739268223" calcext:value-type="float">
            <text:p>0.510728739268223</text:p>
          </table:table-cell>
          <table:table-cell office:value-type="float" office:value="0.261979670470197" calcext:value-type="float">
            <text:p>0.261979670470197</text:p>
          </table:table-cell>
          <table:table-cell office:value-type="float" office:value="0.26204026997579" calcext:value-type="float">
            <text:p>0.26204026997579</text:p>
          </table:table-cell>
          <table:table-cell office:value-type="float" office:value="-202.189781874732" calcext:value-type="float">
            <text:p>-202.189781874732</text:p>
          </table:table-cell>
          <table:table-cell office:value-type="float" office:value="202.189781874732" calcext:value-type="float">
            <text:p>202.189781874732</text:p>
          </table:table-cell>
          <table:table-cell office:value-type="float" office:value="1343.59123731881" calcext:value-type="float">
            <text:p>1343.59123731881</text:p>
          </table:table-cell>
          <table:table-cell office:value-type="float" office:value="1757.27275217176" calcext:value-type="float">
            <text:p>1757.27275217176</text:p>
          </table:table-cell>
          <table:table-cell office:value-type="float" office:value="1653.85237345852" calcext:value-type="float">
            <text:p>1653.85237345852</text:p>
          </table:table-cell>
        </table:table-row>
        <table:table-row table:style-name="ro1">
          <table:table-cell office:value-type="string" calcext:value-type="string">
            <text:p>RAY</text:p>
          </table:table-cell>
          <table:table-cell office:value-type="float" office:value="-4.24" calcext:value-type="float">
            <text:p>-4.24</text:p>
          </table:table-cell>
          <table:table-cell office:value-type="float" office:value="4.24" calcext:value-type="float">
            <text:p>4.24</text:p>
          </table:table-cell>
          <table:table-cell office:value-type="float" office:value="1822.72851485149" calcext:value-type="float">
            <text:p>1822.72851485149</text:p>
          </table:table-cell>
          <table:table-cell office:value-type="float" office:value="1831.20851485149" calcext:value-type="float">
            <text:p>1831.20851485149</text:p>
          </table:table-cell>
          <table:table-cell office:value-type="float" office:value="0.516261270690051" calcext:value-type="float">
            <text:p>0.516261270690051</text:p>
          </table:table-cell>
          <table:table-cell office:value-type="float" office:value="0.5165227230948" calcext:value-type="float">
            <text:p>0.5165227230948</text:p>
          </table:table-cell>
          <table:table-cell office:value-type="float" office:value="0.243414418649099" calcext:value-type="float">
            <text:p>0.243414418649099</text:p>
          </table:table-cell>
          <table:table-cell office:value-type="float" office:value="0.243531842887021" calcext:value-type="float">
            <text:p>0.243531842887021</text:p>
          </table:table-cell>
          <table:table-cell office:value-type="float" office:value="-184.906448580468" calcext:value-type="float">
            <text:p>-184.906448580468</text:p>
          </table:table-cell>
          <table:table-cell office:value-type="float" office:value="184.906448580468" calcext:value-type="float">
            <text:p>184.906448580468</text:p>
          </table:table-cell>
          <table:table-cell office:value-type="float" office:value="1637.92902196753" calcext:value-type="float">
            <text:p>1637.92902196753</text:p>
          </table:table-cell>
          <table:table-cell office:value-type="float" office:value="2016.11496343195" calcext:value-type="float">
            <text:p>2016.11496343195</text:p>
          </table:table-cell>
          <table:table-cell office:value-type="float" office:value="1921.56847806585" calcext:value-type="float">
            <text:p>1921.56847806585</text:p>
          </table:table-cell>
        </table:table-row>
        <table:table-row table:style-name="ro1">
          <table:table-cell office:value-type="string" calcext:value-type="string">
            <text:p>Jasuni </text:p>
          </table:table-cell>
          <table:table-cell office:value-type="float" office:value="-4.57142857142857" calcext:value-type="float">
            <text:p>-4.57142857142857</text:p>
          </table:table-cell>
          <table:table-cell office:value-type="float" office:value="4.57142857142857" calcext:value-type="float">
            <text:p>4.57142857142857</text:p>
          </table:table-cell>
          <table:table-cell office:value-type="float" office:value="1006.62271062271" calcext:value-type="float">
            <text:p>1006.62271062271</text:p>
          </table:table-cell>
          <table:table-cell office:value-type="float" office:value="1015.76556776557" calcext:value-type="float">
            <text:p>1015.76556776557</text:p>
          </table:table-cell>
          <table:table-cell office:value-type="float" office:value="0.50292139126834" calcext:value-type="float">
            <text:p>0.50292139126834</text:p>
          </table:table-cell>
          <table:table-cell office:value-type="float" office:value="0.503152161414331" calcext:value-type="float">
            <text:p>0.503152161414331</text:p>
          </table:table-cell>
          <table:table-cell office:value-type="float" office:value="0.234310952889514" calcext:value-type="float">
            <text:p>0.234310952889514</text:p>
          </table:table-cell>
          <table:table-cell office:value-type="float" office:value="0.234404209318374" calcext:value-type="float">
            <text:p>0.234404209318374</text:p>
          </table:table-cell>
          <table:table-cell office:value-type="float" office:value="-176.685587844324" calcext:value-type="float">
            <text:p>-176.685587844324</text:p>
          </table:table-cell>
          <table:table-cell office:value-type="float" office:value="176.685587844324" calcext:value-type="float">
            <text:p>176.685587844324</text:p>
          </table:table-cell>
          <table:table-cell office:value-type="float" office:value="830.020168655784" calcext:value-type="float">
            <text:p>830.020168655784</text:p>
          </table:table-cell>
          <table:table-cell office:value-type="float" office:value="1192.45115560989" calcext:value-type="float">
            <text:p>1192.45115560989</text:p>
          </table:table-cell>
          <table:table-cell office:value-type="float" office:value="1101.84340887137" calcext:value-type="float">
            <text:p>1101.84340887137</text:p>
          </table:table-cell>
        </table:table-row>
        <table:table-row table:style-name="ro1">
          <table:table-cell office:value-type="string" calcext:value-type="string">
            <text:p>LonzoWall#3510</text:p>
          </table:table-cell>
          <table:table-cell office:value-type="float" office:value="-3.88" calcext:value-type="float">
            <text:p>-3.88</text:p>
          </table:table-cell>
          <table:table-cell office:value-type="float" office:value="3.88" calcext:value-type="float">
            <text:p>3.88</text:p>
          </table:table-cell>
          <table:table-cell office:value-type="float" office:value="1585.54059405941" calcext:value-type="float">
            <text:p>1585.54059405941</text:p>
          </table:table-cell>
          <table:table-cell office:value-type="float" office:value="1593.30059405941" calcext:value-type="float">
            <text:p>1593.30059405941</text:p>
          </table:table-cell>
          <table:table-cell office:value-type="float" office:value="0.511154729273329" calcext:value-type="float">
            <text:p>0.511154729273329</text:p>
          </table:table-cell>
          <table:table-cell office:value-type="float" office:value="0.511269235893963" calcext:value-type="float">
            <text:p>0.511269235893963</text:p>
          </table:table-cell>
          <table:table-cell office:value-type="float" office:value="0.244332996122913" calcext:value-type="float">
            <text:p>0.244332996122913</text:p>
          </table:table-cell>
          <table:table-cell office:value-type="float" office:value="0.244398636540969" calcext:value-type="float">
            <text:p>0.244398636540969</text:p>
          </table:table-cell>
          <table:table-cell office:value-type="float" office:value="-185.696961134942" calcext:value-type="float">
            <text:p>-185.696961134942</text:p>
          </table:table-cell>
          <table:table-cell office:value-type="float" office:value="185.696961134942" calcext:value-type="float">
            <text:p>185.696961134942</text:p>
          </table:table-cell>
          <table:table-cell office:value-type="float" office:value="1399.90355823516" calcext:value-type="float">
            <text:p>1399.90355823516</text:p>
          </table:table-cell>
          <table:table-cell office:value-type="float" office:value="1778.99755519435" calcext:value-type="float">
            <text:p>1778.99755519435</text:p>
          </table:table-cell>
          <table:table-cell office:value-type="float" office:value="1684.22405595455" calcext:value-type="float">
            <text:p>1684.22405595455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3.44" calcext:value-type="float">
            <text:p>-3.44</text:p>
          </table:table-cell>
          <table:table-cell office:value-type="float" office:value="3.44" calcext:value-type="float">
            <text:p>3.44</text:p>
          </table:table-cell>
          <table:table-cell office:value-type="float" office:value="2205.88415841584" calcext:value-type="float">
            <text:p>2205.88415841584</text:p>
          </table:table-cell>
          <table:table-cell office:value-type="float" office:value="2212.76415841584" calcext:value-type="float">
            <text:p>2212.76415841584</text:p>
          </table:table-cell>
          <table:table-cell office:value-type="float" office:value="0.536632764160634" calcext:value-type="float">
            <text:p>0.536632764160634</text:p>
          </table:table-cell>
          <table:table-cell office:value-type="float" office:value="0.537194427380529" calcext:value-type="float">
            <text:p>0.537194427380529</text:p>
          </table:table-cell>
          <table:table-cell office:value-type="float" office:value="0.263529703322358" calcext:value-type="float">
            <text:p>0.263529703322358</text:p>
          </table:table-cell>
          <table:table-cell office:value-type="float" office:value="0.263836893688678" calcext:value-type="float">
            <text:p>0.263836893688678</text:p>
          </table:table-cell>
          <table:table-cell office:value-type="float" office:value="-203.915431445366" calcext:value-type="float">
            <text:p>-203.915431445366</text:p>
          </table:table-cell>
          <table:table-cell office:value-type="float" office:value="203.915431445366" calcext:value-type="float">
            <text:p>203.915431445366</text:p>
          </table:table-cell>
          <table:table-cell office:value-type="float" office:value="2002.26442214247" calcext:value-type="float">
            <text:p>2002.26442214247</text:p>
          </table:table-cell>
          <table:table-cell office:value-type="float" office:value="2416.67958986121" calcext:value-type="float">
            <text:p>2416.67958986121</text:p>
          </table:table-cell>
          <table:table-cell office:value-type="float" office:value="2313.07579793152" calcext:value-type="float">
            <text:p>2313.075797931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1" number:min-decimal-places="11" number:min-integer-digits="1"/>
    </number:number-style>
    <number:number-style style:name="N142">
      <number:number number:decimal-places="13" number:min-decimal-places="13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/00/0000</text:date>, <text:time style:data-style-name="N2" text:time-value="15:51:29.1772014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6-04-28T16:23:02.092174118</dc:date>
    <meta:editing-duration>PT20M4S</meta:editing-duration>
    <meta:editing-cycles>5</meta:editing-cycles>
    <meta:document-statistic meta:table-count="5" meta:cell-count="1686" meta:object-count="0"/>
  </office:meta>
</office:document-meta>
</file>